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70.5pt"/>
    </style:style>
    <style:style style:name="co3" style:family="table-column">
      <style:table-column-properties fo:break-before="auto" style:column-width="129.74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88.5pt"/>
    </style:style>
    <style:style style:name="co6" style:family="table-column">
      <style:table-column-properties fo:break-before="auto" style:column-width="96.75pt"/>
    </style:style>
    <style:style style:name="co7" style:family="table-column">
      <style:table-column-properties fo:break-before="auto" style:column-width="100.49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65.99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34.5pt"/>
    </style:style>
    <style:style style:name="co13" style:family="table-column">
      <style:table-column-properties fo:break-before="auto" style:column-width="86.26pt"/>
    </style:style>
    <style:style style:name="co14" style:family="table-column">
      <style:table-column-properties fo:break-before="auto" style:column-width="87pt"/>
    </style:style>
    <style:style style:name="co15" style:family="table-column">
      <style:table-column-properties fo:break-before="auto" style:column-width="83.25pt"/>
    </style:style>
    <style:style style:name="co16" style:family="table-column">
      <style:table-column-properties fo:break-before="auto" style:column-width="82.49pt"/>
    </style:style>
    <style:style style:name="co17" style:family="table-column">
      <style:table-column-properties fo:break-before="auto" style:column-width="69pt"/>
    </style:style>
    <style:style style:name="co18" style:family="table-column">
      <style:table-column-properties fo:break-before="auto" style:column-width="81.01pt"/>
    </style:style>
    <style:style style:name="co19" style:family="table-column">
      <style:table-column-properties fo:break-before="auto" style:column-width="79.51pt"/>
    </style:style>
    <style:style style:name="co20" style:family="table-column">
      <style:table-column-properties fo:break-before="auto" style:column-width="84.76pt"/>
    </style:style>
    <style:style style:name="co21" style:family="table-column">
      <style:table-column-properties fo:break-before="auto" style:column-width="90.74pt"/>
    </style:style>
    <style:style style:name="co22" style:family="table-column">
      <style:table-column-properties fo:break-before="auto" style:column-width="89.26pt"/>
    </style:style>
    <style:style style:name="co23" style:family="table-column">
      <style:table-column-properties fo:break-before="auto" style:column-width="93.74pt"/>
    </style:style>
    <style:style style:name="co24" style:family="table-column">
      <style:table-column-properties fo:break-before="auto" style:column-width="94.51pt"/>
    </style:style>
    <style:style style:name="co25" style:family="table-column">
      <style:table-column-properties fo:break-before="auto" style:column-width="126pt"/>
    </style:style>
    <style:style style:name="co26" style:family="table-column">
      <style:table-column-properties fo:break-before="auto" style:column-width="112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all_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2" table:default-cell-style-name="ce5"/>
        <table:table-column table:style-name="co9" table:number-columns-repeated="1011" table:default-cell-style-name="ce5"/>
        <table:table-row table:style-name="ro1"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 table:style-name="ce1" table:number-columns-repeated="2"/>
          <table:table-cell table:style-name="ce1" office:value-type="string" calcext:value-type="string">
            <text:p>max.</text:p>
          </table:table-cell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Root mean</text:p>
          </table:table-cell>
          <table:table-cell table:style-name="ce1" office:value-type="string" calcext:value-type="string">
            <text:p>Mean absolute</text:p>
          </table:table-cell>
          <table:table-cell table:style-name="ce1" office:value-type="string" calcext:value-type="string">
            <text:p>Over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solution</text:p>
          </table:table-cell>
          <table:table-cell table:number-columns-repeated="2" table:style-name="ce2" office:value-type="string" calcext:value-type="string">
            <text:p>percentage error</text:p>
          </table:table-cell>
          <table:table-cell table:style-name="ce2" office:value-type="string" calcext:value-type="string">
            <text:p>absolute error</text:p>
          </table:table-cell>
          <table:table-cell table:style-name="ce2" office:value-type="string" calcext:value-type="string">
            <text:p>square error</text:p>
          </table:table-cell>
          <table:table-cell table:style-name="ce2" office:value-type="string" calcext:value-type="string">
            <text:p>percentage error</text:p>
          </table:table-cell>
          <table:table-cell table:style-name="ce2" office:value-type="string" calcext:value-type="string">
            <text:p>Sequence numbers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0.948820224011" calcext:value-type="float">
            <text:p>0.948820224</text:p>
          </table:table-cell>
          <table:table-cell table:style-name="ce4" office:value-type="float" office:value="0.000000168788742134" calcext:value-type="float">
            <text:p>1.69E-07</text:p>
          </table:table-cell>
          <table:table-cell office:value-type="float" office:value="116734.798762" calcext:value-type="float">
            <text:p>116734.798762</text:p>
          </table:table-cell>
          <table:table-cell office:value-type="float" office:value="116734.798761614" calcext:value-type="float">
            <text:p>116734.798761614</text:p>
          </table:table-cell>
          <table:table-cell office:value-type="float" office:value="0.0616454738659" calcext:value-type="float">
            <text:p>0.061645473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0.948820224011" calcext:value-type="float">
            <text:p>0.948820224</text:p>
          </table:table-cell>
          <table:table-cell table:style-name="ce4" office:value-type="float" office:value="0.000000168788742134" calcext:value-type="float">
            <text:p>1.69E-07</text:p>
          </table:table-cell>
          <table:table-cell office:value-type="float" office:value="116775.80805" calcext:value-type="float">
            <text:p>116775.80805</text:p>
          </table:table-cell>
          <table:table-cell office:value-type="float" office:value="116775.808049539" calcext:value-type="float">
            <text:p>116775.808049539</text:p>
          </table:table-cell>
          <table:table-cell office:value-type="float" office:value="0.0617809884799" calcext:value-type="float">
            <text:p>0.0617809885</text:p>
          </table:table-cell>
          <table:table-cell office:value-type="float" office:value="558509721" calcext:value-type="float">
            <text:p>558509721</text:p>
          </table:table-cell>
          <table:table-cell/>
          <table:table-cell table:style-name="ce3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0.948820224011" calcext:value-type="float">
            <text:p>0.948820224</text:p>
          </table:table-cell>
          <table:table-cell table:style-name="ce4" office:value-type="float" office:value="0.000000168788742134" calcext:value-type="float">
            <text:p>1.69E-07</text:p>
          </table:table-cell>
          <table:table-cell office:value-type="float" office:value="118991.241486" calcext:value-type="float">
            <text:p>118991.241486</text:p>
          </table:table-cell>
          <table:table-cell office:value-type="float" office:value="118991.241486071" calcext:value-type="float">
            <text:p>118991.241486071</text:p>
          </table:table-cell>
          <table:table-cell office:value-type="float" office:value="0.0626834078318" calcext:value-type="float">
            <text:p>0.0626834078</text:p>
          </table:table-cell>
          <table:table-cell office:value-type="float" office:value="558509721" calcext:value-type="float">
            <text:p>558509721</text:p>
          </table:table-cell>
          <table:table-cell/>
          <table:table-cell table:style-name="ce3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244788924538" calcext:value-type="float">
            <text:p>0.0244788925</text:p>
          </table:table-cell>
          <table:table-cell table:style-name="ce4" office:value-type="float" office:value="0.00000188349648767" calcext:value-type="float">
            <text:p>1.88E-06</text:p>
          </table:table-cell>
          <table:table-cell office:value-type="float" office:value="63222.5650155" calcext:value-type="float">
            <text:p>63222.5650155</text:p>
          </table:table-cell>
          <table:table-cell office:value-type="float" office:value="63222.5650154526" calcext:value-type="float">
            <text:p>63222.5650154526</text:p>
          </table:table-cell>
          <table:table-cell office:value-type="float" office:value="0.00157249107928" calcext:value-type="float">
            <text:p>0.001572491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244788924538" calcext:value-type="float">
            <text:p>0.0244788925</text:p>
          </table:table-cell>
          <table:table-cell table:style-name="ce4" office:value-type="float" office:value="0.00000188349648767" calcext:value-type="float">
            <text:p>1.88E-06</text:p>
          </table:table-cell>
          <table:table-cell office:value-type="float" office:value="63807.0928792" calcext:value-type="float">
            <text:p>63807.0928792</text:p>
          </table:table-cell>
          <table:table-cell office:value-type="float" office:value="63807.0928792142" calcext:value-type="float">
            <text:p>63807.0928792142</text:p>
          </table:table-cell>
          <table:table-cell office:value-type="float" office:value="0.00158657800479" calcext:value-type="float">
            <text:p>0.00158657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244788924538" calcext:value-type="float">
            <text:p>0.0244788925</text:p>
          </table:table-cell>
          <table:table-cell table:style-name="ce4" office:value-type="float" office:value="0.00000171190433" calcext:value-type="float">
            <text:p>1.71E-06</text:p>
          </table:table-cell>
          <table:table-cell office:value-type="float" office:value="62775.9241486" calcext:value-type="float">
            <text:p>62775.9241486</text:p>
          </table:table-cell>
          <table:table-cell office:value-type="float" office:value="62775.9241485994" calcext:value-type="float">
            <text:p>62775.9241485994</text:p>
          </table:table-cell>
          <table:table-cell office:value-type="float" office:value="0.00156150500582" calcext:value-type="float">
            <text:p>0.00156150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0767441990388" calcext:value-type="float">
            <text:p>0.0076744199</text:p>
          </table:table-cell>
          <table:table-cell table:style-name="ce4" office:value-type="float" office:value="0.0000000624923241271" calcext:value-type="float">
            <text:p>6.25E-08</text:p>
          </table:table-cell>
          <table:table-cell office:value-type="float" office:value="10888.5123839" calcext:value-type="float">
            <text:p>10888.5123839</text:p>
          </table:table-cell>
          <table:table-cell office:value-type="float" office:value="10888.5123839164" calcext:value-type="float">
            <text:p>10888.5123839164</text:p>
          </table:table-cell>
          <table:table-cell office:value-type="float" office:value="0.000691429255857" calcext:value-type="float">
            <text:p>0.0006914293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0767441990388" calcext:value-type="float">
            <text:p>0.0076744199</text:p>
          </table:table-cell>
          <table:table-cell table:style-name="ce4" office:value-type="float" office:value="0.0000000624923241271" calcext:value-type="float">
            <text:p>6.25E-08</text:p>
          </table:table-cell>
          <table:table-cell office:value-type="float" office:value="10878.0077399" calcext:value-type="float">
            <text:p>10878.0077399</text:p>
          </table:table-cell>
          <table:table-cell office:value-type="float" office:value="10878.0077399488" calcext:value-type="float">
            <text:p>10878.0077399488</text:p>
          </table:table-cell>
          <table:table-cell office:value-type="float" office:value="0.000690823970947" calcext:value-type="float">
            <text:p>0.00069082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0767441990388" calcext:value-type="float">
            <text:p>0.0076744199</text:p>
          </table:table-cell>
          <table:table-cell table:style-name="ce4" office:value-type="float" office:value="0.0000000624923241271" calcext:value-type="float">
            <text:p>6.25E-08</text:p>
          </table:table-cell>
          <table:table-cell office:value-type="float" office:value="10894.9860681" calcext:value-type="float">
            <text:p>10894.9860681</text:p>
          </table:table-cell>
          <table:table-cell office:value-type="float" office:value="10894.9860681247" calcext:value-type="float">
            <text:p>10894.9860681247</text:p>
          </table:table-cell>
          <table:table-cell office:value-type="float" office:value="0.000691858273957" calcext:value-type="float">
            <text:p>0.0006918583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3.17657327358" calcext:value-type="float">
            <text:p>3.1765732736</text:p>
          </table:table-cell>
          <table:table-cell table:style-name="ce4" office:value-type="float" office:value="0.0000443532351307" calcext:value-type="float">
            <text:p>4.44E-05</text:p>
          </table:table-cell>
          <table:table-cell office:value-type="float" office:value="255518.103715" calcext:value-type="float">
            <text:p>255518.103715</text:p>
          </table:table-cell>
          <table:table-cell office:value-type="float" office:value="255518.10371517" calcext:value-type="float">
            <text:p>255518.10371517</text:p>
          </table:table-cell>
          <table:table-cell office:value-type="float" office:value="0.134327339457" calcext:value-type="float">
            <text:p>0.134327339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3.17657327358" calcext:value-type="float">
            <text:p>3.1765732736</text:p>
          </table:table-cell>
          <table:table-cell table:style-name="ce4" office:value-type="float" office:value="0.0000443532351307" calcext:value-type="float">
            <text:p>4.44E-05</text:p>
          </table:table-cell>
          <table:table-cell office:value-type="float" office:value="256004.298762" calcext:value-type="float">
            <text:p>256004.298762</text:p>
          </table:table-cell>
          <table:table-cell office:value-type="float" office:value="256004.298761608" calcext:value-type="float">
            <text:p>256004.298761608</text:p>
          </table:table-cell>
          <table:table-cell office:value-type="float" office:value="0.134433727268" calcext:value-type="float">
            <text:p>0.134433727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3.17657327358" calcext:value-type="float">
            <text:p>3.1765732736</text:p>
          </table:table-cell>
          <table:table-cell table:style-name="ce4" office:value-type="float" office:value="0.0000443532351307" calcext:value-type="float">
            <text:p>4.44E-05</text:p>
          </table:table-cell>
          <table:table-cell office:value-type="float" office:value="255561.082043" calcext:value-type="float">
            <text:p>255561.082043</text:p>
          </table:table-cell>
          <table:table-cell office:value-type="float" office:value="255561.082043343" calcext:value-type="float">
            <text:p>255561.082043343</text:p>
          </table:table-cell>
          <table:table-cell office:value-type="float" office:value="0.134318050906" calcext:value-type="float">
            <text:p>0.134318050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307833833593" calcext:value-type="float">
            <text:p>0.0307833834</text:p>
          </table:table-cell>
          <table:table-cell table:style-name="ce4" office:value-type="float" office:value="0.0000132553593088" calcext:value-type="float">
            <text:p>1.33E-05</text:p>
          </table:table-cell>
          <table:table-cell office:value-type="float" office:value="134262.69195" calcext:value-type="float">
            <text:p>134262.69195</text:p>
          </table:table-cell>
          <table:table-cell office:value-type="float" office:value="134262.691950419" calcext:value-type="float">
            <text:p>134262.691950419</text:p>
          </table:table-cell>
          <table:table-cell office:value-type="float" office:value="0.0033380325983" calcext:value-type="float">
            <text:p>0.003338032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304556759207" calcext:value-type="float">
            <text:p>0.0304556759</text:p>
          </table:table-cell>
          <table:table-cell table:style-name="ce4" office:value-type="float" office:value="0.0000292988646738" calcext:value-type="float">
            <text:p>2.93E-05</text:p>
          </table:table-cell>
          <table:table-cell office:value-type="float" office:value="134173.041796" calcext:value-type="float">
            <text:p>134173.041796</text:p>
          </table:table-cell>
          <table:table-cell office:value-type="float" office:value="134173.041795626" calcext:value-type="float">
            <text:p>134173.041795626</text:p>
          </table:table-cell>
          <table:table-cell office:value-type="float" office:value="0.00333603413616" calcext:value-type="float">
            <text:p>0.003336034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307833833593" calcext:value-type="float">
            <text:p>0.0307833834</text:p>
          </table:table-cell>
          <table:table-cell table:style-name="ce4" office:value-type="float" office:value="0.0000292988646738" calcext:value-type="float">
            <text:p>2.93E-05</text:p>
          </table:table-cell>
          <table:table-cell office:value-type="float" office:value="134233.917957" calcext:value-type="float">
            <text:p>134233.917957</text:p>
          </table:table-cell>
          <table:table-cell office:value-type="float" office:value="134233.91795662" calcext:value-type="float">
            <text:p>134233.91795662</text:p>
          </table:table-cell>
          <table:table-cell office:value-type="float" office:value="0.00333728986188" calcext:value-type="float">
            <text:p>0.0033372899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182717634393" calcext:value-type="float">
            <text:p>0.0182717634</text:p>
          </table:table-cell>
          <table:table-cell table:style-name="ce4" office:value-type="float" office:value="0.00000113704625033" calcext:value-type="float">
            <text:p>1.14E-06</text:p>
          </table:table-cell>
          <table:table-cell office:value-type="float" office:value="22618.2244582" calcext:value-type="float">
            <text:p>22618.2244582</text:p>
          </table:table-cell>
          <table:table-cell office:value-type="float" office:value="22618.2244581988" calcext:value-type="float">
            <text:p>22618.2244581988</text:p>
          </table:table-cell>
          <table:table-cell office:value-type="float" office:value="0.00143585032001" calcext:value-type="float">
            <text:p>0.0014358503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190130581023" calcext:value-type="float">
            <text:p>0.0190130581</text:p>
          </table:table-cell>
          <table:table-cell table:style-name="ce4" office:value-type="float" office:value="0.00000113704625033" calcext:value-type="float">
            <text:p>1.14E-06</text:p>
          </table:table-cell>
          <table:table-cell office:value-type="float" office:value="22941.1501548" calcext:value-type="float">
            <text:p>22941.1501548</text:p>
          </table:table-cell>
          <table:table-cell office:value-type="float" office:value="22941.1501548084" calcext:value-type="float">
            <text:p>22941.1501548084</text:p>
          </table:table-cell>
          <table:table-cell office:value-type="float" office:value="0.00145626169273" calcext:value-type="float">
            <text:p>0.001456261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182717634393" calcext:value-type="float">
            <text:p>0.0182717634</text:p>
          </table:table-cell>
          <table:table-cell table:style-name="ce4" office:value-type="float" office:value="0.0000039362689661" calcext:value-type="float">
            <text:p>3.94E-06</text:p>
          </table:table-cell>
          <table:table-cell office:value-type="float" office:value="22468.3978328" calcext:value-type="float">
            <text:p>22468.3978328</text:p>
          </table:table-cell>
          <table:table-cell office:value-type="float" office:value="22468.3978328096" calcext:value-type="float">
            <text:p>22468.3978328096</text:p>
          </table:table-cell>
          <table:table-cell office:value-type="float" office:value="0.00142634644672" calcext:value-type="float">
            <text:p>0.001426346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27092756272" calcext:value-type="float">
            <text:p>2.2709275627</text:p>
          </table:table-cell>
          <table:table-cell office:value-type="float" office:value="0.000140380261822" calcext:value-type="float">
            <text:p>0.0001403803</text:p>
          </table:table-cell>
          <table:table-cell office:value-type="float" office:value="261741.063147" calcext:value-type="float">
            <text:p>261741.063147</text:p>
          </table:table-cell>
          <table:table-cell office:value-type="float" office:value="261741.063146993" calcext:value-type="float">
            <text:p>261741.063146993</text:p>
          </table:table-cell>
          <table:table-cell office:value-type="float" office:value="0.126891183919" calcext:value-type="float">
            <text:p>0.126891183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27092756272" calcext:value-type="float">
            <text:p>2.2709275627</text:p>
          </table:table-cell>
          <table:table-cell office:value-type="float" office:value="0.000140380261822" calcext:value-type="float">
            <text:p>0.0001403803</text:p>
          </table:table-cell>
          <table:table-cell office:value-type="float" office:value="261566.310559" calcext:value-type="float">
            <text:p>261566.310559</text:p>
          </table:table-cell>
          <table:table-cell office:value-type="float" office:value="261566.310559001" calcext:value-type="float">
            <text:p>261566.310559001</text:p>
          </table:table-cell>
          <table:table-cell office:value-type="float" office:value="0.126868477453" calcext:value-type="float">
            <text:p>0.126868477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27092756272" calcext:value-type="float">
            <text:p>2.2709275627</text:p>
          </table:table-cell>
          <table:table-cell office:value-type="float" office:value="0.000140380261822" calcext:value-type="float">
            <text:p>0.0001403803</text:p>
          </table:table-cell>
          <table:table-cell office:value-type="float" office:value="261635.645963" calcext:value-type="float">
            <text:p>261635.645963</text:p>
          </table:table-cell>
          <table:table-cell office:value-type="float" office:value="261635.645962731" calcext:value-type="float">
            <text:p>261635.645962731</text:p>
          </table:table-cell>
          <table:table-cell office:value-type="float" office:value="0.126884809131" calcext:value-type="float">
            <text:p>0.126884809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302476035895" calcext:value-type="float">
            <text:p>0.0302476036</text:p>
          </table:table-cell>
          <table:table-cell table:style-name="ce4" office:value-type="float" office:value="0.00000903447028606" calcext:value-type="float">
            <text:p>9.03E-06</text:p>
          </table:table-cell>
          <table:table-cell office:value-type="float" office:value="134412.101967" calcext:value-type="float">
            <text:p>134412.101967</text:p>
          </table:table-cell>
          <table:table-cell office:value-type="float" office:value="134412.101966899" calcext:value-type="float">
            <text:p>134412.101966899</text:p>
          </table:table-cell>
          <table:table-cell office:value-type="float" office:value="0.00333607890779" calcext:value-type="float">
            <text:p>0.0033360789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302476035895" calcext:value-type="float">
            <text:p>0.0302476036</text:p>
          </table:table-cell>
          <table:table-cell table:style-name="ce4" office:value-type="float" office:value="0.00000903447028606" calcext:value-type="float">
            <text:p>9.03E-06</text:p>
          </table:table-cell>
          <table:table-cell office:value-type="float" office:value="134090.680642" calcext:value-type="float">
            <text:p>134090.680642</text:p>
          </table:table-cell>
          <table:table-cell office:value-type="float" office:value="134090.680641887" calcext:value-type="float">
            <text:p>134090.680641887</text:p>
          </table:table-cell>
          <table:table-cell office:value-type="float" office:value="0.003328088374" calcext:value-type="float">
            <text:p>0.003328088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302476035895" calcext:value-type="float">
            <text:p>0.0302476036</text:p>
          </table:table-cell>
          <table:table-cell table:style-name="ce4" office:value-type="float" office:value="0.00000118944314439" calcext:value-type="float">
            <text:p>1.19E-06</text:p>
          </table:table-cell>
          <table:table-cell office:value-type="float" office:value="134701.654762" calcext:value-type="float">
            <text:p>134701.654762</text:p>
          </table:table-cell>
          <table:table-cell office:value-type="float" office:value="134701.654761925" calcext:value-type="float">
            <text:p>134701.654761925</text:p>
          </table:table-cell>
          <table:table-cell office:value-type="float" office:value="0.00334327142069" calcext:value-type="float">
            <text:p>0.003343271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178173062947" calcext:value-type="float">
            <text:p>0.0178173063</text:p>
          </table:table-cell>
          <table:table-cell table:style-name="ce4" office:value-type="float" office:value="0.00000241504678312" calcext:value-type="float">
            <text:p>2.42E-06</text:p>
          </table:table-cell>
          <table:table-cell office:value-type="float" office:value="19380.755176" calcext:value-type="float">
            <text:p>19380.755176</text:p>
          </table:table-cell>
          <table:table-cell office:value-type="float" office:value="19380.7551759696" calcext:value-type="float">
            <text:p>19380.7551759696</text:p>
          </table:table-cell>
          <table:table-cell office:value-type="float" office:value="0.00122900767535" calcext:value-type="float">
            <text:p>0.001229007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185143645663" calcext:value-type="float">
            <text:p>0.0185143646</text:p>
          </table:table-cell>
          <table:table-cell table:style-name="ce4" office:value-type="float" office:value="0.00000300992376583" calcext:value-type="float">
            <text:p>3.01E-06</text:p>
          </table:table-cell>
          <table:table-cell office:value-type="float" office:value="19368.1547619" calcext:value-type="float">
            <text:p>19368.1547619</text:p>
          </table:table-cell>
          <table:table-cell office:value-type="float" office:value="19368.1547618945" calcext:value-type="float">
            <text:p>19368.1547618945</text:p>
          </table:table-cell>
          <table:table-cell office:value-type="float" office:value="0.00122822607749" calcext:value-type="float">
            <text:p>0.001228226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178061851771" calcext:value-type="float">
            <text:p>0.0178061852</text:p>
          </table:table-cell>
          <table:table-cell table:style-name="ce4" office:value-type="float" office:value="0.00000241504678312" calcext:value-type="float">
            <text:p>2.42E-06</text:p>
          </table:table-cell>
          <table:table-cell office:value-type="float" office:value="19394.0201863" calcext:value-type="float">
            <text:p>19394.0201863</text:p>
          </table:table-cell>
          <table:table-cell office:value-type="float" office:value="19394.0201863262" calcext:value-type="float">
            <text:p>19394.0201863262</text:p>
          </table:table-cell>
          <table:table-cell office:value-type="float" office:value="0.00122993738098" calcext:value-type="float">
            <text:p>0.001229937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0.87463004442" calcext:value-type="float">
            <text:p>0.8746300444</text:p>
          </table:table-cell>
          <table:table-cell table:style-name="ce4" office:value-type="float" office:value="0.000000168788782376" calcext:value-type="float">
            <text:p>1.69E-07</text:p>
          </table:table-cell>
          <table:table-cell office:value-type="float" office:value="130391.995342" calcext:value-type="float">
            <text:p>130391.995342</text:p>
          </table:table-cell>
          <table:table-cell office:value-type="float" office:value="130391.995341616" calcext:value-type="float">
            <text:p>130391.995341616</text:p>
          </table:table-cell>
          <table:table-cell office:value-type="float" office:value="0.0657615049909" calcext:value-type="float">
            <text:p>0.06576150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0.897982466997" calcext:value-type="float">
            <text:p>0.897982467</text:p>
          </table:table-cell>
          <table:table-cell table:style-name="ce4" office:value-type="float" office:value="0.000000168788782376" calcext:value-type="float">
            <text:p>1.69E-07</text:p>
          </table:table-cell>
          <table:table-cell office:value-type="float" office:value="130318.939441" calcext:value-type="float">
            <text:p>130318.939441</text:p>
          </table:table-cell>
          <table:table-cell office:value-type="float" office:value="130318.939440992" calcext:value-type="float">
            <text:p>130318.939440992</text:p>
          </table:table-cell>
          <table:table-cell office:value-type="float" office:value="0.0657298283025" calcext:value-type="float">
            <text:p>0.065729828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0.897982466997" calcext:value-type="float">
            <text:p>0.897982467</text:p>
          </table:table-cell>
          <table:table-cell table:style-name="ce4" office:value-type="float" office:value="0.000000168788782376" calcext:value-type="float">
            <text:p>1.69E-07</text:p>
          </table:table-cell>
          <table:table-cell office:value-type="float" office:value="131120.992236" calcext:value-type="float">
            <text:p>131120.992236</text:p>
          </table:table-cell>
          <table:table-cell office:value-type="float" office:value="131120.992236026" calcext:value-type="float">
            <text:p>131120.992236026</text:p>
          </table:table-cell>
          <table:table-cell office:value-type="float" office:value="0.0660837731152" calcext:value-type="float">
            <text:p>0.066083773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264954068478" calcext:value-type="float">
            <text:p>0.0264954068</text:p>
          </table:table-cell>
          <table:table-cell table:style-name="ce4" office:value-type="float" office:value="0.00000823730465817" calcext:value-type="float">
            <text:p>8.24E-06</text:p>
          </table:table-cell>
          <table:table-cell office:value-type="float" office:value="69789.3809523" calcext:value-type="float">
            <text:p>69789.3809523</text:p>
          </table:table-cell>
          <table:table-cell office:value-type="float" office:value="69789.3809523242" calcext:value-type="float">
            <text:p>69789.3809523242</text:p>
          </table:table-cell>
          <table:table-cell office:value-type="float" office:value="0.00173279423429" calcext:value-type="float">
            <text:p>0.001732794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264954068478" calcext:value-type="float">
            <text:p>0.0264954068</text:p>
          </table:table-cell>
          <table:table-cell table:style-name="ce4" office:value-type="float" office:value="0.00000597696672928" calcext:value-type="float">
            <text:p>5.98E-06</text:p>
          </table:table-cell>
          <table:table-cell office:value-type="float" office:value="70200.8654244" calcext:value-type="float">
            <text:p>70200.8654244</text:p>
          </table:table-cell>
          <table:table-cell office:value-type="float" office:value="70200.8654244257" calcext:value-type="float">
            <text:p>70200.8654244257</text:p>
          </table:table-cell>
          <table:table-cell office:value-type="float" office:value="0.00174296516232" calcext:value-type="float">
            <text:p>0.001742965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264954068478" calcext:value-type="float">
            <text:p>0.0264954068</text:p>
          </table:table-cell>
          <table:table-cell table:style-name="ce4" office:value-type="float" office:value="0.00000829206547207" calcext:value-type="float">
            <text:p>8.29E-06</text:p>
          </table:table-cell>
          <table:table-cell office:value-type="float" office:value="70031.0414078" calcext:value-type="float">
            <text:p>70031.0414078</text:p>
          </table:table-cell>
          <table:table-cell office:value-type="float" office:value="70031.0414077821" calcext:value-type="float">
            <text:p>70031.0414077821</text:p>
          </table:table-cell>
          <table:table-cell office:value-type="float" office:value="0.00173881789545" calcext:value-type="float">
            <text:p>0.0017388179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109133096925" calcext:value-type="float">
            <text:p>0.0109133097</text:p>
          </table:table-cell>
          <table:table-cell table:style-name="ce4" office:value-type="float" office:value="0.0000000624922794291" calcext:value-type="float">
            <text:p>6.25E-08</text:p>
          </table:table-cell>
          <table:table-cell office:value-type="float" office:value="12312.8286749" calcext:value-type="float">
            <text:p>12312.8286749</text:p>
          </table:table-cell>
          <table:table-cell office:value-type="float" office:value="12312.8286749391" calcext:value-type="float">
            <text:p>12312.8286749391</text:p>
          </table:table-cell>
          <table:table-cell office:value-type="float" office:value="0.000781997953457" calcext:value-type="float">
            <text:p>0.000781998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114116375732" calcext:value-type="float">
            <text:p>0.0114116376</text:p>
          </table:table-cell>
          <table:table-cell table:style-name="ce4" office:value-type="float" office:value="0.0000000624922794291" calcext:value-type="float">
            <text:p>6.25E-08</text:p>
          </table:table-cell>
          <table:table-cell office:value-type="float" office:value="12630.2261904" calcext:value-type="float">
            <text:p>12630.2261904</text:p>
          </table:table-cell>
          <table:table-cell office:value-type="float" office:value="12630.2261904474" calcext:value-type="float">
            <text:p>12630.2261904474</text:p>
          </table:table-cell>
          <table:table-cell office:value-type="float" office:value="0.000802004136738" calcext:value-type="float">
            <text:p>0.000802004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109133096925" calcext:value-type="float">
            <text:p>0.0109133097</text:p>
          </table:table-cell>
          <table:table-cell table:style-name="ce4" office:value-type="float" office:value="0.0000000624922794291" calcext:value-type="float">
            <text:p>6.25E-08</text:p>
          </table:table-cell>
          <table:table-cell office:value-type="float" office:value="12177.8017598" calcext:value-type="float">
            <text:p>12177.8017598</text:p>
          </table:table-cell>
          <table:table-cell office:value-type="float" office:value="12177.8017598213" calcext:value-type="float">
            <text:p>12177.8017598213</text:p>
          </table:table-cell>
          <table:table-cell office:value-type="float" office:value="0.000773474733609" calcext:value-type="float">
            <text:p>0.000773474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17738671609" calcext:value-type="float">
            <text:p>2.1773867161</text:p>
          </table:table-cell>
          <table:table-cell table:style-name="ce4" office:value-type="float" office:value="0.0000769709710553" calcext:value-type="float">
            <text:p>7.70E-05</text:p>
          </table:table-cell>
          <table:table-cell office:value-type="float" office:value="342490.399844" calcext:value-type="float">
            <text:p>342490.399844</text:p>
          </table:table-cell>
          <table:table-cell office:value-type="float" office:value="342490.399843736" calcext:value-type="float">
            <text:p>342490.399843736</text:p>
          </table:table-cell>
          <table:table-cell office:value-type="float" office:value="0.15119178258" calcext:value-type="float">
            <text:p>0.1511917826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17738671609" calcext:value-type="float">
            <text:p>2.1773867161</text:p>
          </table:table-cell>
          <table:table-cell table:style-name="ce4" office:value-type="float" office:value="0.0000769709710553" calcext:value-type="float">
            <text:p>7.70E-05</text:p>
          </table:table-cell>
          <table:table-cell office:value-type="float" office:value="342290.379219" calcext:value-type="float">
            <text:p>342290.379219</text:p>
          </table:table-cell>
          <table:table-cell office:value-type="float" office:value="342290.379218736" calcext:value-type="float">
            <text:p>342290.379218736</text:p>
          </table:table-cell>
          <table:table-cell office:value-type="float" office:value="0.151134516803" calcext:value-type="float">
            <text:p>0.1511345168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17738671609" calcext:value-type="float">
            <text:p>2.1773867161</text:p>
          </table:table-cell>
          <table:table-cell table:style-name="ce4" office:value-type="float" office:value="0.0000769709710553" calcext:value-type="float">
            <text:p>7.70E-05</text:p>
          </table:table-cell>
          <table:table-cell office:value-type="float" office:value="342373.300781" calcext:value-type="float">
            <text:p>342373.300781</text:p>
          </table:table-cell>
          <table:table-cell office:value-type="float" office:value="342373.300781238" calcext:value-type="float">
            <text:p>342373.300781238</text:p>
          </table:table-cell>
          <table:table-cell office:value-type="float" office:value="0.151147774725" calcext:value-type="float">
            <text:p>0.151147774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329235580925" calcext:value-type="float">
            <text:p>0.0329235581</text:p>
          </table:table-cell>
          <table:table-cell table:style-name="ce4" office:value-type="float" office:value="0.0000143641209022" calcext:value-type="float">
            <text:p>1.44E-05</text:p>
          </table:table-cell>
          <table:table-cell office:value-type="float" office:value="173804.195469" calcext:value-type="float">
            <text:p>173804.195469</text:p>
          </table:table-cell>
          <table:table-cell office:value-type="float" office:value="173804.195468515" calcext:value-type="float">
            <text:p>173804.195468515</text:p>
          </table:table-cell>
          <table:table-cell office:value-type="float" office:value="0.00430449561597" calcext:value-type="float">
            <text:p>0.004304495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329235580925" calcext:value-type="float">
            <text:p>0.0329235581</text:p>
          </table:table-cell>
          <table:table-cell table:style-name="ce4" office:value-type="float" office:value="0.00000206727809637" calcext:value-type="float">
            <text:p>2.07E-06</text:p>
          </table:table-cell>
          <table:table-cell office:value-type="float" office:value="173910.488437" calcext:value-type="float">
            <text:p>173910.488437</text:p>
          </table:table-cell>
          <table:table-cell office:value-type="float" office:value="173910.488437288" calcext:value-type="float">
            <text:p>173910.488437288</text:p>
          </table:table-cell>
          <table:table-cell office:value-type="float" office:value="0.00430695631021" calcext:value-type="float">
            <text:p>0.0043069563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329235580925" calcext:value-type="float">
            <text:p>0.0329235581</text:p>
          </table:table-cell>
          <table:table-cell table:style-name="ce4" office:value-type="float" office:value="0.0000204531506115" calcext:value-type="float">
            <text:p>2.05E-05</text:p>
          </table:table-cell>
          <table:table-cell office:value-type="float" office:value="174070.433594" calcext:value-type="float">
            <text:p>174070.433594</text:p>
          </table:table-cell>
          <table:table-cell office:value-type="float" office:value="174070.433593526" calcext:value-type="float">
            <text:p>174070.433593526</text:p>
          </table:table-cell>
          <table:table-cell office:value-type="float" office:value="0.00431097438297" calcext:value-type="float">
            <text:p>0.004310974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1791748026" calcext:value-type="float">
            <text:p>0.0179174803</text:p>
          </table:table-cell>
          <table:table-cell table:style-name="ce4" office:value-type="float" office:value="0.00000690271070781" calcext:value-type="float">
            <text:p>6.90E-06</text:p>
          </table:table-cell>
          <table:table-cell office:value-type="float" office:value="23957.7960937" calcext:value-type="float">
            <text:p>23957.7960937</text:p>
          </table:table-cell>
          <table:table-cell office:value-type="float" office:value="23957.7960936718" calcext:value-type="float">
            <text:p>23957.7960936718</text:p>
          </table:table-cell>
          <table:table-cell office:value-type="float" office:value="0.00151845550846" calcext:value-type="float">
            <text:p>0.001518455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184917528794" calcext:value-type="float">
            <text:p>0.0184917529</text:p>
          </table:table-cell>
          <table:table-cell table:style-name="ce4" office:value-type="float" office:value="0.000000405355308463" calcext:value-type="float">
            <text:p>4.05E-07</text:p>
          </table:table-cell>
          <table:table-cell office:value-type="float" office:value="23917.0801562" calcext:value-type="float">
            <text:p>23917.0801562</text:p>
          </table:table-cell>
          <table:table-cell office:value-type="float" office:value="23917.0801561989" calcext:value-type="float">
            <text:p>23917.0801561989</text:p>
          </table:table-cell>
          <table:table-cell office:value-type="float" office:value="0.0015158451296" calcext:value-type="float">
            <text:p>0.001515845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1791748026" calcext:value-type="float">
            <text:p>0.0179174803</text:p>
          </table:table-cell>
          <table:table-cell table:style-name="ce4" office:value-type="float" office:value="0.00000711864204685" calcext:value-type="float">
            <text:p>7.12E-06</text:p>
          </table:table-cell>
          <table:table-cell office:value-type="float" office:value="23956.8820312" calcext:value-type="float">
            <text:p>23956.8820312</text:p>
          </table:table-cell>
          <table:table-cell office:value-type="float" office:value="23956.8820311923" calcext:value-type="float">
            <text:p>23956.8820311923</text:p>
          </table:table-cell>
          <table:table-cell office:value-type="float" office:value="0.00151840873009" calcext:value-type="float">
            <text:p>0.001518408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1.55434660296" calcext:value-type="float">
            <text:p>1.554346603</text:p>
          </table:table-cell>
          <table:table-cell table:style-name="ce4" office:value-type="float" office:value="0.00000591511389682" calcext:value-type="float">
            <text:p>5.92E-06</text:p>
          </table:table-cell>
          <table:table-cell office:value-type="float" office:value="163926.628437" calcext:value-type="float">
            <text:p>163926.628437</text:p>
          </table:table-cell>
          <table:table-cell office:value-type="float" office:value="163926.628437488" calcext:value-type="float">
            <text:p>163926.628437488</text:p>
          </table:table-cell>
          <table:table-cell office:value-type="float" office:value="0.0798690842183" calcext:value-type="float">
            <text:p>0.0798690842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1.55434660296" calcext:value-type="float">
            <text:p>1.554346603</text:p>
          </table:table-cell>
          <table:table-cell table:style-name="ce4" office:value-type="float" office:value="0.00000497819609445" calcext:value-type="float">
            <text:p>4.98E-06</text:p>
          </table:table-cell>
          <table:table-cell office:value-type="float" office:value="163843.816562" calcext:value-type="float">
            <text:p>163843.816562</text:p>
          </table:table-cell>
          <table:table-cell office:value-type="float" office:value="163843.816562489" calcext:value-type="float">
            <text:p>163843.816562489</text:p>
          </table:table-cell>
          <table:table-cell office:value-type="float" office:value="0.0798174580941" calcext:value-type="float">
            <text:p>0.079817458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1.55434660296" calcext:value-type="float">
            <text:p>1.554346603</text:p>
          </table:table-cell>
          <table:table-cell table:style-name="ce4" office:value-type="float" office:value="0.00000591511389682" calcext:value-type="float">
            <text:p>5.92E-06</text:p>
          </table:table-cell>
          <table:table-cell office:value-type="float" office:value="163771.525312" calcext:value-type="float">
            <text:p>163771.525312</text:p>
          </table:table-cell>
          <table:table-cell office:value-type="float" office:value="163771.525312489" calcext:value-type="float">
            <text:p>163771.525312489</text:p>
          </table:table-cell>
          <table:table-cell office:value-type="float" office:value="0.0798070569413" calcext:value-type="float">
            <text:p>0.079807056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273363748997" calcext:value-type="float">
            <text:p>0.0273363749</text:p>
          </table:table-cell>
          <table:table-cell table:style-name="ce4" office:value-type="float" office:value="0.00000206944417369" calcext:value-type="float">
            <text:p>2.07E-06</text:p>
          </table:table-cell>
          <table:table-cell office:value-type="float" office:value="84346.4898437" calcext:value-type="float">
            <text:p>84346.4898437</text:p>
          </table:table-cell>
          <table:table-cell office:value-type="float" office:value="84346.4898436986" calcext:value-type="float">
            <text:p>84346.4898436986</text:p>
          </table:table-cell>
          <table:table-cell office:value-type="float" office:value="0.00209424415339" calcext:value-type="float">
            <text:p>0.002094244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273363748997" calcext:value-type="float">
            <text:p>0.0273363749</text:p>
          </table:table-cell>
          <table:table-cell table:style-name="ce4" office:value-type="float" office:value="0.00000206944417369" calcext:value-type="float">
            <text:p>2.07E-06</text:p>
          </table:table-cell>
          <table:table-cell office:value-type="float" office:value="83373.3321874" calcext:value-type="float">
            <text:p>83373.3321874</text:p>
          </table:table-cell>
          <table:table-cell office:value-type="float" office:value="83373.3321874134" calcext:value-type="float">
            <text:p>83373.3321874134</text:p>
          </table:table-cell>
          <table:table-cell office:value-type="float" office:value="0.00207012449621" calcext:value-type="float">
            <text:p>0.002070124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273363748997" calcext:value-type="float">
            <text:p>0.0273363749</text:p>
          </table:table-cell>
          <table:table-cell table:style-name="ce4" office:value-type="float" office:value="0.00000154409294586" calcext:value-type="float">
            <text:p>1.54E-06</text:p>
          </table:table-cell>
          <table:table-cell office:value-type="float" office:value="84301.3954687" calcext:value-type="float">
            <text:p>84301.3954687</text:p>
          </table:table-cell>
          <table:table-cell office:value-type="float" office:value="84301.3954686754" calcext:value-type="float">
            <text:p>84301.3954686754</text:p>
          </table:table-cell>
          <table:table-cell office:value-type="float" office:value="0.00209311034851" calcext:value-type="float">
            <text:p>0.0020931103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135141115526" calcext:value-type="float">
            <text:p>0.0135141116</text:p>
          </table:table-cell>
          <table:table-cell table:style-name="ce4" office:value-type="float" office:value="0.000000593697144749" calcext:value-type="float">
            <text:p>5.94E-07</text:p>
          </table:table-cell>
          <table:table-cell office:value-type="float" office:value="13134.6673437" calcext:value-type="float">
            <text:p>13134.6673437</text:p>
          </table:table-cell>
          <table:table-cell office:value-type="float" office:value="13134.6673437342" calcext:value-type="float">
            <text:p>13134.6673437342</text:p>
          </table:table-cell>
          <table:table-cell office:value-type="float" office:value="0.000833383222414" calcext:value-type="float">
            <text:p>0.000833383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140942447897" calcext:value-type="float">
            <text:p>0.0140942448</text:p>
          </table:table-cell>
          <table:table-cell table:style-name="ce4" office:value-type="float" office:value="0.000000593697144749" calcext:value-type="float">
            <text:p>5.94E-07</text:p>
          </table:table-cell>
          <table:table-cell office:value-type="float" office:value="13189.9526562" calcext:value-type="float">
            <text:p>13189.9526562</text:p>
          </table:table-cell>
          <table:table-cell office:value-type="float" office:value="13189.9526562352" calcext:value-type="float">
            <text:p>13189.9526562352</text:p>
          </table:table-cell>
          <table:table-cell office:value-type="float" office:value="0.00083687403512" calcext:value-type="float">
            <text:p>0.00083687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135141115526" calcext:value-type="float">
            <text:p>0.0135141116</text:p>
          </table:table-cell>
          <table:table-cell table:style-name="ce4" office:value-type="float" office:value="0.000000593697144749" calcext:value-type="float">
            <text:p>5.94E-07</text:p>
          </table:table-cell>
          <table:table-cell office:value-type="float" office:value="13053.8879687" calcext:value-type="float">
            <text:p>13053.8879687</text:p>
          </table:table-cell>
          <table:table-cell office:value-type="float" office:value="13053.8879687376" calcext:value-type="float">
            <text:p>13053.8879687376</text:p>
          </table:table-cell>
          <table:table-cell office:value-type="float" office:value="0.000828274656673" calcext:value-type="float">
            <text:p>0.000828274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44681245364" calcext:value-type="float">
            <text:p>2.4468124536</text:p>
          </table:table-cell>
          <table:table-cell office:value-type="float" office:value="0.00446114548662" calcext:value-type="float">
            <text:p>0.0044611455</text:p>
          </table:table-cell>
          <table:table-cell office:value-type="float" office:value="815745.981308" calcext:value-type="float">
            <text:p>815745.981308</text:p>
          </table:table-cell>
          <table:table-cell office:value-type="float" office:value="815745.981308471" calcext:value-type="float">
            <text:p>815745.981308471</text:p>
          </table:table-cell>
          <table:table-cell office:value-type="float" office:value="0.375792219546" calcext:value-type="float">
            <text:p>0.375792219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42038820013" calcext:value-type="float">
            <text:p>2.4203882001</text:p>
          </table:table-cell>
          <table:table-cell office:value-type="float" office:value="0.00446114548662" calcext:value-type="float">
            <text:p>0.0044611455</text:p>
          </table:table-cell>
          <table:table-cell office:value-type="float" office:value="813288.5919" calcext:value-type="float">
            <text:p>813288.5919</text:p>
          </table:table-cell>
          <table:table-cell office:value-type="float" office:value="813288.591900373" calcext:value-type="float">
            <text:p>813288.591900373</text:p>
          </table:table-cell>
          <table:table-cell office:value-type="float" office:value="0.374570003044" calcext:value-type="float">
            <text:p>0.37457000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42038820013" calcext:value-type="float">
            <text:p>2.4203882001</text:p>
          </table:table-cell>
          <table:table-cell office:value-type="float" office:value="0.00446114548662" calcext:value-type="float">
            <text:p>0.0044611455</text:p>
          </table:table-cell>
          <table:table-cell office:value-type="float" office:value="816905.464175" calcext:value-type="float">
            <text:p>816905.464175</text:p>
          </table:table-cell>
          <table:table-cell office:value-type="float" office:value="816905.464174515" calcext:value-type="float">
            <text:p>816905.464174515</text:p>
          </table:table-cell>
          <table:table-cell office:value-type="float" office:value="0.37591644539" calcext:value-type="float">
            <text:p>0.375916445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560367038012" calcext:value-type="float">
            <text:p>0.0560367038</text:p>
          </table:table-cell>
          <table:table-cell table:style-name="ce4" office:value-type="float" office:value="0.0000930406707824" calcext:value-type="float">
            <text:p>9.30E-05</text:p>
          </table:table-cell>
          <table:table-cell office:value-type="float" office:value="445531.370717" calcext:value-type="float">
            <text:p>445531.370717</text:p>
          </table:table-cell>
          <table:table-cell office:value-type="float" office:value="445531.370717321" calcext:value-type="float">
            <text:p>445531.370717321</text:p>
          </table:table-cell>
          <table:table-cell office:value-type="float" office:value="0.0110597843029" calcext:value-type="float">
            <text:p>0.0110597843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560367038012" calcext:value-type="float">
            <text:p>0.0560367038</text:p>
          </table:table-cell>
          <table:table-cell table:style-name="ce4" office:value-type="float" office:value="0.0000930406707824" calcext:value-type="float">
            <text:p>9.30E-05</text:p>
          </table:table-cell>
          <table:table-cell office:value-type="float" office:value="442235.601247" calcext:value-type="float">
            <text:p>442235.601247</text:p>
          </table:table-cell>
          <table:table-cell office:value-type="float" office:value="442235.601246905" calcext:value-type="float">
            <text:p>442235.601246905</text:p>
          </table:table-cell>
          <table:table-cell office:value-type="float" office:value="0.0109776806247" calcext:value-type="float">
            <text:p>0.010977680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560367038012" calcext:value-type="float">
            <text:p>0.0560367038</text:p>
          </table:table-cell>
          <table:table-cell office:value-type="float" office:value="0.000344760535329" calcext:value-type="float">
            <text:p>0.0003447605</text:p>
          </table:table-cell>
          <table:table-cell office:value-type="float" office:value="448078.984424" calcext:value-type="float">
            <text:p>448078.984424</text:p>
          </table:table-cell>
          <table:table-cell office:value-type="float" office:value="448078.984424478" calcext:value-type="float">
            <text:p>448078.984424478</text:p>
          </table:table-cell>
          <table:table-cell office:value-type="float" office:value="0.0111231218424" calcext:value-type="float">
            <text:p>0.011123121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192383811787" calcext:value-type="float">
            <text:p>0.0192383812</text:p>
          </table:table-cell>
          <table:table-cell table:style-name="ce4" office:value-type="float" office:value="0.0000941386454241" calcext:value-type="float">
            <text:p>9.41E-05</text:p>
          </table:table-cell>
          <table:table-cell office:value-type="float" office:value="78316.031153" calcext:value-type="float">
            <text:p>78316.031153</text:p>
          </table:table-cell>
          <table:table-cell office:value-type="float" office:value="78316.0311529636" calcext:value-type="float">
            <text:p>78316.0311529636</text:p>
          </table:table-cell>
          <table:table-cell office:value-type="float" office:value="0.00497313156371" calcext:value-type="float">
            <text:p>0.004973131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192383811787" calcext:value-type="float">
            <text:p>0.0192383812</text:p>
          </table:table-cell>
          <table:table-cell table:style-name="ce4" office:value-type="float" office:value="0.0000941386454241" calcext:value-type="float">
            <text:p>9.41E-05</text:p>
          </table:table-cell>
          <table:table-cell office:value-type="float" office:value="78652.46729" calcext:value-type="float">
            <text:p>78652.46729</text:p>
          </table:table-cell>
          <table:table-cell office:value-type="float" office:value="78652.4672900346" calcext:value-type="float">
            <text:p>78652.4672900346</text:p>
          </table:table-cell>
          <table:table-cell office:value-type="float" office:value="0.00499423233915" calcext:value-type="float">
            <text:p>0.0049942323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192383811787" calcext:value-type="float">
            <text:p>0.0192383812</text:p>
          </table:table-cell>
          <table:table-cell table:style-name="ce4" office:value-type="float" office:value="0.0000941386454241" calcext:value-type="float">
            <text:p>9.41E-05</text:p>
          </table:table-cell>
          <table:table-cell office:value-type="float" office:value="77960.7289723" calcext:value-type="float">
            <text:p>77960.7289723</text:p>
          </table:table-cell>
          <table:table-cell office:value-type="float" office:value="77960.7289722924" calcext:value-type="float">
            <text:p>77960.7289722924</text:p>
          </table:table-cell>
          <table:table-cell office:value-type="float" office:value="0.0049506199616" calcext:value-type="float">
            <text:p>0.0049506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50722188186" calcext:value-type="float">
            <text:p>2.5072218819</text:p>
          </table:table-cell>
          <table:table-cell office:value-type="float" office:value="0.000788036899597" calcext:value-type="float">
            <text:p>0.0007880369</text:p>
          </table:table-cell>
          <table:table-cell office:value-type="float" office:value="508220.76947" calcext:value-type="float">
            <text:p>508220.76947</text:p>
          </table:table-cell>
          <table:table-cell office:value-type="float" office:value="508220.769470404" calcext:value-type="float">
            <text:p>508220.769470404</text:p>
          </table:table-cell>
          <table:table-cell office:value-type="float" office:value="0.235451547098" calcext:value-type="float">
            <text:p>0.235451547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50722188186" calcext:value-type="float">
            <text:p>2.5072218819</text:p>
          </table:table-cell>
          <table:table-cell office:value-type="float" office:value="0.000788036899597" calcext:value-type="float">
            <text:p>0.0007880369</text:p>
          </table:table-cell>
          <table:table-cell office:value-type="float" office:value="509026.806854" calcext:value-type="float">
            <text:p>509026.806854</text:p>
          </table:table-cell>
          <table:table-cell office:value-type="float" office:value="509026.806853582" calcext:value-type="float">
            <text:p>509026.806853582</text:p>
          </table:table-cell>
          <table:table-cell office:value-type="float" office:value="0.235600768272" calcext:value-type="float">
            <text:p>0.235600768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50722188186" calcext:value-type="float">
            <text:p>2.5072218819</text:p>
          </table:table-cell>
          <table:table-cell office:value-type="float" office:value="0.000788036899597" calcext:value-type="float">
            <text:p>0.0007880369</text:p>
          </table:table-cell>
          <table:table-cell office:value-type="float" office:value="508163.747664" calcext:value-type="float">
            <text:p>508163.747664</text:p>
          </table:table-cell>
          <table:table-cell office:value-type="float" office:value="508163.747663551" calcext:value-type="float">
            <text:p>508163.747663551</text:p>
          </table:table-cell>
          <table:table-cell office:value-type="float" office:value="0.235465761038" calcext:value-type="float">
            <text:p>0.23546576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57000043765" calcext:value-type="float">
            <text:p>0.0570000438</text:p>
          </table:table-cell>
          <table:table-cell table:style-name="ce4" office:value-type="float" office:value="0.0000103711220755" calcext:value-type="float">
            <text:p>1.04E-05</text:p>
          </table:table-cell>
          <table:table-cell office:value-type="float" office:value="257223.4081" calcext:value-type="float">
            <text:p>257223.4081</text:p>
          </table:table-cell>
          <table:table-cell office:value-type="float" office:value="257223.40809965" calcext:value-type="float">
            <text:p>257223.40809965</text:p>
          </table:table-cell>
          <table:table-cell office:value-type="float" office:value="0.00638022364275" calcext:value-type="float">
            <text:p>0.006380223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552374337129" calcext:value-type="float">
            <text:p>0.0552374337</text:p>
          </table:table-cell>
          <table:table-cell table:style-name="ce4" office:value-type="float" office:value="0.00000122161200388" calcext:value-type="float">
            <text:p>1.22E-06</text:p>
          </table:table-cell>
          <table:table-cell office:value-type="float" office:value="256808.498442" calcext:value-type="float">
            <text:p>256808.498442</text:p>
          </table:table-cell>
          <table:table-cell office:value-type="float" office:value="256808.498442371" calcext:value-type="float">
            <text:p>256808.498442371</text:p>
          </table:table-cell>
          <table:table-cell office:value-type="float" office:value="0.00636884315231" calcext:value-type="float">
            <text:p>0.006368843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57000043765" calcext:value-type="float">
            <text:p>0.0570000438</text:p>
          </table:table-cell>
          <table:table-cell table:style-name="ce4" office:value-type="float" office:value="0.0000103711220755" calcext:value-type="float">
            <text:p>1.04E-05</text:p>
          </table:table-cell>
          <table:table-cell office:value-type="float" office:value="257281.987539" calcext:value-type="float">
            <text:p>257281.987539</text:p>
          </table:table-cell>
          <table:table-cell office:value-type="float" office:value="257281.987538933" calcext:value-type="float">
            <text:p>257281.987538933</text:p>
          </table:table-cell>
          <table:table-cell office:value-type="float" office:value="0.00638145868257" calcext:value-type="float">
            <text:p>0.0063814587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265090982245" calcext:value-type="float">
            <text:p>0.0265090982</text:p>
          </table:table-cell>
          <table:table-cell table:style-name="ce4" office:value-type="float" office:value="0.00000121491300955" calcext:value-type="float">
            <text:p>1.21E-06</text:p>
          </table:table-cell>
          <table:table-cell office:value-type="float" office:value="35425.94081" calcext:value-type="float">
            <text:p>35425.94081</text:p>
          </table:table-cell>
          <table:table-cell office:value-type="float" office:value="35425.9408099674" calcext:value-type="float">
            <text:p>35425.9408099674</text:p>
          </table:table-cell>
          <table:table-cell office:value-type="float" office:value="0.00224573375456" calcext:value-type="float">
            <text:p>0.0022457338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266772562381" calcext:value-type="float">
            <text:p>0.0266772562</text:p>
          </table:table-cell>
          <table:table-cell table:style-name="ce4" office:value-type="float" office:value="0.00000121491300955" calcext:value-type="float">
            <text:p>1.21E-06</text:p>
          </table:table-cell>
          <table:table-cell office:value-type="float" office:value="35176.9439252" calcext:value-type="float">
            <text:p>35176.9439252</text:p>
          </table:table-cell>
          <table:table-cell office:value-type="float" office:value="35176.9439252381" calcext:value-type="float">
            <text:p>35176.9439252381</text:p>
          </table:table-cell>
          <table:table-cell office:value-type="float" office:value="0.00222998159643" calcext:value-type="float">
            <text:p>0.002229981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26492415559" calcext:value-type="float">
            <text:p>0.0264924156</text:p>
          </table:table-cell>
          <table:table-cell table:style-name="ce4" office:value-type="float" office:value="0.00000121491300955" calcext:value-type="float">
            <text:p>1.21E-06</text:p>
          </table:table-cell>
          <table:table-cell office:value-type="float" office:value="35397.1619938" calcext:value-type="float">
            <text:p>35397.1619938</text:p>
          </table:table-cell>
          <table:table-cell office:value-type="float" office:value="35397.1619937747" calcext:value-type="float">
            <text:p>35397.1619937747</text:p>
          </table:table-cell>
          <table:table-cell office:value-type="float" office:value="0.0022438615387" calcext:value-type="float">
            <text:p>0.002243861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35396010531" calcext:value-type="float">
            <text:p>2.3539601053</text:p>
          </table:table-cell>
          <table:table-cell office:value-type="float" office:value="0.00035750144039" calcext:value-type="float">
            <text:p>0.0003575014</text:p>
          </table:table-cell>
          <table:table-cell office:value-type="float" office:value="573508.188088" calcext:value-type="float">
            <text:p>573508.188088</text:p>
          </table:table-cell>
          <table:table-cell office:value-type="float" office:value="573508.188087767" calcext:value-type="float">
            <text:p>573508.188087767</text:p>
          </table:table-cell>
          <table:table-cell office:value-type="float" office:value="0.242232923728" calcext:value-type="float">
            <text:p>0.242232923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33957905808" calcext:value-type="float">
            <text:p>2.3395790581</text:p>
          </table:table-cell>
          <table:table-cell office:value-type="float" office:value="0.00035750144039" calcext:value-type="float">
            <text:p>0.0003575014</text:p>
          </table:table-cell>
          <table:table-cell office:value-type="float" office:value="573759.115987" calcext:value-type="float">
            <text:p>573759.115987</text:p>
          </table:table-cell>
          <table:table-cell office:value-type="float" office:value="573759.115987461" calcext:value-type="float">
            <text:p>573759.115987461</text:p>
          </table:table-cell>
          <table:table-cell office:value-type="float" office:value="0.242487225896" calcext:value-type="float">
            <text:p>0.242487225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35438966892" calcext:value-type="float">
            <text:p>2.3543896689</text:p>
          </table:table-cell>
          <table:table-cell office:value-type="float" office:value="0.00035750144039" calcext:value-type="float">
            <text:p>0.0003575014</text:p>
          </table:table-cell>
          <table:table-cell office:value-type="float" office:value="573424.62069" calcext:value-type="float">
            <text:p>573424.62069</text:p>
          </table:table-cell>
          <table:table-cell office:value-type="float" office:value="573424.620689654" calcext:value-type="float">
            <text:p>573424.620689654</text:p>
          </table:table-cell>
          <table:table-cell office:value-type="float" office:value="0.242233426893" calcext:value-type="float">
            <text:p>0.242233426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550512388584" calcext:value-type="float">
            <text:p>0.0550512389</text:p>
          </table:table-cell>
          <table:table-cell table:style-name="ce4" office:value-type="float" office:value="0.0000120093549195" calcext:value-type="float">
            <text:p>1.20E-05</text:p>
          </table:table-cell>
          <table:table-cell office:value-type="float" office:value="291241.08046" calcext:value-type="float">
            <text:p>291241.08046</text:p>
          </table:table-cell>
          <table:table-cell office:value-type="float" office:value="291241.080459644" calcext:value-type="float">
            <text:p>291241.080459644</text:p>
          </table:table-cell>
          <table:table-cell office:value-type="float" office:value="0.00720543339925" calcext:value-type="float">
            <text:p>0.007205433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550512388584" calcext:value-type="float">
            <text:p>0.0550512389</text:p>
          </table:table-cell>
          <table:table-cell table:style-name="ce4" office:value-type="float" office:value="0.00000317154849627" calcext:value-type="float">
            <text:p>3.17E-06</text:p>
          </table:table-cell>
          <table:table-cell office:value-type="float" office:value="290922.670846" calcext:value-type="float">
            <text:p>290922.670846</text:p>
          </table:table-cell>
          <table:table-cell office:value-type="float" office:value="290922.670846225" calcext:value-type="float">
            <text:p>290922.670846225</text:p>
          </table:table-cell>
          <table:table-cell office:value-type="float" office:value="0.00719680341887" calcext:value-type="float">
            <text:p>0.007196803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550512388584" calcext:value-type="float">
            <text:p>0.0550512389</text:p>
          </table:table-cell>
          <table:table-cell table:style-name="ce4" office:value-type="float" office:value="0.0000120093549195" calcext:value-type="float">
            <text:p>1.20E-05</text:p>
          </table:table-cell>
          <table:table-cell office:value-type="float" office:value="291118.246604" calcext:value-type="float">
            <text:p>291118.246604</text:p>
          </table:table-cell>
          <table:table-cell office:value-type="float" office:value="291118.246603748" calcext:value-type="float">
            <text:p>291118.246603748</text:p>
          </table:table-cell>
          <table:table-cell office:value-type="float" office:value="0.00720227173369" calcext:value-type="float">
            <text:p>0.0072022717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264767821227" calcext:value-type="float">
            <text:p>0.0264767821</text:p>
          </table:table-cell>
          <table:table-cell table:style-name="ce4" office:value-type="float" office:value="0.00000582197949818" calcext:value-type="float">
            <text:p>5.82E-06</text:p>
          </table:table-cell>
          <table:table-cell office:value-type="float" office:value="37907.4158829" calcext:value-type="float">
            <text:p>37907.4158829</text:p>
          </table:table-cell>
          <table:table-cell office:value-type="float" office:value="37907.4158829223" calcext:value-type="float">
            <text:p>37907.4158829223</text:p>
          </table:table-cell>
          <table:table-cell office:value-type="float" office:value="0.0024017761588" calcext:value-type="float">
            <text:p>0.002401776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266562717259" calcext:value-type="float">
            <text:p>0.0266562717</text:p>
          </table:table-cell>
          <table:table-cell table:style-name="ce4" office:value-type="float" office:value="0.00000414724392043" calcext:value-type="float">
            <text:p>4.15E-06</text:p>
          </table:table-cell>
          <table:table-cell office:value-type="float" office:value="37641.5161964" calcext:value-type="float">
            <text:p>37641.5161964</text:p>
          </table:table-cell>
          <table:table-cell office:value-type="float" office:value="37641.5161963787" calcext:value-type="float">
            <text:p>37641.5161963787</text:p>
          </table:table-cell>
          <table:table-cell office:value-type="float" office:value="0.00238492665636" calcext:value-type="float">
            <text:p>0.002384926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264582108659" calcext:value-type="float">
            <text:p>0.0264582109</text:p>
          </table:table-cell>
          <table:table-cell table:style-name="ce4" office:value-type="float" office:value="0.00000251334711141" calcext:value-type="float">
            <text:p>2.51E-06</text:p>
          </table:table-cell>
          <table:table-cell office:value-type="float" office:value="37881.1985371" calcext:value-type="float">
            <text:p>37881.1985371</text:p>
          </table:table-cell>
          <table:table-cell office:value-type="float" office:value="37881.1985370642" calcext:value-type="float">
            <text:p>37881.1985370642</text:p>
          </table:table-cell>
          <table:table-cell office:value-type="float" office:value="0.00240009859353" calcext:value-type="float">
            <text:p>0.002400098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1.61500020481" calcext:value-type="float">
            <text:p>1.6150002048</text:p>
          </table:table-cell>
          <table:table-cell office:value-type="float" office:value="0.0001444384576" calcext:value-type="float">
            <text:p>0.0001444385</text:p>
          </table:table-cell>
          <table:table-cell office:value-type="float" office:value="430777.407524" calcext:value-type="float">
            <text:p>430777.407524</text:p>
          </table:table-cell>
          <table:table-cell office:value-type="float" office:value="430777.407523533" calcext:value-type="float">
            <text:p>430777.407523533</text:p>
          </table:table-cell>
          <table:table-cell office:value-type="float" office:value="0.19305386045" calcext:value-type="float">
            <text:p>0.193053860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1.61500020481" calcext:value-type="float">
            <text:p>1.6150002048</text:p>
          </table:table-cell>
          <table:table-cell office:value-type="float" office:value="0.0001444384576" calcext:value-type="float">
            <text:p>0.0001444385</text:p>
          </table:table-cell>
          <table:table-cell office:value-type="float" office:value="429928.857889" calcext:value-type="float">
            <text:p>429928.857889</text:p>
          </table:table-cell>
          <table:table-cell office:value-type="float" office:value="429928.857889261" calcext:value-type="float">
            <text:p>429928.857889261</text:p>
          </table:table-cell>
          <table:table-cell office:value-type="float" office:value="0.192511027416" calcext:value-type="float">
            <text:p>0.192511027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1.61500020481" calcext:value-type="float">
            <text:p>1.6150002048</text:p>
          </table:table-cell>
          <table:table-cell office:value-type="float" office:value="0.0001444384576" calcext:value-type="float">
            <text:p>0.0001444385</text:p>
          </table:table-cell>
          <table:table-cell office:value-type="float" office:value="431131.750261" calcext:value-type="float">
            <text:p>431131.750261</text:p>
          </table:table-cell>
          <table:table-cell office:value-type="float" office:value="431131.750261257" calcext:value-type="float">
            <text:p>431131.750261257</text:p>
          </table:table-cell>
          <table:table-cell office:value-type="float" office:value="0.193050300796" calcext:value-type="float">
            <text:p>0.1930503008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530595676514" calcext:value-type="float">
            <text:p>0.0530595677</text:p>
          </table:table-cell>
          <table:table-cell table:style-name="ce4" office:value-type="float" office:value="0.00000270267124328" calcext:value-type="float">
            <text:p>2.70E-06</text:p>
          </table:table-cell>
          <table:table-cell office:value-type="float" office:value="222355.740857" calcext:value-type="float">
            <text:p>222355.740857</text:p>
          </table:table-cell>
          <table:table-cell office:value-type="float" office:value="222355.74085713" calcext:value-type="float">
            <text:p>222355.74085713</text:p>
          </table:table-cell>
          <table:table-cell office:value-type="float" office:value="0.00551510683317" calcext:value-type="float">
            <text:p>0.005515106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530595676514" calcext:value-type="float">
            <text:p>0.0530595677</text:p>
          </table:table-cell>
          <table:table-cell table:style-name="ce4" office:value-type="float" office:value="0.00000270267124328" calcext:value-type="float">
            <text:p>2.70E-06</text:p>
          </table:table-cell>
          <table:table-cell office:value-type="float" office:value="222341.981191" calcext:value-type="float">
            <text:p>222341.981191</text:p>
          </table:table-cell>
          <table:table-cell office:value-type="float" office:value="222341.981191498" calcext:value-type="float">
            <text:p>222341.981191498</text:p>
          </table:table-cell>
          <table:table-cell office:value-type="float" office:value="0.00551482504647" calcext:value-type="float">
            <text:p>0.00551482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530595676514" calcext:value-type="float">
            <text:p>0.0530595677</text:p>
          </table:table-cell>
          <table:table-cell table:style-name="ce4" office:value-type="float" office:value="0.00000270267124328" calcext:value-type="float">
            <text:p>2.70E-06</text:p>
          </table:table-cell>
          <table:table-cell office:value-type="float" office:value="222941.968652" calcext:value-type="float">
            <text:p>222941.968652</text:p>
          </table:table-cell>
          <table:table-cell office:value-type="float" office:value="222941.968652355" calcext:value-type="float">
            <text:p>222941.968652355</text:p>
          </table:table-cell>
          <table:table-cell office:value-type="float" office:value="0.00552970880661" calcext:value-type="float">
            <text:p>0.005529708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201115677187" calcext:value-type="float">
            <text:p>0.0201115677</text:p>
          </table:table-cell>
          <table:table-cell table:style-name="ce4" office:value-type="float" office:value="0.00000941207126708" calcext:value-type="float">
            <text:p>9.41E-06</text:p>
          </table:table-cell>
          <table:table-cell office:value-type="float" office:value="34197.2079416" calcext:value-type="float">
            <text:p>34197.2079416</text:p>
          </table:table-cell>
          <table:table-cell office:value-type="float" office:value="34197.2079416368" calcext:value-type="float">
            <text:p>34197.2079416368</text:p>
          </table:table-cell>
          <table:table-cell office:value-type="float" office:value="0.00216954632431" calcext:value-type="float">
            <text:p>0.0021695463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200702769384" calcext:value-type="float">
            <text:p>0.0200702769</text:p>
          </table:table-cell>
          <table:table-cell table:style-name="ce4" office:value-type="float" office:value="0.0000074305443416" calcext:value-type="float">
            <text:p>7.43E-06</text:p>
          </table:table-cell>
          <table:table-cell office:value-type="float" office:value="34366.6896553" calcext:value-type="float">
            <text:p>34366.6896553</text:p>
          </table:table-cell>
          <table:table-cell office:value-type="float" office:value="34366.6896553249" calcext:value-type="float">
            <text:p>34366.6896553249</text:p>
          </table:table-cell>
          <table:table-cell office:value-type="float" office:value="0.00218025128131" calcext:value-type="float">
            <text:p>0.0021802513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201115677187" calcext:value-type="float">
            <text:p>0.0201115677</text:p>
          </table:table-cell>
          <table:table-cell table:style-name="ce4" office:value-type="float" office:value="0.00000941207126708" calcext:value-type="float">
            <text:p>9.41E-06</text:p>
          </table:table-cell>
          <table:table-cell office:value-type="float" office:value="34098.2466041" calcext:value-type="float">
            <text:p>34098.2466041</text:p>
          </table:table-cell>
          <table:table-cell office:value-type="float" office:value="34098.2466041152" calcext:value-type="float">
            <text:p>34098.2466041152</text:p>
          </table:table-cell>
          <table:table-cell office:value-type="float" office:value="0.00216327813574" calcext:value-type="float">
            <text:p>0.002163278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38166038004" calcext:value-type="float">
            <text:p>2.38166038</text:p>
          </table:table-cell>
          <table:table-cell office:value-type="float" office:value="0.000293082259023" calcext:value-type="float">
            <text:p>0.0002930823</text:p>
          </table:table-cell>
          <table:table-cell office:value-type="float" office:value="748137.154286" calcext:value-type="float">
            <text:p>748137.154286</text:p>
          </table:table-cell>
          <table:table-cell office:value-type="float" office:value="748137.154285706" calcext:value-type="float">
            <text:p>748137.154285706</text:p>
          </table:table-cell>
          <table:table-cell office:value-type="float" office:value="0.294775475447" calcext:value-type="float">
            <text:p>0.294775475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3820128372" calcext:value-type="float">
            <text:p>2.3820128372</text:p>
          </table:table-cell>
          <table:table-cell office:value-type="float" office:value="0.00303702697794" calcext:value-type="float">
            <text:p>0.003037027</text:p>
          </table:table-cell>
          <table:table-cell office:value-type="float" office:value="747777.131429" calcext:value-type="float">
            <text:p>747777.131429</text:p>
          </table:table-cell>
          <table:table-cell office:value-type="float" office:value="747777.13142857" calcext:value-type="float">
            <text:p>747777.13142857</text:p>
          </table:table-cell>
          <table:table-cell office:value-type="float" office:value="0.294719923083" calcext:value-type="float">
            <text:p>0.294719923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3820128372" calcext:value-type="float">
            <text:p>2.3820128372</text:p>
          </table:table-cell>
          <table:table-cell office:value-type="float" office:value="0.00101121622356" calcext:value-type="float">
            <text:p>0.0010112162</text:p>
          </table:table-cell>
          <table:table-cell office:value-type="float" office:value="747738.063492" calcext:value-type="float">
            <text:p>747738.063492</text:p>
          </table:table-cell>
          <table:table-cell office:value-type="float" office:value="747738.063492056" calcext:value-type="float">
            <text:p>747738.063492056</text:p>
          </table:table-cell>
          <table:table-cell office:value-type="float" office:value="0.294656722067" calcext:value-type="float">
            <text:p>0.294656722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571457767482" calcext:value-type="float">
            <text:p>0.0571457767</text:p>
          </table:table-cell>
          <table:table-cell table:style-name="ce4" office:value-type="float" office:value="0.0000106257635717" calcext:value-type="float">
            <text:p>1.06E-05</text:p>
          </table:table-cell>
          <table:table-cell office:value-type="float" office:value="385559.254921" calcext:value-type="float">
            <text:p>385559.254921</text:p>
          </table:table-cell>
          <table:table-cell office:value-type="float" office:value="385559.254920583" calcext:value-type="float">
            <text:p>385559.254920583</text:p>
          </table:table-cell>
          <table:table-cell office:value-type="float" office:value="0.0095222291611" calcext:value-type="float">
            <text:p>0.009522229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569772146541" calcext:value-type="float">
            <text:p>0.0569772147</text:p>
          </table:table-cell>
          <table:table-cell table:style-name="ce4" office:value-type="float" office:value="0.000000185001754111" calcext:value-type="float">
            <text:p>1.85E-07</text:p>
          </table:table-cell>
          <table:table-cell office:value-type="float" office:value="385040.414921" calcext:value-type="float">
            <text:p>385040.414921</text:p>
          </table:table-cell>
          <table:table-cell office:value-type="float" office:value="385040.414920565" calcext:value-type="float">
            <text:p>385040.414920565</text:p>
          </table:table-cell>
          <table:table-cell office:value-type="float" office:value="0.00950889243288" calcext:value-type="float">
            <text:p>0.009508892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571457767482" calcext:value-type="float">
            <text:p>0.0571457767</text:p>
          </table:table-cell>
          <table:table-cell table:style-name="ce4" office:value-type="float" office:value="0.0000112105700007" calcext:value-type="float">
            <text:p>1.12E-05</text:p>
          </table:table-cell>
          <table:table-cell office:value-type="float" office:value="385697.868254" calcext:value-type="float">
            <text:p>385697.868254</text:p>
          </table:table-cell>
          <table:table-cell office:value-type="float" office:value="385697.868253903" calcext:value-type="float">
            <text:p>385697.868253903</text:p>
          </table:table-cell>
          <table:table-cell office:value-type="float" office:value="0.0095255442635" calcext:value-type="float">
            <text:p>0.0095255443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254993788992" calcext:value-type="float">
            <text:p>0.0254993789</text:p>
          </table:table-cell>
          <table:table-cell table:style-name="ce4" office:value-type="float" office:value="0.0000122202914682" calcext:value-type="float">
            <text:p>1.22E-05</text:p>
          </table:table-cell>
          <table:table-cell office:value-type="float" office:value="49137.7117459" calcext:value-type="float">
            <text:p>49137.7117459</text:p>
          </table:table-cell>
          <table:table-cell office:value-type="float" office:value="49137.7117459116" calcext:value-type="float">
            <text:p>49137.7117459116</text:p>
          </table:table-cell>
          <table:table-cell office:value-type="float" office:value="0.00311052669116" calcext:value-type="float">
            <text:p>0.003110526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256879321009" calcext:value-type="float">
            <text:p>0.0256879321</text:p>
          </table:table-cell>
          <table:table-cell table:style-name="ce4" office:value-type="float" office:value="0.0000228471829824" calcext:value-type="float">
            <text:p>2.28E-05</text:p>
          </table:table-cell>
          <table:table-cell office:value-type="float" office:value="48743.3136507" calcext:value-type="float">
            <text:p>48743.3136507</text:p>
          </table:table-cell>
          <table:table-cell office:value-type="float" office:value="48743.3136506792" calcext:value-type="float">
            <text:p>48743.3136506792</text:p>
          </table:table-cell>
          <table:table-cell office:value-type="float" office:value="0.00308558117806" calcext:value-type="float">
            <text:p>0.003085581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255149595697" calcext:value-type="float">
            <text:p>0.0255149596</text:p>
          </table:table-cell>
          <table:table-cell table:style-name="ce4" office:value-type="float" office:value="0.00000846118898414" calcext:value-type="float">
            <text:p>8.46E-06</text:p>
          </table:table-cell>
          <table:table-cell office:value-type="float" office:value="49166.0057142" calcext:value-type="float">
            <text:p>49166.0057142</text:p>
          </table:table-cell>
          <table:table-cell office:value-type="float" office:value="49166.0057142091" calcext:value-type="float">
            <text:p>49166.0057142091</text:p>
          </table:table-cell>
          <table:table-cell office:value-type="float" office:value="0.0031123537308" calcext:value-type="float">
            <text:p>0.003112353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1.61283401844" calcext:value-type="float">
            <text:p>1.6128340184</text:p>
          </table:table-cell>
          <table:table-cell office:value-type="float" office:value="0.00045789166377" calcext:value-type="float">
            <text:p>0.0004578917</text:p>
          </table:table-cell>
          <table:table-cell office:value-type="float" office:value="470580.348571" calcext:value-type="float">
            <text:p>470580.348571</text:p>
          </table:table-cell>
          <table:table-cell office:value-type="float" office:value="470580.348571479" calcext:value-type="float">
            <text:p>470580.348571479</text:p>
          </table:table-cell>
          <table:table-cell office:value-type="float" office:value="0.197253235886" calcext:value-type="float">
            <text:p>0.197253235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1.61283401844" calcext:value-type="float">
            <text:p>1.6128340184</text:p>
          </table:table-cell>
          <table:table-cell office:value-type="float" office:value="0.00045789166377" calcext:value-type="float">
            <text:p>0.0004578917</text:p>
          </table:table-cell>
          <table:table-cell office:value-type="float" office:value="469874.926984" calcext:value-type="float">
            <text:p>469874.926984</text:p>
          </table:table-cell>
          <table:table-cell office:value-type="float" office:value="469874.926984174" calcext:value-type="float">
            <text:p>469874.926984174</text:p>
          </table:table-cell>
          <table:table-cell office:value-type="float" office:value="0.196769027377" calcext:value-type="float">
            <text:p>0.196769027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1.61283401844" calcext:value-type="float">
            <text:p>1.6128340184</text:p>
          </table:table-cell>
          <table:table-cell office:value-type="float" office:value="0.00045789166377" calcext:value-type="float">
            <text:p>0.0004578917</text:p>
          </table:table-cell>
          <table:table-cell office:value-type="float" office:value="471687.444444" calcext:value-type="float">
            <text:p>471687.444444</text:p>
          </table:table-cell>
          <table:table-cell office:value-type="float" office:value="471687.444444496" calcext:value-type="float">
            <text:p>471687.444444496</text:p>
          </table:table-cell>
          <table:table-cell office:value-type="float" office:value="0.197563852261" calcext:value-type="float">
            <text:p>0.197563852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0546071081029" calcext:value-type="float">
            <text:p>0.0546071081</text:p>
          </table:table-cell>
          <table:table-cell table:style-name="ce4" office:value-type="float" office:value="0.0000225262377194" calcext:value-type="float">
            <text:p>2.25E-05</text:p>
          </table:table-cell>
          <table:table-cell office:value-type="float" office:value="242898.133652" calcext:value-type="float">
            <text:p>242898.133652</text:p>
          </table:table-cell>
          <table:table-cell office:value-type="float" office:value="242898.133651647" calcext:value-type="float">
            <text:p>242898.133651647</text:p>
          </table:table-cell>
          <table:table-cell office:value-type="float" office:value="0.00601236756097" calcext:value-type="float">
            <text:p>0.006012367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0546071081029" calcext:value-type="float">
            <text:p>0.0546071081</text:p>
          </table:table-cell>
          <table:table-cell table:style-name="ce4" office:value-type="float" office:value="0.00000965754843364" calcext:value-type="float">
            <text:p>9.66E-06</text:p>
          </table:table-cell>
          <table:table-cell office:value-type="float" office:value="242562.86762" calcext:value-type="float">
            <text:p>242562.86762</text:p>
          </table:table-cell>
          <table:table-cell office:value-type="float" office:value="242562.867619894" calcext:value-type="float">
            <text:p>242562.867619894</text:p>
          </table:table-cell>
          <table:table-cell office:value-type="float" office:value="0.00600391649414" calcext:value-type="float">
            <text:p>0.006003916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0546071081029" calcext:value-type="float">
            <text:p>0.0546071081</text:p>
          </table:table-cell>
          <table:table-cell table:style-name="ce4" office:value-type="float" office:value="0.0000128069765797" calcext:value-type="float">
            <text:p>1.28E-05</text:p>
          </table:table-cell>
          <table:table-cell office:value-type="float" office:value="243769.252382" calcext:value-type="float">
            <text:p>243769.252382</text:p>
          </table:table-cell>
          <table:table-cell office:value-type="float" office:value="243769.25238178" calcext:value-type="float">
            <text:p>243769.25238178</text:p>
          </table:table-cell>
          <table:table-cell office:value-type="float" office:value="0.00603400237108" calcext:value-type="float">
            <text:p>0.006034002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230428305659" calcext:value-type="float">
            <text:p>0.0230428306</text:p>
          </table:table-cell>
          <table:table-cell table:style-name="ce4" office:value-type="float" office:value="0.00000047966436277" calcext:value-type="float">
            <text:p>4.80E-07</text:p>
          </table:table-cell>
          <table:table-cell office:value-type="float" office:value="34514.2895242" calcext:value-type="float">
            <text:p>34514.2895242</text:p>
          </table:table-cell>
          <table:table-cell office:value-type="float" office:value="34514.2895241503" calcext:value-type="float">
            <text:p>34514.2895241503</text:p>
          </table:table-cell>
          <table:table-cell office:value-type="float" office:value="0.00218843350713" calcext:value-type="float">
            <text:p>0.002188433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230817997758" calcext:value-type="float">
            <text:p>0.0230817998</text:p>
          </table:table-cell>
          <table:table-cell table:style-name="ce4" office:value-type="float" office:value="0.00000390098298476" calcext:value-type="float">
            <text:p>3.90E-06</text:p>
          </table:table-cell>
          <table:table-cell office:value-type="float" office:value="34759.8019051" calcext:value-type="float">
            <text:p>34759.8019051</text:p>
          </table:table-cell>
          <table:table-cell office:value-type="float" office:value="34759.8019051408" calcext:value-type="float">
            <text:p>34759.8019051408</text:p>
          </table:table-cell>
          <table:table-cell office:value-type="float" office:value="0.00220400466176" calcext:value-type="float">
            <text:p>0.002204004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230336840621" calcext:value-type="float">
            <text:p>0.0230336841</text:p>
          </table:table-cell>
          <table:table-cell table:style-name="ce4" office:value-type="float" office:value="0.00000047966436277" calcext:value-type="float">
            <text:p>4.80E-07</text:p>
          </table:table-cell>
          <table:table-cell office:value-type="float" office:value="34506.1987305" calcext:value-type="float">
            <text:p>34506.1987305</text:p>
          </table:table-cell>
          <table:table-cell office:value-type="float" office:value="34506.1987305096" calcext:value-type="float">
            <text:p>34506.1987305096</text:p>
          </table:table-cell>
          <table:table-cell office:value-type="float" office:value="0.00218797311723" calcext:value-type="float">
            <text:p>0.002187973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8.83093457354" calcext:value-type="float">
            <text:p>8.8309345735</text:p>
          </table:table-cell>
          <table:table-cell office:value-type="float" office:value="0.28354226497" calcext:value-type="float">
            <text:p>0.283542265</text:p>
          </table:table-cell>
          <table:table-cell office:value-type="float" office:value="3396962.18254" calcext:value-type="float">
            <text:p>3396962.18254</text:p>
          </table:table-cell>
          <table:table-cell office:value-type="float" office:value="3396962.18253974" calcext:value-type="float">
            <text:p>3396962.18253974</text:p>
          </table:table-cell>
          <table:table-cell office:value-type="float" office:value="1.501937072" calcext:value-type="float">
            <text:p>1.501937072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8.83326126084" calcext:value-type="float">
            <text:p>8.8332612608</text:p>
          </table:table-cell>
          <table:table-cell office:value-type="float" office:value="0.28417637935" calcext:value-type="float">
            <text:p>0.2841763794</text:p>
          </table:table-cell>
          <table:table-cell office:value-type="float" office:value="3398266.3254" calcext:value-type="float">
            <text:p>3398266.3254</text:p>
          </table:table-cell>
          <table:table-cell office:value-type="float" office:value="3398266.32539689" calcext:value-type="float">
            <text:p>3398266.32539689</text:p>
          </table:table-cell>
          <table:table-cell office:value-type="float" office:value="1.50163201131" calcext:value-type="float">
            <text:p>1.501632011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8.83326126084" calcext:value-type="float">
            <text:p>8.8332612608</text:p>
          </table:table-cell>
          <table:table-cell office:value-type="float" office:value="0.28409049744" calcext:value-type="float">
            <text:p>0.2840904974</text:p>
          </table:table-cell>
          <table:table-cell office:value-type="float" office:value="3397711.2619" calcext:value-type="float">
            <text:p>3397711.2619</text:p>
          </table:table-cell>
          <table:table-cell office:value-type="float" office:value="3397711.26190482" calcext:value-type="float">
            <text:p>3397711.26190482</text:p>
          </table:table-cell>
          <table:table-cell office:value-type="float" office:value="1.50204913813" calcext:value-type="float">
            <text:p>1.502049138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53571388607" calcext:value-type="float">
            <text:p>0.1535713886</text:p>
          </table:table-cell>
          <table:table-cell office:value-type="float" office:value="0.019933923759" calcext:value-type="float">
            <text:p>0.0199339238</text:p>
          </table:table-cell>
          <table:table-cell office:value-type="float" office:value="1822063.10318" calcext:value-type="float">
            <text:p>1822063.10318</text:p>
          </table:table-cell>
          <table:table-cell office:value-type="float" office:value="1822063.10317537" calcext:value-type="float">
            <text:p>1822063.10317537</text:p>
          </table:table-cell>
          <table:table-cell office:value-type="float" office:value="0.0452302390804" calcext:value-type="float">
            <text:p>0.045230239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53785184441" calcext:value-type="float">
            <text:p>0.1537851844</text:p>
          </table:table-cell>
          <table:table-cell office:value-type="float" office:value="0.0200127723943" calcext:value-type="float">
            <text:p>0.0200127724</text:p>
          </table:table-cell>
          <table:table-cell office:value-type="float" office:value="1820778.23016" calcext:value-type="float">
            <text:p>1820778.23016</text:p>
          </table:table-cell>
          <table:table-cell office:value-type="float" office:value="1820778.23015949" calcext:value-type="float">
            <text:p>1820778.23015949</text:p>
          </table:table-cell>
          <table:table-cell office:value-type="float" office:value="0.0451977430275" calcext:value-type="float">
            <text:p>0.045197743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53571388607" calcext:value-type="float">
            <text:p>0.1535713886</text:p>
          </table:table-cell>
          <table:table-cell office:value-type="float" office:value="0.020549326829" calcext:value-type="float">
            <text:p>0.0205493268</text:p>
          </table:table-cell>
          <table:table-cell office:value-type="float" office:value="1825810.62698" calcext:value-type="float">
            <text:p>1825810.62698</text:p>
          </table:table-cell>
          <table:table-cell office:value-type="float" office:value="1825810.62698488" calcext:value-type="float">
            <text:p>1825810.62698488</text:p>
          </table:table-cell>
          <table:table-cell office:value-type="float" office:value="0.0453234309799" calcext:value-type="float">
            <text:p>0.04532343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643953639768" calcext:value-type="float">
            <text:p>0.064395364</text:p>
          </table:table-cell>
          <table:table-cell office:value-type="float" office:value="0.00999215564317" calcext:value-type="float">
            <text:p>0.0099921556</text:p>
          </table:table-cell>
          <table:table-cell office:value-type="float" office:value="310759.238096" calcext:value-type="float">
            <text:p>310759.238096</text:p>
          </table:table-cell>
          <table:table-cell office:value-type="float" office:value="310759.238095586" calcext:value-type="float">
            <text:p>310759.238095586</text:p>
          </table:table-cell>
          <table:table-cell office:value-type="float" office:value="0.0197224422377" calcext:value-type="float">
            <text:p>0.019722442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643953639768" calcext:value-type="float">
            <text:p>0.064395364</text:p>
          </table:table-cell>
          <table:table-cell office:value-type="float" office:value="0.00999215564317" calcext:value-type="float">
            <text:p>0.0099921556</text:p>
          </table:table-cell>
          <table:table-cell office:value-type="float" office:value="311074.15873" calcext:value-type="float">
            <text:p>311074.15873</text:p>
          </table:table-cell>
          <table:table-cell office:value-type="float" office:value="311074.158730477" calcext:value-type="float">
            <text:p>311074.158730477</text:p>
          </table:table-cell>
          <table:table-cell office:value-type="float" office:value="0.0197424393797" calcext:value-type="float">
            <text:p>0.019742439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643953639768" calcext:value-type="float">
            <text:p>0.064395364</text:p>
          </table:table-cell>
          <table:table-cell office:value-type="float" office:value="0.00999215564317" calcext:value-type="float">
            <text:p>0.0099921556</text:p>
          </table:table-cell>
          <table:table-cell office:value-type="float" office:value="310706.253969" calcext:value-type="float">
            <text:p>310706.253969</text:p>
          </table:table-cell>
          <table:table-cell office:value-type="float" office:value="310706.253968587" calcext:value-type="float">
            <text:p>310706.253968587</text:p>
          </table:table-cell>
          <table:table-cell office:value-type="float" office:value="0.0197191476688" calcext:value-type="float">
            <text:p>0.019719147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5.35164333119" calcext:value-type="float">
            <text:p>5.3516433312</text:p>
          </table:table-cell>
          <table:table-cell office:value-type="float" office:value="0.000213287551186" calcext:value-type="float">
            <text:p>0.0002132876</text:p>
          </table:table-cell>
          <table:table-cell office:value-type="float" office:value="1421802.72222" calcext:value-type="float">
            <text:p>1421802.72222</text:p>
          </table:table-cell>
          <table:table-cell office:value-type="float" office:value="1421802.72222222" calcext:value-type="float">
            <text:p>1421802.72222222</text:p>
          </table:table-cell>
          <table:table-cell office:value-type="float" office:value="0.585501365614" calcext:value-type="float">
            <text:p>0.5855013656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5.35389563502" calcext:value-type="float">
            <text:p>5.353895635</text:p>
          </table:table-cell>
          <table:table-cell office:value-type="float" office:value="0.000213287551186" calcext:value-type="float">
            <text:p>0.0002132876</text:p>
          </table:table-cell>
          <table:table-cell office:value-type="float" office:value="1416005.88095" calcext:value-type="float">
            <text:p>1416005.88095</text:p>
          </table:table-cell>
          <table:table-cell office:value-type="float" office:value="1416005.88095239" calcext:value-type="float">
            <text:p>1416005.88095239</text:p>
          </table:table-cell>
          <table:table-cell office:value-type="float" office:value="0.58351629614" calcext:value-type="float">
            <text:p>0.583516296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5.35389563502" calcext:value-type="float">
            <text:p>5.353895635</text:p>
          </table:table-cell>
          <table:table-cell office:value-type="float" office:value="0.000213287551186" calcext:value-type="float">
            <text:p>0.0002132876</text:p>
          </table:table-cell>
          <table:table-cell office:value-type="float" office:value="1419732.6746" calcext:value-type="float">
            <text:p>1419732.6746</text:p>
          </table:table-cell>
          <table:table-cell office:value-type="float" office:value="1419732.67460317" calcext:value-type="float">
            <text:p>1419732.67460317</text:p>
          </table:table-cell>
          <table:table-cell office:value-type="float" office:value="0.584710456258" calcext:value-type="float">
            <text:p>0.584710456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2447229161" calcext:value-type="float">
            <text:p>0.1244722916</text:p>
          </table:table-cell>
          <table:table-cell table:style-name="ce4" office:value-type="float" office:value="0.0000409088510661" calcext:value-type="float">
            <text:p>4.09E-05</text:p>
          </table:table-cell>
          <table:table-cell office:value-type="float" office:value="734254.865079" calcext:value-type="float">
            <text:p>734254.865079</text:p>
          </table:table-cell>
          <table:table-cell office:value-type="float" office:value="734254.865079331" calcext:value-type="float">
            <text:p>734254.865079331</text:p>
          </table:table-cell>
          <table:table-cell office:value-type="float" office:value="0.0181475140136" calcext:value-type="float">
            <text:p>0.01814751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2447229161" calcext:value-type="float">
            <text:p>0.1244722916</text:p>
          </table:table-cell>
          <table:table-cell table:style-name="ce4" office:value-type="float" office:value="0.0000409088510661" calcext:value-type="float">
            <text:p>4.09E-05</text:p>
          </table:table-cell>
          <table:table-cell office:value-type="float" office:value="733709.928571" calcext:value-type="float">
            <text:p>733709.928571</text:p>
          </table:table-cell>
          <table:table-cell office:value-type="float" office:value="733709.928571319" calcext:value-type="float">
            <text:p>733709.928571319</text:p>
          </table:table-cell>
          <table:table-cell office:value-type="float" office:value="0.0181332709769" calcext:value-type="float">
            <text:p>0.01813327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2447229161" calcext:value-type="float">
            <text:p>0.1244722916</text:p>
          </table:table-cell>
          <table:table-cell table:style-name="ce4" office:value-type="float" office:value="0.0000409088510661" calcext:value-type="float">
            <text:p>4.09E-05</text:p>
          </table:table-cell>
          <table:table-cell office:value-type="float" office:value="733488.404762" calcext:value-type="float">
            <text:p>733488.404762</text:p>
          </table:table-cell>
          <table:table-cell office:value-type="float" office:value="733488.40476192" calcext:value-type="float">
            <text:p>733488.40476192</text:p>
          </table:table-cell>
          <table:table-cell office:value-type="float" office:value="0.0181284190833" calcext:value-type="float">
            <text:p>0.018128419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433934343716" calcext:value-type="float">
            <text:p>0.0433934344</text:p>
          </table:table-cell>
          <table:table-cell table:style-name="ce4" office:value-type="float" office:value="0.0000093154144889" calcext:value-type="float">
            <text:p>9.32E-06</text:p>
          </table:table-cell>
          <table:table-cell office:value-type="float" office:value="96424.9603175" calcext:value-type="float">
            <text:p>96424.9603175</text:p>
          </table:table-cell>
          <table:table-cell office:value-type="float" office:value="96424.9603174925" calcext:value-type="float">
            <text:p>96424.9603174925</text:p>
          </table:table-cell>
          <table:table-cell office:value-type="float" office:value="0.00610368013532" calcext:value-type="float">
            <text:p>0.006103680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433934343716" calcext:value-type="float">
            <text:p>0.0433934344</text:p>
          </table:table-cell>
          <table:table-cell table:style-name="ce4" office:value-type="float" office:value="0.0000509830115955" calcext:value-type="float">
            <text:p>5.10E-05</text:p>
          </table:table-cell>
          <table:table-cell office:value-type="float" office:value="95894.7222223" calcext:value-type="float">
            <text:p>95894.7222223</text:p>
          </table:table-cell>
          <table:table-cell office:value-type="float" office:value="95894.7222222582" calcext:value-type="float">
            <text:p>95894.7222222582</text:p>
          </table:table-cell>
          <table:table-cell office:value-type="float" office:value="0.0060700318448" calcext:value-type="float">
            <text:p>0.0060700318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433934343716" calcext:value-type="float">
            <text:p>0.0433934344</text:p>
          </table:table-cell>
          <table:table-cell table:style-name="ce4" office:value-type="float" office:value="0.0000093154144889" calcext:value-type="float">
            <text:p>9.32E-06</text:p>
          </table:table-cell>
          <table:table-cell office:value-type="float" office:value="96402.484127" calcext:value-type="float">
            <text:p>96402.484127</text:p>
          </table:table-cell>
          <table:table-cell office:value-type="float" office:value="96402.4841270125" calcext:value-type="float">
            <text:p>96402.4841270125</text:p>
          </table:table-cell>
          <table:table-cell office:value-type="float" office:value="0.00610233598704" calcext:value-type="float">
            <text:p>0.00610233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7075915637" calcext:value-type="float">
            <text:p>2.7075915637</text:p>
          </table:table-cell>
          <table:table-cell office:value-type="float" office:value="0.00444824021273" calcext:value-type="float">
            <text:p>0.0044482402</text:p>
          </table:table-cell>
          <table:table-cell office:value-type="float" office:value="1575555.96237" calcext:value-type="float">
            <text:p>1575555.96237</text:p>
          </table:table-cell>
          <table:table-cell office:value-type="float" office:value="1575555.96236559" calcext:value-type="float">
            <text:p>1575555.96236559</text:p>
          </table:table-cell>
          <table:table-cell office:value-type="float" office:value="0.561638232062" calcext:value-type="float">
            <text:p>0.561638232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7075915637" calcext:value-type="float">
            <text:p>2.7075915637</text:p>
          </table:table-cell>
          <table:table-cell office:value-type="float" office:value="0.00290094628077" calcext:value-type="float">
            <text:p>0.0029009463</text:p>
          </table:table-cell>
          <table:table-cell office:value-type="float" office:value="1571911.60215" calcext:value-type="float">
            <text:p>1571911.60215</text:p>
          </table:table-cell>
          <table:table-cell office:value-type="float" office:value="1571911.60215053" calcext:value-type="float">
            <text:p>1571911.60215053</text:p>
          </table:table-cell>
          <table:table-cell office:value-type="float" office:value="0.560311963795" calcext:value-type="float">
            <text:p>0.5603119638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7075915637" calcext:value-type="float">
            <text:p>2.7075915637</text:p>
          </table:table-cell>
          <table:table-cell office:value-type="float" office:value="0.00444824021273" calcext:value-type="float">
            <text:p>0.0044482402</text:p>
          </table:table-cell>
          <table:table-cell office:value-type="float" office:value="1574127.46774" calcext:value-type="float">
            <text:p>1574127.46774</text:p>
          </table:table-cell>
          <table:table-cell office:value-type="float" office:value="1574127.46774194" calcext:value-type="float">
            <text:p>1574127.46774194</text:p>
          </table:table-cell>
          <table:table-cell office:value-type="float" office:value="0.561065001119" calcext:value-type="float">
            <text:p>0.561065001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11238737154" calcext:value-type="float">
            <text:p>0.1112387372</text:p>
          </table:table-cell>
          <table:table-cell table:style-name="ce4" office:value-type="float" office:value="0.000079347381672" calcext:value-type="float">
            <text:p>7.93E-05</text:p>
          </table:table-cell>
          <table:table-cell office:value-type="float" office:value="809774.854839" calcext:value-type="float">
            <text:p>809774.854839</text:p>
          </table:table-cell>
          <table:table-cell office:value-type="float" office:value="809774.854838767" calcext:value-type="float">
            <text:p>809774.854838767</text:p>
          </table:table-cell>
          <table:table-cell office:value-type="float" office:value="0.0199715916967" calcext:value-type="float">
            <text:p>0.0199715917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11207199866" calcext:value-type="float">
            <text:p>0.1112071999</text:p>
          </table:table-cell>
          <table:table-cell office:value-type="float" office:value="0.00013329596083" calcext:value-type="float">
            <text:p>0.000133296</text:p>
          </table:table-cell>
          <table:table-cell office:value-type="float" office:value="806912.22043" calcext:value-type="float">
            <text:p>806912.22043</text:p>
          </table:table-cell>
          <table:table-cell office:value-type="float" office:value="806912.220430232" calcext:value-type="float">
            <text:p>806912.220430232</text:p>
          </table:table-cell>
          <table:table-cell office:value-type="float" office:value="0.019900239406" calcext:value-type="float">
            <text:p>0.0199002394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11124567631" calcext:value-type="float">
            <text:p>0.1111245676</text:p>
          </table:table-cell>
          <table:table-cell table:style-name="ce4" office:value-type="float" office:value="0.0000614095990872" calcext:value-type="float">
            <text:p>6.14E-05</text:p>
          </table:table-cell>
          <table:table-cell office:value-type="float" office:value="810008.672043" calcext:value-type="float">
            <text:p>810008.672043</text:p>
          </table:table-cell>
          <table:table-cell office:value-type="float" office:value="810008.672043051" calcext:value-type="float">
            <text:p>810008.672043051</text:p>
          </table:table-cell>
          <table:table-cell office:value-type="float" office:value="0.019977143191" calcext:value-type="float">
            <text:p>0.019977143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389204415503" calcext:value-type="float">
            <text:p>0.0389204416</text:p>
          </table:table-cell>
          <table:table-cell table:style-name="ce4" office:value-type="float" office:value="0.00000273135836473" calcext:value-type="float">
            <text:p>2.73E-06</text:p>
          </table:table-cell>
          <table:table-cell office:value-type="float" office:value="98947.5564516" calcext:value-type="float">
            <text:p>98947.5564516</text:p>
          </table:table-cell>
          <table:table-cell office:value-type="float" office:value="98947.5564516321" calcext:value-type="float">
            <text:p>98947.5564516321</text:p>
          </table:table-cell>
          <table:table-cell office:value-type="float" office:value="0.0062568300558" calcext:value-type="float">
            <text:p>0.006256830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391671971387" calcext:value-type="float">
            <text:p>0.0391671971</text:p>
          </table:table-cell>
          <table:table-cell table:style-name="ce4" office:value-type="float" office:value="0.00000273135836473" calcext:value-type="float">
            <text:p>2.73E-06</text:p>
          </table:table-cell>
          <table:table-cell office:value-type="float" office:value="98337.2231183" calcext:value-type="float">
            <text:p>98337.2231183</text:p>
          </table:table-cell>
          <table:table-cell office:value-type="float" office:value="98337.2231182975" calcext:value-type="float">
            <text:p>98337.2231182975</text:p>
          </table:table-cell>
          <table:table-cell office:value-type="float" office:value="0.00621790236417" calcext:value-type="float">
            <text:p>0.006217902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389204415503" calcext:value-type="float">
            <text:p>0.0389204416</text:p>
          </table:table-cell>
          <table:table-cell table:style-name="ce4" office:value-type="float" office:value="0.00000273135836473" calcext:value-type="float">
            <text:p>2.73E-06</text:p>
          </table:table-cell>
          <table:table-cell office:value-type="float" office:value="98992.1263441" calcext:value-type="float">
            <text:p>98992.1263441</text:p>
          </table:table-cell>
          <table:table-cell office:value-type="float" office:value="98992.1263441386" calcext:value-type="float">
            <text:p>98992.1263441386</text:p>
          </table:table-cell>
          <table:table-cell office:value-type="float" office:value="0.00625963386472" calcext:value-type="float">
            <text:p>0.0062596339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4.13948256104" calcext:value-type="float">
            <text:p>4.139482561</text:p>
          </table:table-cell>
          <table:table-cell office:value-type="float" office:value="0.00119999616488" calcext:value-type="float">
            <text:p>0.0011999962</text:p>
          </table:table-cell>
          <table:table-cell office:value-type="float" office:value="1455006.85484" calcext:value-type="float">
            <text:p>1455006.85484</text:p>
          </table:table-cell>
          <table:table-cell office:value-type="float" office:value="1455006.85483874" calcext:value-type="float">
            <text:p>1455006.85483874</text:p>
          </table:table-cell>
          <table:table-cell office:value-type="float" office:value="0.568482333372" calcext:value-type="float">
            <text:p>0.568482333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4.15481455028" calcext:value-type="float">
            <text:p>4.1548145503</text:p>
          </table:table-cell>
          <table:table-cell office:value-type="float" office:value="0.00515004043808" calcext:value-type="float">
            <text:p>0.0051500404</text:p>
          </table:table-cell>
          <table:table-cell office:value-type="float" office:value="1454854.66129" calcext:value-type="float">
            <text:p>1454854.66129</text:p>
          </table:table-cell>
          <table:table-cell office:value-type="float" office:value="1454854.66129035" calcext:value-type="float">
            <text:p>1454854.66129035</text:p>
          </table:table-cell>
          <table:table-cell office:value-type="float" office:value="0.56825202761" calcext:value-type="float">
            <text:p>0.5682520276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4.15481455028" calcext:value-type="float">
            <text:p>4.1548145503</text:p>
          </table:table-cell>
          <table:table-cell office:value-type="float" office:value="0.00119999616488" calcext:value-type="float">
            <text:p>0.0011999962</text:p>
          </table:table-cell>
          <table:table-cell office:value-type="float" office:value="1454834.69355" calcext:value-type="float">
            <text:p>1454834.69355</text:p>
          </table:table-cell>
          <table:table-cell office:value-type="float" office:value="1454834.69354842" calcext:value-type="float">
            <text:p>1454834.69354842</text:p>
          </table:table-cell>
          <table:table-cell office:value-type="float" office:value="0.568475499666" calcext:value-type="float">
            <text:p>0.568475499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09983848377" calcext:value-type="float">
            <text:p>0.1099838484</text:p>
          </table:table-cell>
          <table:table-cell office:value-type="float" office:value="0.000259129468878" calcext:value-type="float">
            <text:p>0.0002591295</text:p>
          </table:table-cell>
          <table:table-cell office:value-type="float" office:value="772859.446237" calcext:value-type="float">
            <text:p>772859.446237</text:p>
          </table:table-cell>
          <table:table-cell office:value-type="float" office:value="772859.446236907" calcext:value-type="float">
            <text:p>772859.446236907</text:p>
          </table:table-cell>
          <table:table-cell office:value-type="float" office:value="0.0191174077855" calcext:value-type="float">
            <text:p>0.019117407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09991623332" calcext:value-type="float">
            <text:p>0.1099916233</text:p>
          </table:table-cell>
          <table:table-cell office:value-type="float" office:value="0.000104846330938" calcext:value-type="float">
            <text:p>0.0001048463</text:p>
          </table:table-cell>
          <table:table-cell office:value-type="float" office:value="771749.344087" calcext:value-type="float">
            <text:p>771749.344087</text:p>
          </table:table-cell>
          <table:table-cell office:value-type="float" office:value="771749.344086509" calcext:value-type="float">
            <text:p>771749.344086509</text:p>
          </table:table-cell>
          <table:table-cell office:value-type="float" office:value="0.0190896526695" calcext:value-type="float">
            <text:p>0.0190896527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09521829218" calcext:value-type="float">
            <text:p>0.1095218292</text:p>
          </table:table-cell>
          <table:table-cell office:value-type="float" office:value="0.000148046564789" calcext:value-type="float">
            <text:p>0.0001480466</text:p>
          </table:table-cell>
          <table:table-cell office:value-type="float" office:value="774709.198925" calcext:value-type="float">
            <text:p>774709.198925</text:p>
          </table:table-cell>
          <table:table-cell office:value-type="float" office:value="774709.198925114" calcext:value-type="float">
            <text:p>774709.198925114</text:p>
          </table:table-cell>
          <table:table-cell office:value-type="float" office:value="0.0191635681835" calcext:value-type="float">
            <text:p>0.019163568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470346780817" calcext:value-type="float">
            <text:p>0.0470346781</text:p>
          </table:table-cell>
          <table:table-cell office:value-type="float" office:value="0.000436332915982" calcext:value-type="float">
            <text:p>0.0004363329</text:p>
          </table:table-cell>
          <table:table-cell office:value-type="float" office:value="120880.610215" calcext:value-type="float">
            <text:p>120880.610215</text:p>
          </table:table-cell>
          <table:table-cell office:value-type="float" office:value="120880.610215256" calcext:value-type="float">
            <text:p>120880.610215256</text:p>
          </table:table-cell>
          <table:table-cell office:value-type="float" office:value="0.00766145714723" calcext:value-type="float">
            <text:p>0.007661457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470346780817" calcext:value-type="float">
            <text:p>0.0470346781</text:p>
          </table:table-cell>
          <table:table-cell office:value-type="float" office:value="0.000585734046791" calcext:value-type="float">
            <text:p>0.000585734</text:p>
          </table:table-cell>
          <table:table-cell office:value-type="float" office:value="120983.056452" calcext:value-type="float">
            <text:p>120983.056452</text:p>
          </table:table-cell>
          <table:table-cell office:value-type="float" office:value="120983.056451776" calcext:value-type="float">
            <text:p>120983.056451776</text:p>
          </table:table-cell>
          <table:table-cell office:value-type="float" office:value="0.00766794609535" calcext:value-type="float">
            <text:p>0.007667946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470346780817" calcext:value-type="float">
            <text:p>0.0470346781</text:p>
          </table:table-cell>
          <table:table-cell office:value-type="float" office:value="0.000436332915982" calcext:value-type="float">
            <text:p>0.0004363329</text:p>
          </table:table-cell>
          <table:table-cell office:value-type="float" office:value="120955.163979" calcext:value-type="float">
            <text:p>120955.163979</text:p>
          </table:table-cell>
          <table:table-cell office:value-type="float" office:value="120955.163978654" calcext:value-type="float">
            <text:p>120955.163978654</text:p>
          </table:table-cell>
          <table:table-cell office:value-type="float" office:value="0.00766616718646" calcext:value-type="float">
            <text:p>0.007666167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3.7478199746" calcext:value-type="float">
            <text:p>3.7478199746</text:p>
          </table:table-cell>
          <table:table-cell office:value-type="float" office:value="0.00142985725289" calcext:value-type="float">
            <text:p>0.0014298573</text:p>
          </table:table-cell>
          <table:table-cell office:value-type="float" office:value="2267214.275" calcext:value-type="float">
            <text:p>2267214.275</text:p>
          </table:table-cell>
          <table:table-cell office:value-type="float" office:value="2267214.27499999" calcext:value-type="float">
            <text:p>2267214.27499999</text:p>
          </table:table-cell>
          <table:table-cell office:value-type="float" office:value="0.730721357783" calcext:value-type="float">
            <text:p>0.7307213578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3.75760378076" calcext:value-type="float">
            <text:p>3.7576037808</text:p>
          </table:table-cell>
          <table:table-cell office:value-type="float" office:value="0.00133791271033" calcext:value-type="float">
            <text:p>0.0013379127</text:p>
          </table:table-cell>
          <table:table-cell table:number-columns-repeated="2" office:value-type="float" office:value="2265285.515" calcext:value-type="float">
            <text:p>2265285.515</text:p>
          </table:table-cell>
          <table:table-cell office:value-type="float" office:value="0.730015087655" calcext:value-type="float">
            <text:p>0.730015087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3.75226693047" calcext:value-type="float">
            <text:p>3.7522669305</text:p>
          </table:table-cell>
          <table:table-cell office:value-type="float" office:value="0.00133791271033" calcext:value-type="float">
            <text:p>0.0013379127</text:p>
          </table:table-cell>
          <table:table-cell office:value-type="float" office:value="2266666.00167" calcext:value-type="float">
            <text:p>2266666.00167</text:p>
          </table:table-cell>
          <table:table-cell office:value-type="float" office:value="2266666.00166665" calcext:value-type="float">
            <text:p>2266666.00166665</text:p>
          </table:table-cell>
          <table:table-cell office:value-type="float" office:value="0.730491283101" calcext:value-type="float">
            <text:p>0.730491283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61537037795" calcext:value-type="float">
            <text:p>0.1615370378</text:p>
          </table:table-cell>
          <table:table-cell table:style-name="ce4" office:value-type="float" office:value="0.0000980178991396" calcext:value-type="float">
            <text:p>9.80E-05</text:p>
          </table:table-cell>
          <table:table-cell office:value-type="float" office:value="1155986.02417" calcext:value-type="float">
            <text:p>1155986.02417</text:p>
          </table:table-cell>
          <table:table-cell office:value-type="float" office:value="1155986.02416654" calcext:value-type="float">
            <text:p>1155986.02416654</text:p>
          </table:table-cell>
          <table:table-cell office:value-type="float" office:value="0.028454570637" calcext:value-type="float">
            <text:p>0.028454570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61468338008" calcext:value-type="float">
            <text:p>0.161468338</text:p>
          </table:table-cell>
          <table:table-cell office:value-type="float" office:value="0.000240323228786" calcext:value-type="float">
            <text:p>0.0002403232</text:p>
          </table:table-cell>
          <table:table-cell office:value-type="float" office:value="1155122.73833" calcext:value-type="float">
            <text:p>1155122.73833</text:p>
          </table:table-cell>
          <table:table-cell office:value-type="float" office:value="1155122.73833307" calcext:value-type="float">
            <text:p>1155122.73833307</text:p>
          </table:table-cell>
          <table:table-cell office:value-type="float" office:value="0.0284326021267" calcext:value-type="float">
            <text:p>0.028432602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61571323128" calcext:value-type="float">
            <text:p>0.1615713231</text:p>
          </table:table-cell>
          <table:table-cell office:value-type="float" office:value="0.000153155278135" calcext:value-type="float">
            <text:p>0.0001531553</text:p>
          </table:table-cell>
          <table:table-cell office:value-type="float" office:value="1156006.03167" calcext:value-type="float">
            <text:p>1156006.03167</text:p>
          </table:table-cell>
          <table:table-cell office:value-type="float" office:value="1156006.03166657" calcext:value-type="float">
            <text:p>1156006.03166657</text:p>
          </table:table-cell>
          <table:table-cell office:value-type="float" office:value="0.0284547432787" calcext:value-type="float">
            <text:p>0.0284547433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398619742509" calcext:value-type="float">
            <text:p>0.0398619743</text:p>
          </table:table-cell>
          <table:table-cell table:style-name="ce4" office:value-type="float" office:value="0.0000040022262041" calcext:value-type="float">
            <text:p>4.00E-06</text:p>
          </table:table-cell>
          <table:table-cell office:value-type="float" office:value="128342.144167" calcext:value-type="float">
            <text:p>128342.144167</text:p>
          </table:table-cell>
          <table:table-cell office:value-type="float" office:value="128342.144166629" calcext:value-type="float">
            <text:p>128342.144166629</text:p>
          </table:table-cell>
          <table:table-cell office:value-type="float" office:value="0.00811067937529" calcext:value-type="float">
            <text:p>0.008110679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398369362842" calcext:value-type="float">
            <text:p>0.0398369363</text:p>
          </table:table-cell>
          <table:table-cell table:style-name="ce4" office:value-type="float" office:value="0.00000137167489511" calcext:value-type="float">
            <text:p>1.37E-06</text:p>
          </table:table-cell>
          <table:table-cell office:value-type="float" office:value="128173.460833" calcext:value-type="float">
            <text:p>128173.460833</text:p>
          </table:table-cell>
          <table:table-cell office:value-type="float" office:value="128173.460833301" calcext:value-type="float">
            <text:p>128173.460833301</text:p>
          </table:table-cell>
          <table:table-cell office:value-type="float" office:value="0.00809968762626" calcext:value-type="float">
            <text:p>0.008099687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397382768832" calcext:value-type="float">
            <text:p>0.0397382769</text:p>
          </table:table-cell>
          <table:table-cell table:style-name="ce4" office:value-type="float" office:value="0.0000201905386446" calcext:value-type="float">
            <text:p>2.02E-05</text:p>
          </table:table-cell>
          <table:table-cell office:value-type="float" office:value="128320.6475" calcext:value-type="float">
            <text:p>128320.6475</text:p>
          </table:table-cell>
          <table:table-cell office:value-type="float" office:value="128320.647499949" calcext:value-type="float">
            <text:p>128320.647499949</text:p>
          </table:table-cell>
          <table:table-cell office:value-type="float" office:value="0.00810928646982" calcext:value-type="float">
            <text:p>0.008109286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2.94018559239" calcext:value-type="float">
            <text:p>2.9401855924</text:p>
          </table:table-cell>
          <table:table-cell office:value-type="float" office:value="0.00109562228544" calcext:value-type="float">
            <text:p>0.0010956223</text:p>
          </table:table-cell>
          <table:table-cell office:value-type="float" office:value="1531676.4925" calcext:value-type="float">
            <text:p>1531676.4925</text:p>
          </table:table-cell>
          <table:table-cell office:value-type="float" office:value="1531676.49250008" calcext:value-type="float">
            <text:p>1531676.49250008</text:p>
          </table:table-cell>
          <table:table-cell office:value-type="float" office:value="0.540450651631" calcext:value-type="float">
            <text:p>0.5404506516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2.94018559239" calcext:value-type="float">
            <text:p>2.9401855924</text:p>
          </table:table-cell>
          <table:table-cell office:value-type="float" office:value="0.00279778948354" calcext:value-type="float">
            <text:p>0.0027977895</text:p>
          </table:table-cell>
          <table:table-cell office:value-type="float" office:value="1531389.1325" calcext:value-type="float">
            <text:p>1531389.1325</text:p>
          </table:table-cell>
          <table:table-cell office:value-type="float" office:value="1531389.13250008" calcext:value-type="float">
            <text:p>1531389.13250008</text:p>
          </table:table-cell>
          <table:table-cell office:value-type="float" office:value="0.540118467143" calcext:value-type="float">
            <text:p>0.540118467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2.94018559239" calcext:value-type="float">
            <text:p>2.9401855924</text:p>
          </table:table-cell>
          <table:table-cell office:value-type="float" office:value="0.00279778948354" calcext:value-type="float">
            <text:p>0.0027977895</text:p>
          </table:table-cell>
          <table:table-cell office:value-type="float" office:value="1531424.80417" calcext:value-type="float">
            <text:p>1531424.80417</text:p>
          </table:table-cell>
          <table:table-cell office:value-type="float" office:value="1531424.80416675" calcext:value-type="float">
            <text:p>1531424.80416675</text:p>
          </table:table-cell>
          <table:table-cell office:value-type="float" office:value="0.540324809197" calcext:value-type="float">
            <text:p>0.5403248092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14425436874" calcext:value-type="float">
            <text:p>0.1144254369</text:p>
          </table:table-cell>
          <table:table-cell office:value-type="float" office:value="0.000307584719924" calcext:value-type="float">
            <text:p>0.0003075847</text:p>
          </table:table-cell>
          <table:table-cell office:value-type="float" office:value="813570.529168" calcext:value-type="float">
            <text:p>813570.529168</text:p>
          </table:table-cell>
          <table:table-cell office:value-type="float" office:value="813570.529167624" calcext:value-type="float">
            <text:p>813570.529167624</text:p>
          </table:table-cell>
          <table:table-cell office:value-type="float" office:value="0.0200843770586" calcext:value-type="float">
            <text:p>0.020084377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14550455795" calcext:value-type="float">
            <text:p>0.1145504558</text:p>
          </table:table-cell>
          <table:table-cell office:value-type="float" office:value="0.000301958770194" calcext:value-type="float">
            <text:p>0.0003019588</text:p>
          </table:table-cell>
          <table:table-cell office:value-type="float" office:value="812015.454168" calcext:value-type="float">
            <text:p>812015.454168</text:p>
          </table:table-cell>
          <table:table-cell office:value-type="float" office:value="812015.454167616" calcext:value-type="float">
            <text:p>812015.454167616</text:p>
          </table:table-cell>
          <table:table-cell office:value-type="float" office:value="0.0200455457436" calcext:value-type="float">
            <text:p>0.0200455457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14148732352" calcext:value-type="float">
            <text:p>0.1141487324</text:p>
          </table:table-cell>
          <table:table-cell table:style-name="ce4" office:value-type="float" office:value="0.00000272889699402" calcext:value-type="float">
            <text:p>2.73E-06</text:p>
          </table:table-cell>
          <table:table-cell office:value-type="float" office:value="814160.472501" calcext:value-type="float">
            <text:p>814160.472501</text:p>
          </table:table-cell>
          <table:table-cell office:value-type="float" office:value="814160.47250094" calcext:value-type="float">
            <text:p>814160.47250094</text:p>
          </table:table-cell>
          <table:table-cell office:value-type="float" office:value="0.0200989751129" calcext:value-type="float">
            <text:p>0.0200989751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429598298954" calcext:value-type="float">
            <text:p>0.0429598299</text:p>
          </table:table-cell>
          <table:table-cell table:style-name="ce4" office:value-type="float" office:value="0.0000832977790997" calcext:value-type="float">
            <text:p>8.33E-05</text:p>
          </table:table-cell>
          <table:table-cell office:value-type="float" office:value="118216.953334" calcext:value-type="float">
            <text:p>118216.953334</text:p>
          </table:table-cell>
          <table:table-cell office:value-type="float" office:value="118216.953333763" calcext:value-type="float">
            <text:p>118216.953333763</text:p>
          </table:table-cell>
          <table:table-cell office:value-type="float" office:value="0.00748636101236" calcext:value-type="float">
            <text:p>0.00748636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431718659829" calcext:value-type="float">
            <text:p>0.043171866</text:p>
          </table:table-cell>
          <table:table-cell table:style-name="ce4" office:value-type="float" office:value="0.0000707881959282" calcext:value-type="float">
            <text:p>7.08E-05</text:p>
          </table:table-cell>
          <table:table-cell office:value-type="float" office:value="118260.853334" calcext:value-type="float">
            <text:p>118260.853334</text:p>
          </table:table-cell>
          <table:table-cell office:value-type="float" office:value="118260.853333737" calcext:value-type="float">
            <text:p>118260.853333737</text:p>
          </table:table-cell>
          <table:table-cell office:value-type="float" office:value="0.00748913846661" calcext:value-type="float">
            <text:p>0.007489138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429598298954" calcext:value-type="float">
            <text:p>0.0429598299</text:p>
          </table:table-cell>
          <table:table-cell table:style-name="ce4" office:value-type="float" office:value="0.0000560456689233" calcext:value-type="float">
            <text:p>5.60E-05</text:p>
          </table:table-cell>
          <table:table-cell office:value-type="float" office:value="118202.16" calcext:value-type="float">
            <text:p>118202.16</text:p>
          </table:table-cell>
          <table:table-cell office:value-type="float" office:value="118202.160000424" calcext:value-type="float">
            <text:p>118202.160000424</text:p>
          </table:table-cell>
          <table:table-cell office:value-type="float" office:value="0.00748542354369" calcext:value-type="float">
            <text:p>0.007485423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7.70697956824" calcext:value-type="float">
            <text:p>7.7069795682</text:p>
          </table:table-cell>
          <table:table-cell office:value-type="float" office:value="0.78403101119" calcext:value-type="float">
            <text:p>0.7840310112</text:p>
          </table:table-cell>
          <table:table-cell office:value-type="float" office:value="7567746.98361" calcext:value-type="float">
            <text:p>7567746.98361</text:p>
          </table:table-cell>
          <table:table-cell office:value-type="float" office:value="7567746.98360661" calcext:value-type="float">
            <text:p>7567746.98360661</text:p>
          </table:table-cell>
          <table:table-cell office:value-type="float" office:value="3.07647253712" calcext:value-type="float">
            <text:p>3.076472537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7.58263131833" calcext:value-type="float">
            <text:p>7.5826313183</text:p>
          </table:table-cell>
          <table:table-cell office:value-type="float" office:value="0.784668290269" calcext:value-type="float">
            <text:p>0.7846682903</text:p>
          </table:table-cell>
          <table:table-cell office:value-type="float" office:value="7566228.7541" calcext:value-type="float">
            <text:p>7566228.7541</text:p>
          </table:table-cell>
          <table:table-cell office:value-type="float" office:value="7566228.75409842" calcext:value-type="float">
            <text:p>7566228.75409842</text:p>
          </table:table-cell>
          <table:table-cell office:value-type="float" office:value="3.07483970152" calcext:value-type="float">
            <text:p>3.074839701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7.70941519309" calcext:value-type="float">
            <text:p>7.7094151931</text:p>
          </table:table-cell>
          <table:table-cell office:value-type="float" office:value="0.784581979744" calcext:value-type="float">
            <text:p>0.7845819797</text:p>
          </table:table-cell>
          <table:table-cell office:value-type="float" office:value="7568670.19672" calcext:value-type="float">
            <text:p>7568670.19672</text:p>
          </table:table-cell>
          <table:table-cell office:value-type="float" office:value="7568670.19672137" calcext:value-type="float">
            <text:p>7568670.19672137</text:p>
          </table:table-cell>
          <table:table-cell office:value-type="float" office:value="3.07690394487" calcext:value-type="float">
            <text:p>3.076903944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29468778523" calcext:value-type="float">
            <text:p>0.2946877852</text:p>
          </table:table-cell>
          <table:table-cell office:value-type="float" office:value="0.0476223925865" calcext:value-type="float">
            <text:p>0.0476223926</text:p>
          </table:table-cell>
          <table:table-cell office:value-type="float" office:value="4068377.62295" calcext:value-type="float">
            <text:p>4068377.62295</text:p>
          </table:table-cell>
          <table:table-cell office:value-type="float" office:value="4068377.62295158" calcext:value-type="float">
            <text:p>4068377.62295158</text:p>
          </table:table-cell>
          <table:table-cell office:value-type="float" office:value="0.10091390119" calcext:value-type="float">
            <text:p>0.100913901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29468778523" calcext:value-type="float">
            <text:p>0.2946877852</text:p>
          </table:table-cell>
          <table:table-cell office:value-type="float" office:value="0.0476056915028" calcext:value-type="float">
            <text:p>0.0476056915</text:p>
          </table:table-cell>
          <table:table-cell office:value-type="float" office:value="4065634.31148" calcext:value-type="float">
            <text:p>4065634.31148</text:p>
          </table:table-cell>
          <table:table-cell office:value-type="float" office:value="4065634.3114762" calcext:value-type="float">
            <text:p>4065634.3114762</text:p>
          </table:table-cell>
          <table:table-cell office:value-type="float" office:value="0.100844549482" calcext:value-type="float">
            <text:p>0.100844549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29468778523" calcext:value-type="float">
            <text:p>0.2946877852</text:p>
          </table:table-cell>
          <table:table-cell office:value-type="float" office:value="0.0476223925865" calcext:value-type="float">
            <text:p>0.0476223926</text:p>
          </table:table-cell>
          <table:table-cell office:value-type="float" office:value="4075368.80328" calcext:value-type="float">
            <text:p>4075368.80328</text:p>
          </table:table-cell>
          <table:table-cell office:value-type="float" office:value="4075368.80327942" calcext:value-type="float">
            <text:p>4075368.80327942</text:p>
          </table:table-cell>
          <table:table-cell office:value-type="float" office:value="0.101087400164" calcext:value-type="float">
            <text:p>0.101087400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924805116857" calcext:value-type="float">
            <text:p>0.0924805117</text:p>
          </table:table-cell>
          <table:table-cell office:value-type="float" office:value="0.025734068408" calcext:value-type="float">
            <text:p>0.0257340684</text:p>
          </table:table-cell>
          <table:table-cell office:value-type="float" office:value="692210.95082" calcext:value-type="float">
            <text:p>692210.95082</text:p>
          </table:table-cell>
          <table:table-cell office:value-type="float" office:value="692210.950820008" calcext:value-type="float">
            <text:p>692210.950820008</text:p>
          </table:table-cell>
          <table:table-cell office:value-type="float" office:value="0.0439153463624" calcext:value-type="float">
            <text:p>0.0439153464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924805116857" calcext:value-type="float">
            <text:p>0.0924805117</text:p>
          </table:table-cell>
          <table:table-cell office:value-type="float" office:value="0.0257591228053" calcext:value-type="float">
            <text:p>0.0257591228</text:p>
          </table:table-cell>
          <table:table-cell office:value-type="float" office:value="693237.639345" calcext:value-type="float">
            <text:p>693237.639345</text:p>
          </table:table-cell>
          <table:table-cell office:value-type="float" office:value="693237.639344571" calcext:value-type="float">
            <text:p>693237.639344571</text:p>
          </table:table-cell>
          <table:table-cell office:value-type="float" office:value="0.0439804705952" calcext:value-type="float">
            <text:p>0.043980470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924805116857" calcext:value-type="float">
            <text:p>0.0924805117</text:p>
          </table:table-cell>
          <table:table-cell office:value-type="float" office:value="0.025734068408" calcext:value-type="float">
            <text:p>0.0257340684</text:p>
          </table:table-cell>
          <table:table-cell office:value-type="float" office:value="692151.016394" calcext:value-type="float">
            <text:p>692151.016394</text:p>
          </table:table-cell>
          <table:table-cell office:value-type="float" office:value="692151.016393755" calcext:value-type="float">
            <text:p>692151.016393755</text:p>
          </table:table-cell>
          <table:table-cell office:value-type="float" office:value="0.0439115812266" calcext:value-type="float">
            <text:p>0.043911581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4.98293323483" calcext:value-type="float">
            <text:p>4.9829332348</text:p>
          </table:table-cell>
          <table:table-cell office:value-type="float" office:value="0.00631587236884" calcext:value-type="float">
            <text:p>0.0063158724</text:p>
          </table:table-cell>
          <table:table-cell office:value-type="float" office:value="2784511.2623" calcext:value-type="float">
            <text:p>2784511.2623</text:p>
          </table:table-cell>
          <table:table-cell office:value-type="float" office:value="2784511.2622951" calcext:value-type="float">
            <text:p>2784511.2622951</text:p>
          </table:table-cell>
          <table:table-cell office:value-type="float" office:value="0.964188462139" calcext:value-type="float">
            <text:p>0.964188462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4.98293323483" calcext:value-type="float">
            <text:p>4.9829332348</text:p>
          </table:table-cell>
          <table:table-cell office:value-type="float" office:value="0.00640294901393" calcext:value-type="float">
            <text:p>0.006402949</text:p>
          </table:table-cell>
          <table:table-cell office:value-type="float" office:value="2782765.85246" calcext:value-type="float">
            <text:p>2782765.85246</text:p>
          </table:table-cell>
          <table:table-cell office:value-type="float" office:value="2782765.85245902" calcext:value-type="float">
            <text:p>2782765.85245902</text:p>
          </table:table-cell>
          <table:table-cell office:value-type="float" office:value="0.963949326719" calcext:value-type="float">
            <text:p>0.963949326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4.98293323483" calcext:value-type="float">
            <text:p>4.9829332348</text:p>
          </table:table-cell>
          <table:table-cell office:value-type="float" office:value="0.00640294901393" calcext:value-type="float">
            <text:p>0.006402949</text:p>
          </table:table-cell>
          <table:table-cell office:value-type="float" office:value="2783726.14754" calcext:value-type="float">
            <text:p>2783726.14754</text:p>
          </table:table-cell>
          <table:table-cell office:value-type="float" office:value="2783726.14754099" calcext:value-type="float">
            <text:p>2783726.14754099</text:p>
          </table:table-cell>
          <table:table-cell office:value-type="float" office:value="0.964082583527" calcext:value-type="float">
            <text:p>0.964082583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98627922864" calcext:value-type="float">
            <text:p>0.1986279229</text:p>
          </table:table-cell>
          <table:table-cell office:value-type="float" office:value="0.000168643100382" calcext:value-type="float">
            <text:p>0.0001686431</text:p>
          </table:table-cell>
          <table:table-cell office:value-type="float" office:value="1445744" calcext:value-type="float">
            <text:p>1445744</text:p>
          </table:table-cell>
          <table:table-cell office:value-type="float" office:value="1445743.99999999" calcext:value-type="float">
            <text:p>1445743.99999999</text:p>
          </table:table-cell>
          <table:table-cell office:value-type="float" office:value="0.0356549264711" calcext:value-type="float">
            <text:p>0.035654926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98570970098" calcext:value-type="float">
            <text:p>0.1985709701</text:p>
          </table:table-cell>
          <table:table-cell table:style-name="ce4" office:value-type="float" office:value="0.0000799211667732" calcext:value-type="float">
            <text:p>7.99E-05</text:p>
          </table:table-cell>
          <table:table-cell office:value-type="float" office:value="1441002.70492" calcext:value-type="float">
            <text:p>1441002.70492</text:p>
          </table:table-cell>
          <table:table-cell office:value-type="float" office:value="1441002.70491809" calcext:value-type="float">
            <text:p>1441002.70491809</text:p>
          </table:table-cell>
          <table:table-cell office:value-type="float" office:value="0.0355368447541" calcext:value-type="float">
            <text:p>0.035536844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98627922864" calcext:value-type="float">
            <text:p>0.1986279229</text:p>
          </table:table-cell>
          <table:table-cell office:value-type="float" office:value="0.000168643100382" calcext:value-type="float">
            <text:p>0.0001686431</text:p>
          </table:table-cell>
          <table:table-cell office:value-type="float" office:value="1446646.22951" calcext:value-type="float">
            <text:p>1446646.22951</text:p>
          </table:table-cell>
          <table:table-cell office:value-type="float" office:value="1446646.22950813" calcext:value-type="float">
            <text:p>1446646.22950813</text:p>
          </table:table-cell>
          <table:table-cell office:value-type="float" office:value="0.0356774572389" calcext:value-type="float">
            <text:p>0.035677457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675721014844" calcext:value-type="float">
            <text:p>0.0675721015</text:p>
          </table:table-cell>
          <table:table-cell office:value-type="float" office:value="0.000739422418463" calcext:value-type="float">
            <text:p>0.0007394224</text:p>
          </table:table-cell>
          <table:table-cell office:value-type="float" office:value="164980.131148" calcext:value-type="float">
            <text:p>164980.131148</text:p>
          </table:table-cell>
          <table:table-cell office:value-type="float" office:value="164980.131147541" calcext:value-type="float">
            <text:p>164980.131147541</text:p>
          </table:table-cell>
          <table:table-cell office:value-type="float" office:value="0.010436002105" calcext:value-type="float">
            <text:p>0.010436002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675470704585" calcext:value-type="float">
            <text:p>0.0675470705</text:p>
          </table:table-cell>
          <table:table-cell office:value-type="float" office:value="0.00067277504515" calcext:value-type="float">
            <text:p>0.000672775</text:p>
          </table:table-cell>
          <table:table-cell office:value-type="float" office:value="163640.721311" calcext:value-type="float">
            <text:p>163640.721311</text:p>
          </table:table-cell>
          <table:table-cell office:value-type="float" office:value="163640.721311468" calcext:value-type="float">
            <text:p>163640.721311468</text:p>
          </table:table-cell>
          <table:table-cell office:value-type="float" office:value="0.0103513625169" calcext:value-type="float">
            <text:p>0.010351362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675721014844" calcext:value-type="float">
            <text:p>0.0675721015</text:p>
          </table:table-cell>
          <table:table-cell office:value-type="float" office:value="0.000748158584279" calcext:value-type="float">
            <text:p>0.0007481586</text:p>
          </table:table-cell>
          <table:table-cell office:value-type="float" office:value="164756.491803" calcext:value-type="float">
            <text:p>164756.491803</text:p>
          </table:table-cell>
          <table:table-cell office:value-type="float" office:value="164756.491803247" calcext:value-type="float">
            <text:p>164756.491803247</text:p>
          </table:table-cell>
          <table:table-cell office:value-type="float" office:value="0.0104218245431" calcext:value-type="float">
            <text:p>0.010421824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4.26883173412" calcext:value-type="float">
            <text:p>4.2688317341</text:p>
          </table:table-cell>
          <table:table-cell office:value-type="float" office:value="0.0124887226592" calcext:value-type="float">
            <text:p>0.0124887227</text:p>
          </table:table-cell>
          <table:table-cell office:value-type="float" office:value="3508632.86441" calcext:value-type="float">
            <text:p>3508632.86441</text:p>
          </table:table-cell>
          <table:table-cell office:value-type="float" office:value="3508632.86440676" calcext:value-type="float">
            <text:p>3508632.86440676</text:p>
          </table:table-cell>
          <table:table-cell office:value-type="float" office:value="1.08630639051" calcext:value-type="float">
            <text:p>1.086306390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4.28481854282" calcext:value-type="float">
            <text:p>4.2848185428</text:p>
          </table:table-cell>
          <table:table-cell office:value-type="float" office:value="0.0128969525765" calcext:value-type="float">
            <text:p>0.0128969526</text:p>
          </table:table-cell>
          <table:table-cell office:value-type="float" office:value="3511598.16384" calcext:value-type="float">
            <text:p>3511598.16384</text:p>
          </table:table-cell>
          <table:table-cell office:value-type="float" office:value="3511598.16384182" calcext:value-type="float">
            <text:p>3511598.16384182</text:p>
          </table:table-cell>
          <table:table-cell office:value-type="float" office:value="1.08749347591" calcext:value-type="float">
            <text:p>1.0874934759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4.27609785768" calcext:value-type="float">
            <text:p>4.2760978577</text:p>
          </table:table-cell>
          <table:table-cell office:value-type="float" office:value="0.0128416633573" calcext:value-type="float">
            <text:p>0.0128416634</text:p>
          </table:table-cell>
          <table:table-cell office:value-type="float" office:value="3510522.28814" calcext:value-type="float">
            <text:p>3510522.28814</text:p>
          </table:table-cell>
          <table:table-cell office:value-type="float" office:value="3510522.28813558" calcext:value-type="float">
            <text:p>3510522.28813558</text:p>
          </table:table-cell>
          <table:table-cell office:value-type="float" office:value="1.08699863815" calcext:value-type="float">
            <text:p>1.0869986382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20276220736" calcext:value-type="float">
            <text:p>0.2027622074</text:p>
          </table:table-cell>
          <table:table-cell office:value-type="float" office:value="0.000287908230345" calcext:value-type="float">
            <text:p>0.0002879082</text:p>
          </table:table-cell>
          <table:table-cell office:value-type="float" office:value="1797332.16384" calcext:value-type="float">
            <text:p>1797332.16384</text:p>
          </table:table-cell>
          <table:table-cell office:value-type="float" office:value="1797332.16384164" calcext:value-type="float">
            <text:p>1797332.16384164</text:p>
          </table:table-cell>
          <table:table-cell office:value-type="float" office:value="0.0442102271608" calcext:value-type="float">
            <text:p>0.044210227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202756281416" calcext:value-type="float">
            <text:p>0.2027562814</text:p>
          </table:table-cell>
          <table:table-cell office:value-type="float" office:value="0.000367126667135" calcext:value-type="float">
            <text:p>0.0003671267</text:p>
          </table:table-cell>
          <table:table-cell office:value-type="float" office:value="1794211.58192" calcext:value-type="float">
            <text:p>1794211.58192</text:p>
          </table:table-cell>
          <table:table-cell office:value-type="float" office:value="1794211.58192082" calcext:value-type="float">
            <text:p>1794211.58192082</text:p>
          </table:table-cell>
          <table:table-cell office:value-type="float" office:value="0.0441322120377" calcext:value-type="float">
            <text:p>0.04413221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202819314953" calcext:value-type="float">
            <text:p>0.202819315</text:p>
          </table:table-cell>
          <table:table-cell office:value-type="float" office:value="0.000287908230345" calcext:value-type="float">
            <text:p>0.0002879082</text:p>
          </table:table-cell>
          <table:table-cell office:value-type="float" office:value="1798320.34463" calcext:value-type="float">
            <text:p>1798320.34463</text:p>
          </table:table-cell>
          <table:table-cell office:value-type="float" office:value="1798320.34463263" calcext:value-type="float">
            <text:p>1798320.34463263</text:p>
          </table:table-cell>
          <table:table-cell office:value-type="float" office:value="0.0442346784991" calcext:value-type="float">
            <text:p>0.044234678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521756649087" calcext:value-type="float">
            <text:p>0.0521756649</text:p>
          </table:table-cell>
          <table:table-cell office:value-type="float" office:value="0.000153207210223" calcext:value-type="float">
            <text:p>0.0001532072</text:p>
          </table:table-cell>
          <table:table-cell office:value-type="float" office:value="197324.581921" calcext:value-type="float">
            <text:p>197324.581921</text:p>
          </table:table-cell>
          <table:table-cell office:value-type="float" office:value="197324.581920955" calcext:value-type="float">
            <text:p>197324.581920955</text:p>
          </table:table-cell>
          <table:table-cell office:value-type="float" office:value="0.0124715416076" calcext:value-type="float">
            <text:p>0.012471541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519497860888" calcext:value-type="float">
            <text:p>0.0519497861</text:p>
          </table:table-cell>
          <table:table-cell office:value-type="float" office:value="0.000136527921428" calcext:value-type="float">
            <text:p>0.0001365279</text:p>
          </table:table-cell>
          <table:table-cell office:value-type="float" office:value="196734.60452" calcext:value-type="float">
            <text:p>196734.60452</text:p>
          </table:table-cell>
          <table:table-cell office:value-type="float" office:value="196734.604519832" calcext:value-type="float">
            <text:p>196734.604519832</text:p>
          </table:table-cell>
          <table:table-cell office:value-type="float" office:value="0.0124334771076" calcext:value-type="float">
            <text:p>0.012433477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521756649087" calcext:value-type="float">
            <text:p>0.0521756649</text:p>
          </table:table-cell>
          <table:table-cell office:value-type="float" office:value="0.000293351049893" calcext:value-type="float">
            <text:p>0.000293351</text:p>
          </table:table-cell>
          <table:table-cell office:value-type="float" office:value="197000.785311" calcext:value-type="float">
            <text:p>197000.785311</text:p>
          </table:table-cell>
          <table:table-cell office:value-type="float" office:value="197000.785310705" calcext:value-type="float">
            <text:p>197000.785310705</text:p>
          </table:table-cell>
          <table:table-cell office:value-type="float" office:value="0.0124509726438" calcext:value-type="float">
            <text:p>0.012450972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4.08130420187" calcext:value-type="float">
            <text:p>4.0813042019</text:p>
          </table:table-cell>
          <table:table-cell office:value-type="float" office:value="0.00289789472647" calcext:value-type="float">
            <text:p>0.0028978947</text:p>
          </table:table-cell>
          <table:table-cell office:value-type="float" office:value="3347883.66667" calcext:value-type="float">
            <text:p>3347883.66667</text:p>
          </table:table-cell>
          <table:table-cell office:value-type="float" office:value="3347883.66666669" calcext:value-type="float">
            <text:p>3347883.66666669</text:p>
          </table:table-cell>
          <table:table-cell office:value-type="float" office:value="1.18313690846" calcext:value-type="float">
            <text:p>1.1831369085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4.0015898465" calcext:value-type="float">
            <text:p>4.0015898465</text:p>
          </table:table-cell>
          <table:table-cell office:value-type="float" office:value="0.00289789472647" calcext:value-type="float">
            <text:p>0.0028978947</text:p>
          </table:table-cell>
          <table:table-cell office:value-type="float" office:value="3346913.85876" calcext:value-type="float">
            <text:p>3346913.85876</text:p>
          </table:table-cell>
          <table:table-cell office:value-type="float" office:value="3346913.8587571" calcext:value-type="float">
            <text:p>3346913.8587571</text:p>
          </table:table-cell>
          <table:table-cell office:value-type="float" office:value="1.18244098842" calcext:value-type="float">
            <text:p>1.182440988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4.08054608892" calcext:value-type="float">
            <text:p>4.0805460889</text:p>
          </table:table-cell>
          <table:table-cell office:value-type="float" office:value="0.00289789472647" calcext:value-type="float">
            <text:p>0.0028978947</text:p>
          </table:table-cell>
          <table:table-cell office:value-type="float" office:value="3348074.37853" calcext:value-type="float">
            <text:p>3348074.37853</text:p>
          </table:table-cell>
          <table:table-cell office:value-type="float" office:value="3348074.3785311" calcext:value-type="float">
            <text:p>3348074.3785311</text:p>
          </table:table-cell>
          <table:table-cell office:value-type="float" office:value="1.18322657131" calcext:value-type="float">
            <text:p>1.1832265713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182889109803" calcext:value-type="float">
            <text:p>0.1828891098</text:p>
          </table:table-cell>
          <table:table-cell office:value-type="float" office:value="0.000341228772117" calcext:value-type="float">
            <text:p>0.0003412288</text:p>
          </table:table-cell>
          <table:table-cell office:value-type="float" office:value="1772989.33898" calcext:value-type="float">
            <text:p>1772989.33898</text:p>
          </table:table-cell>
          <table:table-cell office:value-type="float" office:value="1772989.33898345" calcext:value-type="float">
            <text:p>1772989.33898345</text:p>
          </table:table-cell>
          <table:table-cell office:value-type="float" office:value="0.0437920191993" calcext:value-type="float">
            <text:p>0.043792019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183120941263" calcext:value-type="float">
            <text:p>0.1831209413</text:p>
          </table:table-cell>
          <table:table-cell office:value-type="float" office:value="0.000341228772117" calcext:value-type="float">
            <text:p>0.0003412288</text:p>
          </table:table-cell>
          <table:table-cell office:value-type="float" office:value="1770786.76271" calcext:value-type="float">
            <text:p>1770786.76271</text:p>
          </table:table-cell>
          <table:table-cell office:value-type="float" office:value="1770786.76271232" calcext:value-type="float">
            <text:p>1770786.76271232</text:p>
          </table:table-cell>
          <table:table-cell office:value-type="float" office:value="0.0437368547774" calcext:value-type="float">
            <text:p>0.0437368548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182427965122" calcext:value-type="float">
            <text:p>0.1824279651</text:p>
          </table:table-cell>
          <table:table-cell office:value-type="float" office:value="0.000341228772117" calcext:value-type="float">
            <text:p>0.0003412288</text:p>
          </table:table-cell>
          <table:table-cell office:value-type="float" office:value="1773407.85876" calcext:value-type="float">
            <text:p>1773407.85876</text:p>
          </table:table-cell>
          <table:table-cell office:value-type="float" office:value="1773407.85875749" calcext:value-type="float">
            <text:p>1773407.85875749</text:p>
          </table:table-cell>
          <table:table-cell office:value-type="float" office:value="0.0438026995895" calcext:value-type="float">
            <text:p>0.043802699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534297890792" calcext:value-type="float">
            <text:p>0.0534297891</text:p>
          </table:table-cell>
          <table:table-cell office:value-type="float" office:value="0.00187584183823" calcext:value-type="float">
            <text:p>0.0018758418</text:p>
          </table:table-cell>
          <table:table-cell office:value-type="float" office:value="260895.864407" calcext:value-type="float">
            <text:p>260895.864407</text:p>
          </table:table-cell>
          <table:table-cell office:value-type="float" office:value="260895.864407058" calcext:value-type="float">
            <text:p>260895.864407058</text:p>
          </table:table-cell>
          <table:table-cell office:value-type="float" office:value="0.0165278501527" calcext:value-type="float">
            <text:p>0.016527850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534297890792" calcext:value-type="float">
            <text:p>0.0534297891</text:p>
          </table:table-cell>
          <table:table-cell office:value-type="float" office:value="0.00187584183823" calcext:value-type="float">
            <text:p>0.0018758418</text:p>
          </table:table-cell>
          <table:table-cell office:value-type="float" office:value="260373.694915" calcext:value-type="float">
            <text:p>260373.694915</text:p>
          </table:table-cell>
          <table:table-cell office:value-type="float" office:value="260373.694915497" calcext:value-type="float">
            <text:p>260373.694915497</text:p>
          </table:table-cell>
          <table:table-cell office:value-type="float" office:value="0.0164950102156" calcext:value-type="float">
            <text:p>0.016495010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530741292556" calcext:value-type="float">
            <text:p>0.0530741293</text:p>
          </table:table-cell>
          <table:table-cell office:value-type="float" office:value="0.00192735258142" calcext:value-type="float">
            <text:p>0.0019273526</text:p>
          </table:table-cell>
          <table:table-cell office:value-type="float" office:value="260621.79661" calcext:value-type="float">
            <text:p>260621.79661</text:p>
          </table:table-cell>
          <table:table-cell office:value-type="float" office:value="260621.796610384" calcext:value-type="float">
            <text:p>260621.796610384</text:p>
          </table:table-cell>
          <table:table-cell office:value-type="float" office:value="0.0165105836658" calcext:value-type="float">
            <text:p>0.0165105837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5.56322130065" calcext:value-type="float">
            <text:p>5.5632213007</text:p>
          </table:table-cell>
          <table:table-cell office:value-type="float" office:value="0.0216405742039" calcext:value-type="float">
            <text:p>0.0216405742</text:p>
          </table:table-cell>
          <table:table-cell office:value-type="float" office:value="4607093.63455" calcext:value-type="float">
            <text:p>4607093.63455</text:p>
          </table:table-cell>
          <table:table-cell office:value-type="float" office:value="4607093.63454543" calcext:value-type="float">
            <text:p>4607093.63454543</text:p>
          </table:table-cell>
          <table:table-cell office:value-type="float" office:value="1.27791122839" calcext:value-type="float">
            <text:p>1.2779112284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5.55830642557" calcext:value-type="float">
            <text:p>5.5583064256</text:p>
          </table:table-cell>
          <table:table-cell office:value-type="float" office:value="0.017856321181" calcext:value-type="float">
            <text:p>0.0178563212</text:p>
          </table:table-cell>
          <table:table-cell office:value-type="float" office:value="4601441.47091" calcext:value-type="float">
            <text:p>4601441.47091</text:p>
          </table:table-cell>
          <table:table-cell office:value-type="float" office:value="4601441.47090909" calcext:value-type="float">
            <text:p>4601441.47090909</text:p>
          </table:table-cell>
          <table:table-cell office:value-type="float" office:value="1.27619757665" calcext:value-type="float">
            <text:p>1.276197576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5.56098720979" calcext:value-type="float">
            <text:p>5.5609872098</text:p>
          </table:table-cell>
          <table:table-cell office:value-type="float" office:value="0.0216405742039" calcext:value-type="float">
            <text:p>0.0216405742</text:p>
          </table:table-cell>
          <table:table-cell office:value-type="float" office:value="4605169.80182" calcext:value-type="float">
            <text:p>4605169.80182</text:p>
          </table:table-cell>
          <table:table-cell office:value-type="float" office:value="4605169.80181814" calcext:value-type="float">
            <text:p>4605169.80181814</text:p>
          </table:table-cell>
          <table:table-cell office:value-type="float" office:value="1.27724430682" calcext:value-type="float">
            <text:p>1.2772443068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25180000961" calcext:value-type="float">
            <text:p>0.2518000096</text:p>
          </table:table-cell>
          <table:table-cell office:value-type="float" office:value="0.000520651833134" calcext:value-type="float">
            <text:p>0.0005206518</text:p>
          </table:table-cell>
          <table:table-cell office:value-type="float" office:value="2341034.48727" calcext:value-type="float">
            <text:p>2341034.48727</text:p>
          </table:table-cell>
          <table:table-cell office:value-type="float" office:value="2341034.48727256" calcext:value-type="float">
            <text:p>2341034.48727256</text:p>
          </table:table-cell>
          <table:table-cell office:value-type="float" office:value="0.0573991894878" calcext:value-type="float">
            <text:p>0.057399189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251886053133" calcext:value-type="float">
            <text:p>0.2518860531</text:p>
          </table:table-cell>
          <table:table-cell office:value-type="float" office:value="0.000523956822767" calcext:value-type="float">
            <text:p>0.0005239568</text:p>
          </table:table-cell>
          <table:table-cell office:value-type="float" office:value="2340200.72727" calcext:value-type="float">
            <text:p>2340200.72727</text:p>
          </table:table-cell>
          <table:table-cell office:value-type="float" office:value="2340200.72727249" calcext:value-type="float">
            <text:p>2340200.72727249</text:p>
          </table:table-cell>
          <table:table-cell office:value-type="float" office:value="0.0573779049794" calcext:value-type="float">
            <text:p>0.057377905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251885754888" calcext:value-type="float">
            <text:p>0.2518857549</text:p>
          </table:table-cell>
          <table:table-cell office:value-type="float" office:value="0.000624829414757" calcext:value-type="float">
            <text:p>0.0006248294</text:p>
          </table:table-cell>
          <table:table-cell office:value-type="float" office:value="2341201.56364" calcext:value-type="float">
            <text:p>2341201.56364</text:p>
          </table:table-cell>
          <table:table-cell office:value-type="float" office:value="2341201.56363618" calcext:value-type="float">
            <text:p>2341201.56363618</text:p>
          </table:table-cell>
          <table:table-cell office:value-type="float" office:value="0.0574034326315" calcext:value-type="float">
            <text:p>0.0574034326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596312027574" calcext:value-type="float">
            <text:p>0.0596312028</text:p>
          </table:table-cell>
          <table:table-cell office:value-type="float" office:value="0.000341615086343" calcext:value-type="float">
            <text:p>0.0003416151</text:p>
          </table:table-cell>
          <table:table-cell office:value-type="float" office:value="236498.114545" calcext:value-type="float">
            <text:p>236498.114545</text:p>
          </table:table-cell>
          <table:table-cell office:value-type="float" office:value="236498.114545475" calcext:value-type="float">
            <text:p>236498.114545475</text:p>
          </table:table-cell>
          <table:table-cell office:value-type="float" office:value="0.0149230406436" calcext:value-type="float">
            <text:p>0.0149230406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594801850268" calcext:value-type="float">
            <text:p>0.059480185</text:p>
          </table:table-cell>
          <table:table-cell office:value-type="float" office:value="0.000341615086343" calcext:value-type="float">
            <text:p>0.0003416151</text:p>
          </table:table-cell>
          <table:table-cell office:value-type="float" office:value="236201.410909" calcext:value-type="float">
            <text:p>236201.410909</text:p>
          </table:table-cell>
          <table:table-cell office:value-type="float" office:value="236201.410909046" calcext:value-type="float">
            <text:p>236201.410909046</text:p>
          </table:table-cell>
          <table:table-cell office:value-type="float" office:value="0.0149041668806" calcext:value-type="float">
            <text:p>0.0149041669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596312027574" calcext:value-type="float">
            <text:p>0.0596312028</text:p>
          </table:table-cell>
          <table:table-cell office:value-type="float" office:value="0.000361278673437" calcext:value-type="float">
            <text:p>0.0003612787</text:p>
          </table:table-cell>
          <table:table-cell office:value-type="float" office:value="236444.7" calcext:value-type="float">
            <text:p>236444.7</text:p>
          </table:table-cell>
          <table:table-cell office:value-type="float" office:value="236444.700000009" calcext:value-type="float">
            <text:p>236444.700000009</text:p>
          </table:table-cell>
          <table:table-cell office:value-type="float" office:value="0.0149195811654" calcext:value-type="float">
            <text:p>0.014919581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k</text:p>
          </table:table-cell>
          <table:table-cell office:value-type="float" office:value="4.74240820697" calcext:value-type="float">
            <text:p>4.742408207</text:p>
          </table:table-cell>
          <table:table-cell office:value-type="float" office:value="0.016815112304" calcext:value-type="float">
            <text:p>0.0168151123</text:p>
          </table:table-cell>
          <table:table-cell office:value-type="float" office:value="3595704.67818" calcext:value-type="float">
            <text:p>3595704.67818</text:p>
          </table:table-cell>
          <table:table-cell office:value-type="float" office:value="3595704.67818189" calcext:value-type="float">
            <text:p>3595704.67818189</text:p>
          </table:table-cell>
          <table:table-cell office:value-type="float" office:value="1.12042585706" calcext:value-type="float">
            <text:p>1.1204258571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k</text:p>
          </table:table-cell>
          <table:table-cell office:value-type="float" office:value="4.74499949977" calcext:value-type="float">
            <text:p>4.7449994998</text:p>
          </table:table-cell>
          <table:table-cell office:value-type="float" office:value="0.016815112304" calcext:value-type="float">
            <text:p>0.0168151123</text:p>
          </table:table-cell>
          <table:table-cell office:value-type="float" office:value="3596594.15455" calcext:value-type="float">
            <text:p>3596594.15455</text:p>
          </table:table-cell>
          <table:table-cell office:value-type="float" office:value="3596594.15454552" calcext:value-type="float">
            <text:p>3596594.15454552</text:p>
          </table:table-cell>
          <table:table-cell office:value-type="float" office:value="1.12068882984" calcext:value-type="float">
            <text:p>1.1206888298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k</text:p>
          </table:table-cell>
          <table:table-cell office:value-type="float" office:value="4.7429360968" calcext:value-type="float">
            <text:p>4.7429360968</text:p>
          </table:table-cell>
          <table:table-cell office:value-type="float" office:value="0.016815112304" calcext:value-type="float">
            <text:p>0.0168151123</text:p>
          </table:table-cell>
          <table:table-cell office:value-type="float" office:value="3596021.32545" calcext:value-type="float">
            <text:p>3596021.32545</text:p>
          </table:table-cell>
          <table:table-cell office:value-type="float" office:value="3596021.32545462" calcext:value-type="float">
            <text:p>3596021.32545462</text:p>
          </table:table-cell>
          <table:table-cell office:value-type="float" office:value="1.12054720869" calcext:value-type="float">
            <text:p>1.1205472087</text:p>
          </table:table-cell>
          <table:table-cell office:value-type="float" office:value="558509721" calcext:value-type="float">
            <text:p>55850972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d</text:p>
          </table:table-cell>
          <table:table-cell office:value-type="float" office:value="0.221253606014" calcext:value-type="float">
            <text:p>0.221253606</text:p>
          </table:table-cell>
          <table:table-cell office:value-type="float" office:value="0.00182223664218" calcext:value-type="float">
            <text:p>0.0018222366</text:p>
          </table:table-cell>
          <table:table-cell office:value-type="float" office:value="1879543.38" calcext:value-type="float">
            <text:p>1879543.38</text:p>
          </table:table-cell>
          <table:table-cell office:value-type="float" office:value="1879543.38000085" calcext:value-type="float">
            <text:p>1879543.38000085</text:p>
          </table:table-cell>
          <table:table-cell office:value-type="float" office:value="0.0463090302425" calcext:value-type="float">
            <text:p>0.046309030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d</text:p>
          </table:table-cell>
          <table:table-cell office:value-type="float" office:value="0.221185781945" calcext:value-type="float">
            <text:p>0.2211857819</text:p>
          </table:table-cell>
          <table:table-cell office:value-type="float" office:value="0.00179417601421" calcext:value-type="float">
            <text:p>0.001794176</text:p>
          </table:table-cell>
          <table:table-cell office:value-type="float" office:value="1877677.36364" calcext:value-type="float">
            <text:p>1877677.36364</text:p>
          </table:table-cell>
          <table:table-cell office:value-type="float" office:value="1877677.36363721" calcext:value-type="float">
            <text:p>1877677.36363721</text:p>
          </table:table-cell>
          <table:table-cell office:value-type="float" office:value="0.0462623922497" calcext:value-type="float">
            <text:p>0.046262392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hd</text:p>
          </table:table-cell>
          <table:table-cell office:value-type="float" office:value="0.221374917587" calcext:value-type="float">
            <text:p>0.2213749176</text:p>
          </table:table-cell>
          <table:table-cell office:value-type="float" office:value="0.00193345642548" calcext:value-type="float">
            <text:p>0.0019334564</text:p>
          </table:table-cell>
          <table:table-cell office:value-type="float" office:value="1882080.48909" calcext:value-type="float">
            <text:p>1882080.48909</text:p>
          </table:table-cell>
          <table:table-cell office:value-type="float" office:value="1882080.4890916" calcext:value-type="float">
            <text:p>1882080.4890916</text:p>
          </table:table-cell>
          <table:table-cell office:value-type="float" office:value="0.0463715951801" calcext:value-type="float">
            <text:p>0.0463715952</text:p>
          </table:table-cell>
          <table:table-cell office:value-type="float" office:value="300066832" calcext:value-type="float">
            <text:p>30006683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80p</text:p>
          </table:table-cell>
          <table:table-cell office:value-type="float" office:value="0.0543494076178" calcext:value-type="float">
            <text:p>0.0543494076</text:p>
          </table:table-cell>
          <table:table-cell table:style-name="ce4" office:value-type="float" office:value="0.0000866030173497" calcext:value-type="float">
            <text:p>8.66E-05</text:p>
          </table:table-cell>
          <table:table-cell office:value-type="float" office:value="251894.370909" calcext:value-type="float">
            <text:p>251894.370909</text:p>
          </table:table-cell>
          <table:table-cell office:value-type="float" office:value="251894.370909478" calcext:value-type="float">
            <text:p>251894.370909478</text:p>
          </table:table-cell>
          <table:table-cell office:value-type="float" office:value="0.0159420002009" calcext:value-type="float">
            <text:p>0.0159420002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80p</text:p>
          </table:table-cell>
          <table:table-cell office:value-type="float" office:value="0.0544390186359" calcext:value-type="float">
            <text:p>0.0544390186</text:p>
          </table:table-cell>
          <table:table-cell office:value-type="float" office:value="0.000493475534806" calcext:value-type="float">
            <text:p>0.0004934755</text:p>
          </table:table-cell>
          <table:table-cell office:value-type="float" office:value="251661.225455" calcext:value-type="float">
            <text:p>251661.225455</text:p>
          </table:table-cell>
          <table:table-cell office:value-type="float" office:value="251661.225454877" calcext:value-type="float">
            <text:p>251661.225454877</text:p>
          </table:table-cell>
          <table:table-cell office:value-type="float" office:value="0.0159273940928" calcext:value-type="float">
            <text:p>0.0159273941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480p</text:p>
          </table:table-cell>
          <table:table-cell office:value-type="float" office:value="0.0539937445252" calcext:value-type="float">
            <text:p>0.0539937445</text:p>
          </table:table-cell>
          <table:table-cell table:style-name="ce4" office:value-type="float" office:value="0.0000866030173497" calcext:value-type="float">
            <text:p>8.66E-05</text:p>
          </table:table-cell>
          <table:table-cell office:value-type="float" office:value="251901.349091" calcext:value-type="float">
            <text:p>251901.349091</text:p>
          </table:table-cell>
          <table:table-cell office:value-type="float" office:value="251901.34909133" calcext:value-type="float">
            <text:p>251901.34909133</text:p>
          </table:table-cell>
          <table:table-cell office:value-type="float" office:value="0.0159424244899" calcext:value-type="float">
            <text:p>0.0159424245</text:p>
          </table:table-cell>
          <table:table-cell office:value-type="float" office:value="51025303" calcext:value-type="float">
            <text:p>51025303</text:p>
          </table:table-cell>
          <table:table-cell table:number-columns-repeated="1013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table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number-columns-repeated="2" table:default-cell-style-name="ce5"/>
        <table:table-column table:style-name="co9" table:number-columns-repeated="1016" table:default-cell-style-name="ce5"/>
        <table:table-row table:style-name="ro1">
          <table:table-cell table:style-name="ce2" office:value-type="string" calcext:value-type="string">
            <text:p>I/s</text:p>
          </table:table-cell>
          <table:table-cell table:style-name="ce2" office:value-type="string" calcext:value-type="string">
            <text:p>len(H)</text:p>
          </table:table-cell>
          <table:table-cell table:style-name="ce2" office:value-type="string" calcext:value-type="string">
            <text:p>H/I</text:p>
          </table:table-cell>
          <table:table-cell table:style-name="ce2" office:value-type="string" calcext:value-type="string">
            <text:p>MAPE 480p</text:p>
          </table:table-cell>
          <table:table-cell table:style-name="ce2" office:value-type="string" calcext:value-type="string">
            <text:p>MAPE HD</text:p>
          </table:table-cell>
          <table:table-cell table:style-name="ce2" office:value-type="string" calcext:value-type="string">
            <text:p>MAPE 4k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0.000691370500253667" calcext:value-type="float">
            <text:p>0.0006913705</text:p>
          </table:table-cell>
          <table:table-cell office:value-type="float" office:value="0.00157352469663" calcext:value-type="float">
            <text:p>0.0015735247</text:p>
          </table:table-cell>
          <table:table-cell office:value-type="float" office:value="0.0620366233925333" calcext:value-type="float">
            <text:p>0.0620366234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43948615315333" calcext:value-type="float">
            <text:p>0.0014394862</text:p>
          </table:table-cell>
          <table:table-cell office:value-type="float" office:value="0.00333711886544667" calcext:value-type="float">
            <text:p>0.0033371189</text:p>
          </table:table-cell>
          <table:table-cell office:value-type="float" office:value="0.134359705877" calcext:value-type="float">
            <text:p>0.1343597059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22905704460667" calcext:value-type="float">
            <text:p>0.001229057</text:p>
          </table:table-cell>
          <table:table-cell office:value-type="float" office:value="0.00333581290082667" calcext:value-type="float">
            <text:p>0.0033358129</text:p>
          </table:table-cell>
          <table:table-cell office:value-type="float" office:value="0.126881490167667" calcext:value-type="float">
            <text:p>0.1268814902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0785825607934667" calcext:value-type="float">
            <text:p>0.0007858256</text:p>
          </table:table-cell>
          <table:table-cell office:value-type="float" office:value="0.00173819243068667" calcext:value-type="float">
            <text:p>0.0017381924</text:p>
          </table:table-cell>
          <table:table-cell office:value-type="float" office:value="0.0658583688028667" calcext:value-type="float">
            <text:p>0.065858368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151756978938333" calcext:value-type="float">
            <text:p>0.0015175698</text:p>
          </table:table-cell>
          <table:table-cell office:value-type="float" office:value="0.00430747543638333" calcext:value-type="float">
            <text:p>0.0043074754</text:p>
          </table:table-cell>
          <table:table-cell office:value-type="float" office:value="0.151158024702667" calcext:value-type="float">
            <text:p>0.1511580247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0832843971402333" calcext:value-type="float">
            <text:p>0.000832844</text:p>
          </table:table-cell>
          <table:table-cell office:value-type="float" office:value="0.00208582633270333" calcext:value-type="float">
            <text:p>0.0020858263</text:p>
          </table:table-cell>
          <table:table-cell office:value-type="float" office:value="0.272394871579927" calcext:value-type="float">
            <text:p>0.272394871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0.00497266128815333" calcext:value-type="float">
            <text:p>0.0049726613</text:p>
          </table:table-cell>
          <table:table-cell office:value-type="float" office:value="0.0110535289233333" calcext:value-type="float">
            <text:p>0.0110535289</text:p>
          </table:table-cell>
          <table:table-cell office:value-type="float" office:value="0.37542622266" calcext:value-type="float">
            <text:p>0.3754262227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223985896323" calcext:value-type="float">
            <text:p>0.002239859</text:p>
          </table:table-cell>
          <table:table-cell office:value-type="float" office:value="0.00637684182587667" calcext:value-type="float">
            <text:p>0.0063768418</text:p>
          </table:table-cell>
          <table:table-cell office:value-type="float" office:value="0.235506025469333" calcext:value-type="float">
            <text:p>0.235506025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239560046956333" calcext:value-type="float">
            <text:p>0.0023956005</text:p>
          </table:table-cell>
          <table:table-cell office:value-type="float" office:value="0.00720150285060333" calcext:value-type="float">
            <text:p>0.0072015029</text:p>
          </table:table-cell>
          <table:table-cell office:value-type="float" office:value="0.242317858839" calcext:value-type="float">
            <text:p>0.2423178588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217102524712" calcext:value-type="float">
            <text:p>0.0021710252</text:p>
          </table:table-cell>
          <table:table-cell office:value-type="float" office:value="0.00551988022875" calcext:value-type="float">
            <text:p>0.0055198802</text:p>
          </table:table-cell>
          <table:table-cell office:value-type="float" office:value="0.192871729554" calcext:value-type="float">
            <text:p>0.1928717296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310282053334" calcext:value-type="float">
            <text:p>0.0031028205</text:p>
          </table:table-cell>
          <table:table-cell office:value-type="float" office:value="0.00951888861916" calcext:value-type="float">
            <text:p>0.0095188886</text:p>
          </table:table-cell>
          <table:table-cell office:value-type="float" office:value="0.294717373532333" calcext:value-type="float">
            <text:p>0.2947173735</text:p>
          </table:table-cell>
          <table:table-cell/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219347042870667" calcext:value-type="float">
            <text:p>0.0021934704</text:p>
          </table:table-cell>
          <table:table-cell office:value-type="float" office:value="0.00601676214206333" calcext:value-type="float">
            <text:p>0.0060167621</text:p>
          </table:table-cell>
          <table:table-cell office:value-type="float" office:value="0.197195371841333" calcext:value-type="float">
            <text:p>0.1971953718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0.0197280097620667" calcext:value-type="float">
            <text:p>0.0197280098</text:p>
          </table:table-cell>
          <table:table-cell office:value-type="float" office:value="0.0452504710292667" calcext:value-type="float">
            <text:p>0.045250471</text:p>
          </table:table-cell>
          <table:table-cell office:value-type="float" office:value="1.50187274048" calcext:value-type="float">
            <text:p>1.5018727405</text:p>
          </table:table-cell>
          <table:table-cell/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609201598905333" calcext:value-type="float">
            <text:p>0.006092016</text:p>
          </table:table-cell>
          <table:table-cell office:value-type="float" office:value="0.0181364013579333" calcext:value-type="float">
            <text:p>0.0181364014</text:p>
          </table:table-cell>
          <table:table-cell office:value-type="float" office:value="0.584576039337333" calcext:value-type="float">
            <text:p>0.5845760393</text:p>
          </table:table-cell>
          <table:table-cell/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624478876156333" calcext:value-type="float">
            <text:p>0.0062447888</text:p>
          </table:table-cell>
          <table:table-cell office:value-type="float" office:value="0.0199496580979" calcext:value-type="float">
            <text:p>0.0199496581</text:p>
          </table:table-cell>
          <table:table-cell office:value-type="float" office:value="0.561005065658667" calcext:value-type="float">
            <text:p>0.5610050657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766519014301333" calcext:value-type="float">
            <text:p>0.0076651901</text:p>
          </table:table-cell>
          <table:table-cell office:value-type="float" office:value="0.0191235428795" calcext:value-type="float">
            <text:p>0.0191235429</text:p>
          </table:table-cell>
          <table:table-cell office:value-type="float" office:value="0.568403286882667" calcext:value-type="float">
            <text:p>0.568403286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810655115712333" calcext:value-type="float">
            <text:p>0.0081065512</text:p>
          </table:table-cell>
          <table:table-cell office:value-type="float" office:value="0.0284473053474667" calcext:value-type="float">
            <text:p>0.0284473053</text:p>
          </table:table-cell>
          <table:table-cell office:value-type="float" office:value="0.730409242846333" calcext:value-type="float">
            <text:p>0.7304092428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748697434088667" calcext:value-type="float">
            <text:p>0.0074869743</text:p>
          </table:table-cell>
          <table:table-cell office:value-type="float" office:value="0.0200762993050333" calcext:value-type="float">
            <text:p>0.0200762993</text:p>
          </table:table-cell>
          <table:table-cell office:value-type="float" office:value="0.540297975990333" calcext:value-type="float">
            <text:p>0.540297976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0.0439357993947333" calcext:value-type="float">
            <text:p>0.0439357994</text:p>
          </table:table-cell>
          <table:table-cell office:value-type="float" office:value="0.100948616945333" calcext:value-type="float">
            <text:p>0.1009486169</text:p>
          </table:table-cell>
          <table:table-cell office:value-type="float" office:value="3.07607206117" calcext:value-type="float">
            <text:p>3.0760720612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10403063055" calcext:value-type="float">
            <text:p>0.0104030631</text:p>
          </table:table-cell>
          <table:table-cell office:value-type="float" office:value="0.0356230761547" calcext:value-type="float">
            <text:p>0.0356230762</text:p>
          </table:table-cell>
          <table:table-cell office:value-type="float" office:value="0.964073457461667" calcext:value-type="float">
            <text:p>0.9640734575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124519971196667" calcext:value-type="float">
            <text:p>0.0124519971</text:p>
          </table:table-cell>
          <table:table-cell office:value-type="float" office:value="0.0441923725658667" calcext:value-type="float">
            <text:p>0.0441923726</text:p>
          </table:table-cell>
          <table:table-cell office:value-type="float" office:value="1.08693283485667" calcext:value-type="float">
            <text:p>1.0869328349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65111480113667" calcext:value-type="float">
            <text:p>0.016511148</text:p>
          </table:table-cell>
          <table:table-cell office:value-type="float" office:value="0.0437771911887333" calcext:value-type="float">
            <text:p>0.0437771912</text:p>
          </table:table-cell>
          <table:table-cell office:value-type="float" office:value="1.18293482273" calcext:value-type="float">
            <text:p>1.1829348227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149155962298667" calcext:value-type="float">
            <text:p>0.0149155962</text:p>
          </table:table-cell>
          <table:table-cell office:value-type="float" office:value="0.0573935090329" calcext:value-type="float">
            <text:p>0.057393509</text:p>
          </table:table-cell>
          <table:table-cell office:value-type="float" office:value="1.27711770395333" calcext:value-type="float">
            <text:p>1.277117704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59372729278667" calcext:value-type="float">
            <text:p>0.0159372729</text:p>
          </table:table-cell>
          <table:table-cell office:value-type="float" office:value="0.0463143392241" calcext:value-type="float">
            <text:p>0.0463143392</text:p>
          </table:table-cell>
          <table:table-cell office:value-type="float" office:value="1.12055396519667" calcext:value-type="float">
            <text:p>1.1205539652</text:p>
          </table:table-cell>
          <table:table-cell/>
          <table:table-cell table:style-name="ce4"/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5" table:number-columns-repeated="3"/>
          <table:table-cell/>
          <table:table-cell table:style-name="ce4"/>
          <table:table-cell table:number-columns-repeated="1016"/>
        </table:table-row>
        <table:table-row table:style-name="ro2">
          <table:table-cell table:style-name="ce3" table:number-columns-repeated="3"/>
          <table:table-cell table:number-columns-repeated="4"/>
          <table:table-cell table:style-name="ce4"/>
          <table:table-cell table:number-columns-repeated="1016"/>
        </table:table-row>
        <table:table-row table:style-name="ro2">
          <table:table-cell table:number-columns-repeated="7"/>
          <table:table-cell table:style-name="ce3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4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3"/>
          <table:table-cell table:number-columns-repeated="1016"/>
        </table:table-row>
        <table:table-row table:style-name="ro2">
          <table:table-cell table:number-columns-repeated="7"/>
          <table:table-cell table:style-name="ce4"/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per__table_consensus" table:style-name="ta2">
        <table:table-column table:style-name="co9" table:number-columns-repeated="3" table:default-cell-style-name="ce5"/>
        <table:table-column table:style-name="co16" table:number-columns-repeated="3" table:default-cell-style-name="ce5"/>
        <table:table-column table:style-name="co9" table:number-columns-repeated="1018" table:default-cell-style-name="ce5"/>
        <table:table-row table:style-name="ro1">
          <table:table-cell table:style-name="ce2" office:value-type="string" calcext:value-type="string">
            <text:p>I/s</text:p>
          </table:table-cell>
          <table:table-cell table:style-name="ce2" office:value-type="string" calcext:value-type="string">
            <text:p>len(H)</text:p>
          </table:table-cell>
          <table:table-cell table:style-name="ce2" office:value-type="string" calcext:value-type="string">
            <text:p>H/I</text:p>
          </table:table-cell>
          <table:table-cell table:style-name="ce2" office:value-type="string" calcext:value-type="string">
            <text:p>accuracy 480p</text:p>
          </table:table-cell>
          <table:table-cell table:style-name="ce2" office:value-type="string" calcext:value-type="string">
            <text:p>accuracy HD</text:p>
          </table:table-cell>
          <table:table-cell table:style-name="ce2" office:value-type="string" calcext:value-type="string">
            <text:p>accuracy 4k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806501547987616" calcext:value-type="float">
            <text:p>0.806501548</text:p>
          </table:table-cell>
          <table:table-cell table:style-name="ce3" office:value-type="float" office:value="0.729102167182663" calcext:value-type="float">
            <text:p>0.7291021672</text:p>
          </table:table-cell>
          <table:table-cell table:style-name="ce3" office:value-type="float" office:value="0.826625386996904" calcext:value-type="float">
            <text:p>0.826625387</text:p>
          </table:table-cell>
          <table:table-cell table:number-columns-repeated="1018"/>
        </table:table-row>
        <table:table-row table:style-name="ro2"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.803738317757009" calcext:value-type="float">
            <text:p>0.8037383178</text:p>
          </table:table-cell>
          <table:table-cell table:style-name="ce3" office:value-type="float" office:value="0.741433021806854" calcext:value-type="float">
            <text:p>0.7414330218</text:p>
          </table:table-cell>
          <table:table-cell table:style-name="ce3" office:value-type="float" office:value="0.819314641744548" calcext:value-type="float">
            <text:p>0.8193146417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817460317460317" calcext:value-type="float">
            <text:p>0.8174603175</text:p>
          </table:table-cell>
          <table:table-cell table:style-name="ce3" office:value-type="float" office:value="0.738095238095238" calcext:value-type="float">
            <text:p>0.7380952381</text:p>
          </table:table-cell>
          <table:table-cell table:style-name="ce3" office:value-type="float" office:value="0.825396825396825" calcext:value-type="float">
            <text:p>0.8253968254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72131147540984" calcext:value-type="float">
            <text:p>0.6721311475</text:p>
          </table:table-cell>
          <table:table-cell table:style-name="ce3" office:value-type="float" office:value="0.491803278688525" calcext:value-type="float">
            <text:p>0.4918032787</text:p>
          </table:table-cell>
          <table:table-cell table:style-name="ce3" office:value-type="float" office:value="0.704918032786885" calcext:value-type="float">
            <text:p>0.7049180328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regated" table:style-name="ta1"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4" table:default-cell-style-name="ce5"/>
        <table:table-column table:style-name="co14" table:default-cell-style-name="ce3"/>
        <table:table-column table:style-name="co4" table:default-cell-style-name="ce5"/>
        <table:table-column table:style-name="co4" table:default-cell-style-name="ce3"/>
        <table:table-column table:style-name="co20" table:number-columns-repeated="2" table:default-cell-style-name="ce3"/>
        <table:table-column table:style-name="co15" table:default-cell-style-name="ce3"/>
        <table:table-column table:style-name="co21" table:default-cell-style-name="ce3"/>
        <table:table-column table:style-name="co22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4" table:default-cell-style-name="ce5"/>
        <table:table-column table:style-name="co9" table:number-columns-repeated="1006" table:default-cell-style-name="ce5"/>
        <table:table-row table:style-name="ro1"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 table:style-name="ce1" office:value-type="string" calcext:value-type="string">
            <text:p>Consensus</text:p>
          </table:table-cell>
          <table:table-cell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/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 table:style-name="ce2" office:value-type="string" calcext:value-type="string">
            <text:p><text:s/>Accurency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3:.J5])" office:value-type="float" office:value="0.0620366233925333" calcext:value-type="float">
            <text:p>0.06203662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9:.J11])" office:value-type="float" office:value="0.000691370500253667" calcext:value-type="float">
            <text:p>0.0006913705</text:p>
          </table:table-cell>
          <table:table-cell office:value-type="float" office:value="0.806501547987616" calcext:value-type="float">
            <text:p>0.806501548</text:p>
          </table:table-cell>
          <table:table-cell/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6:.J8])" office:value-type="float" office:value="0.00157352469663" calcext:value-type="float">
            <text:p>0.0015735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18:.J20])" office:value-type="float" office:value="0.00143948615315333" calcext:value-type="float">
            <text:p>0.0014394862</text:p>
          </table:table-cell>
          <table:table-cell office:value-type="float" office:value="0.794117647058823" calcext:value-type="float">
            <text:p>0.79411764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style-name="ce3" table:formula="of:=AVERAGE([all_data.J9:.J11])" office:value-type="float" office:value="0.000691370500253667" calcext:value-type="float">
            <text:p>0.0006913705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9:.J11])" office:value-type="float" office:value="0.000691370500253667" calcext:value-type="float">
            <text:p>0.00069137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27:.J29])" office:value-type="float" office:value="0.00122905704460667" calcext:value-type="float">
            <text:p>0.001229057</text:p>
          </table:table-cell>
          <table:table-cell office:value-type="float" office:value="0.763975155279503" calcext:value-type="float">
            <text:p>0.76397515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style-name="ce3" table:formula="of:=AVERAGE([all_data.J90:.J92])" office:value-type="float" office:value="0.00217102524712" calcext:value-type="float">
            <text:p>0.0021710252</text:p>
          </table:table-cell>
          <table:table-cell table:number-columns-repeated="100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12:.J14])" office:value-type="float" office:value="0.134359705877" calcext:value-type="float">
            <text:p>0.13435970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36:.J38])" office:value-type="float" office:value="0.000785825607934667" calcext:value-type="float">
            <text:p>0.0007858256</text:p>
          </table:table-cell>
          <table:table-cell office:value-type="float" office:value="0.787267080745342" calcext:value-type="float">
            <text:p>0.78726708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style-name="ce3" table:formula="of:=AVERAGE([all_data.J126:.J128])" office:value-type="float" office:value="0.00609201598905333" calcext:value-type="float">
            <text:p>0.006092016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15:.J17])" office:value-type="float" office:value="0.00333711886544667" calcext:value-type="float">
            <text:p>0.003337118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45:.J47])" office:value-type="float" office:value="0.00151756978938333" calcext:value-type="float">
            <text:p>0.0015175698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style-name="ce3" table:formula="of:=AVERAGE([all_data.J180:.J182])" office:value-type="float" office:value="0.010403063055" calcext:value-type="float">
            <text:p>0.0104030631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18:.J20])" office:value-type="float" office:value="0.00143948615315333" calcext:value-type="float">
            <text:p>0.0014394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54:.J56])" office:value-type="float" office:value="0.000832843971402333" calcext:value-type="float">
            <text:p>0.000832844</text:p>
          </table:table-cell>
          <table:table-cell office:value-type="float" office:value="0.75625" calcext:value-type="float">
            <text:p>0.75625</text:p>
          </table:table-cell>
          <table:table-cell/>
          <table:table-cell table:style-name="ce6" table:number-columns-repeated="4"/>
          <table:table-cell table:style-name="ce7" table:formula="of:=AVERAGE([.R4:.R7])" office:value-type="float" office:value="0.00483936869785675" calcext:value-type="float">
            <text:p>0.0048393687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21:.J23])" office:value-type="float" office:value="0.126881490167667" calcext:value-type="float">
            <text:p>0.12688149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63:.J65])" office:value-type="float" office:value="0.00497266128815333" calcext:value-type="float">
            <text:p>0.0049726613</text:p>
          </table:table-cell>
          <table:table-cell office:value-type="float" office:value="0.803738317757009" calcext:value-type="float">
            <text:p>0.8037383178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24:.J26])" office:value-type="float" office:value="0.00333581290082667" calcext:value-type="float">
            <text:p>0.00333581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72:.J74])" office:value-type="float" office:value="0.00223985896323" calcext:value-type="float">
            <text:p>0.002239859</text:p>
          </table:table-cell>
          <table:table-cell office:value-type="float" office:value="0.766355140186916" calcext:value-type="float">
            <text:p>0.7663551402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27:.J29])" office:value-type="float" office:value="0.00122905704460667" calcext:value-type="float">
            <text:p>0.0012290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81:.J83])" office:value-type="float" office:value="0.00239560046956333" calcext:value-type="float">
            <text:p>0.0023956005</text:p>
          </table:table-cell>
          <table:table-cell office:value-type="float" office:value="0.705329153605016" calcext:value-type="float">
            <text:p>0.7053291536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30:.J32])" office:value-type="float" office:value="0.0658583688028667" calcext:value-type="float">
            <text:p>0.0658583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90:.J92])" office:value-type="float" office:value="0.00217102524712" calcext:value-type="float">
            <text:p>0.0021710252</text:p>
          </table:table-cell>
          <table:table-cell office:value-type="float" office:value="0.764890282131661" calcext:value-type="float">
            <text:p>0.7648902821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33:.J35])" office:value-type="float" office:value="0.00173819243068667" calcext:value-type="float">
            <text:p>0.001738192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99:.J101])" office:value-type="float" office:value="0.00310282053334" calcext:value-type="float">
            <text:p>0.0031028205</text:p>
          </table:table-cell>
          <table:table-cell office:value-type="float" office:value="0.584126984126984" calcext:value-type="float">
            <text:p>0.5841269841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36:.J38])" office:value-type="float" office:value="0.000785825607934667" calcext:value-type="float">
            <text:p>0.0007858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108:.J110])" office:value-type="float" office:value="0.00219347042870667" calcext:value-type="float">
            <text:p>0.0021934704</text:p>
          </table:table-cell>
          <table:table-cell office:value-type="float" office:value="0.701587301587302" calcext:value-type="float">
            <text:p>0.7015873016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39:.J41])" office:value-type="float" office:value="0.151158024702667" calcext:value-type="float">
            <text:p>0.151158024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117:.J119])" office:value-type="float" office:value="0.0197280097620667" calcext:value-type="float">
            <text:p>0.0197280098</text:p>
          </table:table-cell>
          <table:table-cell office:value-type="float" office:value="0.817460317460317" calcext:value-type="float">
            <text:p>0.8174603175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42:.J44])" office:value-type="float" office:value="0.00430747543638333" calcext:value-type="float">
            <text:p>0.00430747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126:.J128])" office:value-type="float" office:value="0.00609201598905333" calcext:value-type="float">
            <text:p>0.00609201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45:.J47])" office:value-type="float" office:value="0.00151756978938333" calcext:value-type="float">
            <text:p>0.00151756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135:.J137])" office:value-type="float" office:value="0.00624478876156333" calcext:value-type="float">
            <text:p>0.0062447888</text:p>
          </table:table-cell>
          <table:table-cell office:value-type="float" office:value="0.516129032258065" calcext:value-type="float">
            <text:p>0.5161290323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48:.J450])" office:value-type="float" office:value="0.272394871579927" calcext:value-type="float">
            <text:p>0.27239487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144:.J146])" office:value-type="float" office:value="0.00766519014301333" calcext:value-type="float">
            <text:p>0.0076651901</text:p>
          </table:table-cell>
          <table:table-cell office:value-type="float" office:value="0.685483870967742" calcext:value-type="float">
            <text:p>0.685483871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51:.J53])" office:value-type="float" office:value="0.00208582633270333" calcext:value-type="float">
            <text:p>0.002085826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153:.J155])" office:value-type="float" office:value="0.00810655115712333" calcext:value-type="float">
            <text:p>0.0081065512</text:p>
          </table:table-cell>
          <table:table-cell office:value-type="float" office:value="0.225" calcext:value-type="float">
            <text:p>0.225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54:.J56])" office:value-type="float" office:value="0.000832843971402333" calcext:value-type="float">
            <text:p>0.00083284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162:.J164])" office:value-type="float" office:value="0.00748697434088667" calcext:value-type="float">
            <text:p>0.0074869743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57:.J59])" office:value-type="float" office:value="0.37542622266" calcext:value-type="float">
            <text:p>0.375426222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171:.J173])" office:value-type="float" office:value="0.0439357993947333" calcext:value-type="float">
            <text:p>0.0439357994</text:p>
          </table:table-cell>
          <table:table-cell office:value-type="float" office:value="0.836065573770492" calcext:value-type="float">
            <text:p>0.8360655738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60:.J62])" office:value-type="float" office:value="0.0110535289233333" calcext:value-type="float">
            <text:p>0.01105352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180:.J182])" office:value-type="float" office:value="0.010403063055" calcext:value-type="float">
            <text:p>0.0104030631</text:p>
          </table:table-cell>
          <table:table-cell office:value-type="float" office:value="0.672131147540984" calcext:value-type="float">
            <text:p>0.6721311475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63:.J65])" office:value-type="float" office:value="0.00497266128815333" calcext:value-type="float">
            <text:p>0.00497266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189:.J191])" office:value-type="float" office:value="0.0124519971196667" calcext:value-type="float">
            <text:p>0.0124519971</text:p>
          </table:table-cell>
          <table:table-cell office:value-type="float" office:value="0.508474576271186" calcext:value-type="float">
            <text:p>0.5084745763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66:.J68])" office:value-type="float" office:value="0.235506025469333" calcext:value-type="float">
            <text:p>0.23550602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198:.J200])" office:value-type="float" office:value="0.0165111480113667" calcext:value-type="float">
            <text:p>0.016511148</text:p>
          </table:table-cell>
          <table:table-cell office:value-type="float" office:value="0.694915254237288" calcext:value-type="float">
            <text:p>0.6949152542</text:p>
          </table:table-cell>
          <table:table-cell table:number-columns-repeated="1012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69:.J71])" office:value-type="float" office:value="0.00637684182587667" calcext:value-type="float">
            <text:p>0.006376841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80p</text:p>
          </table:table-cell>
          <table:table-cell table:formula="of:=AVERAGE([all_data.J207:.J209])" office:value-type="float" office:value="0.0149155962298667" calcext:value-type="float">
            <text:p>0.0149155962</text:p>
          </table:table-cell>
          <table:table-cell office:value-type="float" office:value="0.327272727272727" calcext:value-type="float">
            <text:p>0.3272727273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72:.J74])" office:value-type="float" office:value="0.00223985896323" calcext:value-type="float">
            <text:p>0.0022398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p</text:p>
          </table:table-cell>
          <table:table-cell table:formula="of:=AVERAGE([all_data.J216:.J218])" office:value-type="float" office:value="0.0159372729278667" calcext:value-type="float">
            <text:p>0.0159372729</text:p>
          </table:table-cell>
          <table:table-cell office:value-type="float" office:value="0.563636363636364" calcext:value-type="float">
            <text:p>0.5636363636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75:.J77])" office:value-type="float" office:value="0.242317858839" calcext:value-type="float">
            <text:p>0.2423178588</text:p>
          </table:table-cell>
          <table:table-cell/>
          <table:table-cell table:style-name="ce6" table:number-columns-repeated="4"/>
          <table:table-cell table:style-name="ce7" table:formula="of:=AVERAGE([.K3:.K26])" office:value-type="float" office:value="0.00804374987037725" calcext:value-type="float">
            <text:p>0.0080437499</text:p>
          </table:table-cell>
          <table:table-cell table:style-name="ce7" table:formula="of:=AVERAGE([.L3:.L26])" office:value-type="float" office:value="0.666340241967278" calcext:value-type="float">
            <text:p>0.666340242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78:.J80])" office:value-type="float" office:value="0.00720150285060333" calcext:value-type="float">
            <text:p>0.0072015029</text:p>
          </table:table-cell>
          <table:table-cell/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81:.J83])" office:value-type="float" office:value="0.00239560046956333" calcext:value-type="float">
            <text:p>0.0023956005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 table:style-name="ce1" office:value-type="string" calcext:value-type="string">
            <text:p>Consensus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84:.J86])" office:value-type="float" office:value="0.192871729554" calcext:value-type="float">
            <text:p>0.1928717296</text:p>
          </table:table-cell>
          <table:table-cell/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 table:style-name="ce2" office:value-type="string" calcext:value-type="string">
            <text:p><text:s/>Accurency</text:p>
          </table:table-cell>
          <table:table-cell/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87:.J89])" office:value-type="float" office:value="0.00551988022875" calcext:value-type="float">
            <text:p>0.00551988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6:.J8])" office:value-type="float" office:value="0.00157352469663" calcext:value-type="float">
            <text:p>0.0015735247</text:p>
          </table:table-cell>
          <table:table-cell office:value-type="float" office:value="0.729102167182663" calcext:value-type="float">
            <text:p>0.7291021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style-name="ce3" table:formula="of:=AVERAGE([all_data.J6:.J8])" office:value-type="float" office:value="0.00157352469663" calcext:value-type="float">
            <text:p>0.0015735247</text:p>
          </table:table-cell>
          <table:table-cell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90:.J92])" office:value-type="float" office:value="0.00217102524712" calcext:value-type="float">
            <text:p>0.00217102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15:.J17])" office:value-type="float" office:value="0.00333711886544667" calcext:value-type="float">
            <text:p>0.0033371189</text:p>
          </table:table-cell>
          <table:table-cell office:value-type="float" office:value="0.71671826625387" calcext:value-type="float">
            <text:p>0.71671826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style-name="ce3" table:formula="of:=AVERAGE([all_data.J87:.J89])" office:value-type="float" office:value="0.00551988022875" calcext:value-type="float">
            <text:p>0.0055198802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93:.J95])" office:value-type="float" office:value="0.294717373532333" calcext:value-type="float">
            <text:p>0.2947173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24:.J26])" office:value-type="float" office:value="0.00333581290082667" calcext:value-type="float">
            <text:p>0.0033358129</text:p>
          </table:table-cell>
          <table:table-cell office:value-type="float" office:value="0.687888198757764" calcext:value-type="float">
            <text:p>0.68788819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style-name="ce3" table:formula="of:=AVERAGE([all_data.J123:.J125])" office:value-type="float" office:value="0.0181364013579333" calcext:value-type="float">
            <text:p>0.0181364014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96:.J98])" office:value-type="float" office:value="0.00951888861916" calcext:value-type="float">
            <text:p>0.00951888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33:.J35])" office:value-type="float" office:value="0.00173819243068667" calcext:value-type="float">
            <text:p>0.0017381924</text:p>
          </table:table-cell>
          <table:table-cell office:value-type="float" office:value="0.709627329192547" calcext:value-type="float">
            <text:p>0.70962732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style-name="ce3" table:formula="of:=AVERAGE([all_data.J177:.J179])" office:value-type="float" office:value="0.0356230761547" calcext:value-type="float">
            <text:p>0.0356230762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99:.J101])" office:value-type="float" office:value="0.00310282053334" calcext:value-type="float">
            <text:p>0.003102820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42:.J44])" office:value-type="float" office:value="0.00430747543638333" calcext:value-type="float">
            <text:p>0.0043074754</text:p>
          </table:table-cell>
          <table:table-cell office:value-type="float" office:value="0.6296875" calcext:value-type="float">
            <text:p>0.6296875</text:p>
          </table:table-cell>
          <table:table-cell/>
          <table:table-cell table:style-name="ce6" table:number-columns-repeated="4"/>
          <table:table-cell table:style-name="ce7" table:formula="of:=AVERAGE([.R31:.R34])" office:value-type="float" office:value="0.0152132206095033" calcext:value-type="float">
            <text:p>0.0152132206</text:p>
          </table:table-cell>
          <table:table-cell table:number-columns-repeated="100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102:.J104])" office:value-type="float" office:value="0.197195371841333" calcext:value-type="float">
            <text:p>0.19719537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51:.J53])" office:value-type="float" office:value="0.00208582633270333" calcext:value-type="float">
            <text:p>0.0020858263</text:p>
          </table:table-cell>
          <table:table-cell office:value-type="float" office:value="0.68125" calcext:value-type="float">
            <text:p>0.68125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105:.J107])" office:value-type="float" office:value="0.00601676214206333" calcext:value-type="float">
            <text:p>0.006016762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60:.J62])" office:value-type="float" office:value="0.0110535289233333" calcext:value-type="float">
            <text:p>0.0110535289</text:p>
          </table:table-cell>
          <table:table-cell office:value-type="float" office:value="0.741433021806854" calcext:value-type="float">
            <text:p>0.7414330218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108:.J110])" office:value-type="float" office:value="0.00219347042870667" calcext:value-type="float">
            <text:p>0.002193470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69:.J71])" office:value-type="float" office:value="0.00637684182587667" calcext:value-type="float">
            <text:p>0.0063768418</text:p>
          </table:table-cell>
          <table:table-cell office:value-type="float" office:value="0.691588785046729" calcext:value-type="float">
            <text:p>0.691588785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111:.J113])" office:value-type="float" office:value="1.50187274048" calcext:value-type="float">
            <text:p>1.501872740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78:.J80])" office:value-type="float" office:value="0.00720150285060333" calcext:value-type="float">
            <text:p>0.0072015029</text:p>
          </table:table-cell>
          <table:table-cell office:value-type="float" office:value="0.633228840125392" calcext:value-type="float">
            <text:p>0.6332288401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114:.J116])" office:value-type="float" office:value="0.0452504710292667" calcext:value-type="float">
            <text:p>0.0452504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87:.J89])" office:value-type="float" office:value="0.00551988022875" calcext:value-type="float">
            <text:p>0.0055198802</text:p>
          </table:table-cell>
          <table:table-cell office:value-type="float" office:value="0.695924764890282" calcext:value-type="float">
            <text:p>0.6959247649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117:.J119])" office:value-type="float" office:value="0.0197280097620667" calcext:value-type="float">
            <text:p>0.019728009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96:.J98])" office:value-type="float" office:value="0.00951888861916" calcext:value-type="float">
            <text:p>0.0095188886</text:p>
          </table:table-cell>
          <table:table-cell office:value-type="float" office:value="0.517460317460318" calcext:value-type="float">
            <text:p>0.5174603175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120:.J122])" office:value-type="float" office:value="0.584576039337333" calcext:value-type="float">
            <text:p>0.5845760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105:.J107])" office:value-type="float" office:value="0.00601676214206333" calcext:value-type="float">
            <text:p>0.0060167621</text:p>
          </table:table-cell>
          <table:table-cell office:value-type="float" office:value="0.638095238095238" calcext:value-type="float">
            <text:p>0.6380952381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123:.J125])" office:value-type="float" office:value="0.0181364013579333" calcext:value-type="float">
            <text:p>0.018136401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114:.J116])" office:value-type="float" office:value="0.0452504710292667" calcext:value-type="float">
            <text:p>0.045250471</text:p>
          </table:table-cell>
          <table:table-cell office:value-type="float" office:value="0.738095238095238" calcext:value-type="float">
            <text:p>0.7380952381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126:.J128])" office:value-type="float" office:value="0.00609201598905333" calcext:value-type="float">
            <text:p>0.0060920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123:.J125])" office:value-type="float" office:value="0.0181364013579333" calcext:value-type="float">
            <text:p>0.0181364014</text:p>
          </table:table-cell>
          <table:table-cell office:value-type="float" office:value="0.603174603174603" calcext:value-type="float">
            <text:p>0.6031746032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129:.J131])" office:value-type="float" office:value="0.561005065658667" calcext:value-type="float">
            <text:p>0.56100506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132:.J134])" office:value-type="float" office:value="0.0199496580979" calcext:value-type="float">
            <text:p>0.019949658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132:.J134])" office:value-type="float" office:value="0.0199496580979" calcext:value-type="float">
            <text:p>0.01994965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141:.J143])" office:value-type="float" office:value="0.0191235428795" calcext:value-type="float">
            <text:p>0.0191235429</text:p>
          </table:table-cell>
          <table:table-cell office:value-type="float" office:value="0.588709677419355" calcext:value-type="float">
            <text:p>0.5887096774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135:.J137])" office:value-type="float" office:value="0.00624478876156333" calcext:value-type="float">
            <text:p>0.0062447888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150:.J152])" office:value-type="float" office:value="0.0284473053474667" calcext:value-type="float">
            <text:p>0.0284473053</text:p>
          </table:table-cell>
          <table:table-cell office:value-type="float" office:value="0.15" calcext:value-type="float">
            <text:p>0.15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138:.J140])" office:value-type="float" office:value="0.568403286882667" calcext:value-type="float">
            <text:p>0.568403286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159:.J161])" office:value-type="float" office:value="0.0200762993050333" calcext:value-type="float">
            <text:p>0.0200762993</text:p>
          </table:table-cell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141:.J143])" office:value-type="float" office:value="0.0191235428795" calcext:value-type="float">
            <text:p>0.019123542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168:.J170])" office:value-type="float" office:value="0.100948616945333" calcext:value-type="float">
            <text:p>0.1009486169</text:p>
          </table:table-cell>
          <table:table-cell office:value-type="float" office:value="0.737704918032787" calcext:value-type="float">
            <text:p>0.737704918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144:.J146])" office:value-type="float" office:value="0.00766519014301333" calcext:value-type="float">
            <text:p>0.00766519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177:.J179])" office:value-type="float" office:value="0.0356230761547" calcext:value-type="float">
            <text:p>0.0356230762</text:p>
          </table:table-cell>
          <table:table-cell office:value-type="float" office:value="0.491803278688525" calcext:value-type="float">
            <text:p>0.4918032787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147:.J149])" office:value-type="float" office:value="0.730409242846333" calcext:value-type="float">
            <text:p>0.73040924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186:.J188])" office:value-type="float" office:value="0.0441923725658667" calcext:value-type="float">
            <text:p>0.0441923726</text:p>
          </table:table-cell>
          <table:table-cell office:value-type="float" office:value="0.271186440677966" calcext:value-type="float">
            <text:p>0.2711864407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150:.J152])" office:value-type="float" office:value="0.0284473053474667" calcext:value-type="float">
            <text:p>0.02844730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195:.J197])" office:value-type="float" office:value="0.0437771911887333" calcext:value-type="float">
            <text:p>0.0437771912</text:p>
          </table:table-cell>
          <table:table-cell office:value-type="float" office:value="0.542372881355932" calcext:value-type="float">
            <text:p>0.5423728814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153:.J155])" office:value-type="float" office:value="0.00810655115712333" calcext:value-type="float">
            <text:p>0.008106551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table:formula="of:=AVERAGE([all_data.J204:.J206])" office:value-type="float" office:value="0.0573935090329" calcext:value-type="float">
            <text:p>0.057393509</text:p>
          </table:table-cell>
          <table:table-cell office:value-type="float" office:value="0.127272727272727" calcext:value-type="float">
            <text:p>0.1272727273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156:.J158])" office:value-type="float" office:value="0.540297975990333" calcext:value-type="float">
            <text:p>0.5402979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</text:p>
          </table:table-cell>
          <table:table-cell table:formula="of:=AVERAGE([all_data.J213:.J215])" office:value-type="float" office:value="0.0463143392241" calcext:value-type="float">
            <text:p>0.0463143392</text:p>
          </table:table-cell>
          <table:table-cell office:value-type="float" office:value="0.254545454545454" calcext:value-type="float">
            <text:p>0.2545454545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159:.J161])" office:value-type="float" office:value="0.0200762993050333" calcext:value-type="float">
            <text:p>0.0200762993</text:p>
          </table:table-cell>
          <table:table-cell/>
          <table:table-cell table:style-name="ce6" table:number-columns-repeated="4"/>
          <table:table-cell table:style-name="ce7" table:formula="of:=AVERAGE([.K31:.K54])" office:value-type="float" office:value="0.0225540890992165" calcext:value-type="float">
            <text:p>0.0225540891</text:p>
          </table:table-cell>
          <table:table-cell table:style-name="ce7" table:formula="of:=AVERAGE([.L31:.L54])" office:value-type="float" office:value="0.561603439637502" calcext:value-type="float">
            <text:p>0.5616034396</text:p>
          </table:table-cell>
          <table:table-cell table:number-columns-repeated="1012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162:.J164])" office:value-type="float" office:value="0.00748697434088667" calcext:value-type="float">
            <text:p>0.0074869743</text:p>
          </table:table-cell>
          <table:table-cell/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165:.J167])" office:value-type="float" office:value="3.07607206117" calcext:value-type="float">
            <text:p>3.0760720612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 table:style-name="ce1" office:value-type="string" calcext:value-type="string">
            <text:p>Consensus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History records</text:p>
          </table:table-cell>
          <table:table-cell/>
          <table:table-cell table:style-name="ce1" office:value-type="string" calcext:value-type="string">
            <text:p>Mean absolute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168:.J170])" office:value-type="float" office:value="0.100948616945333" calcext:value-type="float">
            <text:p>0.1009486169</text:p>
          </table:table-cell>
          <table:table-cell/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 table:style-name="ce2" office:value-type="string" calcext:value-type="string">
            <text:p><text:s/>Accurency</text:p>
          </table:table-cell>
          <table:table-cell/>
          <table:table-cell table:style-name="ce2" office:value-type="string" calcext:value-type="string">
            <text:p>Interval in s</text:p>
          </table:table-cell>
          <table:table-cell table:style-name="ce2" office:value-type="string" calcext:value-type="string">
            <text:p>History length</text:p>
          </table:table-cell>
          <table:table-cell table:style-name="ce2" office:value-type="string" calcext:value-type="string">
            <text:p><text:s/>with interval</text:p>
          </table:table-cell>
          <table:table-cell table:style-name="ce2" office:value-type="string" calcext:value-type="string">
            <text:p>Resolution</text:p>
          </table:table-cell>
          <table:table-cell table:style-name="ce2" office:value-type="string" calcext:value-type="string">
            <text:p>percentage error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171:.J173])" office:value-type="float" office:value="0.0439357993947333" calcext:value-type="float">
            <text:p>0.04393579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3:.J5])" office:value-type="float" office:value="0.0620366233925333" calcext:value-type="float">
            <text:p>0.0620366234</text:p>
          </table:table-cell>
          <table:table-cell office:value-type="float" office:value="0.826625386996904" calcext:value-type="float">
            <text:p>0.8266253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style-name="ce3" table:formula="of:=AVERAGE([all_data.J3:.J5])" office:value-type="float" office:value="0.0620366233925333" calcext:value-type="float">
            <text:p>0.0620366234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174:.J176])" office:value-type="float" office:value="0.964073457461667" calcext:value-type="float">
            <text:p>0.96407345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12:.J14])" office:value-type="float" office:value="0.134359705877" calcext:value-type="float">
            <text:p>0.1343597059</text:p>
          </table:table-cell>
          <table:table-cell office:value-type="float" office:value="0.818885448916409" calcext:value-type="float">
            <text:p>0.8188854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style-name="ce3" table:formula="of:=AVERAGE([all_data.J84:.J86])" office:value-type="float" office:value="0.192871729554" calcext:value-type="float">
            <text:p>0.1928717296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177:.J179])" office:value-type="float" office:value="0.0356230761547" calcext:value-type="float">
            <text:p>0.03562307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21:.J23])" office:value-type="float" office:value="0.126881490167667" calcext:value-type="float">
            <text:p>0.1268814902</text:p>
          </table:table-cell>
          <table:table-cell office:value-type="float" office:value="0.788819875776398" calcext:value-type="float">
            <text:p>0.788819875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style-name="ce3" table:formula="of:=AVERAGE([all_data.J156:.J158])" office:value-type="float" office:value="0.540297975990333" calcext:value-type="float">
            <text:p>0.540297976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180:.J182])" office:value-type="float" office:value="0.010403063055" calcext:value-type="float">
            <text:p>0.0104030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30:.J32])" office:value-type="float" office:value="0.0658583688028667" calcext:value-type="float">
            <text:p>0.0658583688</text:p>
          </table:table-cell>
          <table:table-cell office:value-type="float" office:value="0.801242236024845" calcext:value-type="float">
            <text:p>0.8012422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style-name="ce3" table:formula="of:=AVERAGE([all_data.J174:.J176])" office:value-type="float" office:value="0.964073457461667" calcext:value-type="float">
            <text:p>0.9640734575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183:.J185])" office:value-type="float" office:value="1.08693283485667" calcext:value-type="float">
            <text:p>1.086932834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39:.J41])" office:value-type="float" office:value="0.151158024702667" calcext:value-type="float">
            <text:p>0.1511580247</text:p>
          </table:table-cell>
          <table:table-cell office:value-type="float" office:value="0.7234375" calcext:value-type="float">
            <text:p>0.7234375</text:p>
          </table:table-cell>
          <table:table-cell/>
          <table:table-cell table:style-name="ce6" table:number-columns-repeated="4"/>
          <table:table-cell table:style-name="ce7" table:formula="of:=AVERAGE([.R59:.R62])" office:value-type="float" office:value="0.439819946599633" calcext:value-type="float">
            <text:p>0.4398199466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186:.J188])" office:value-type="float" office:value="0.0441923725658667" calcext:value-type="float">
            <text:p>0.0441923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48:.J450])" office:value-type="float" office:value="0.272394871579927" calcext:value-type="float">
            <text:p>0.2723948716</text:p>
          </table:table-cell>
          <table:table-cell office:value-type="float" office:value="0.7671875" calcext:value-type="float">
            <text:p>0.7671875</text:p>
          </table:table-cell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189:.J191])" office:value-type="float" office:value="0.0124519971196667" calcext:value-type="float">
            <text:p>0.012451997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57:.J59])" office:value-type="float" office:value="0.37542622266" calcext:value-type="float">
            <text:p>0.3754262227</text:p>
          </table:table-cell>
          <table:table-cell office:value-type="float" office:value="0.819314641744548" calcext:value-type="float">
            <text:p>0.8193146417</text:p>
          </table:table-cell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192:.J194])" office:value-type="float" office:value="1.18293482273" calcext:value-type="float">
            <text:p>1.182934822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66:.J68])" office:value-type="float" office:value="0.235506025469333" calcext:value-type="float">
            <text:p>0.2355060255</text:p>
          </table:table-cell>
          <table:table-cell office:value-type="float" office:value="0.800623052959502" calcext:value-type="float">
            <text:p>0.800623053</text:p>
          </table:table-cell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195:.J197])" office:value-type="float" office:value="0.0437771911887333" calcext:value-type="float">
            <text:p>0.04377719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75:.J77])" office:value-type="float" office:value="0.242317858839" calcext:value-type="float">
            <text:p>0.2423178588</text:p>
          </table:table-cell>
          <table:table-cell office:value-type="float" office:value="0.739811912225705" calcext:value-type="float">
            <text:p>0.7398119122</text:p>
          </table:table-cell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198:.J200])" office:value-type="float" office:value="0.0165111480113667" calcext:value-type="float">
            <text:p>0.016511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84:.J86])" office:value-type="float" office:value="0.192871729554" calcext:value-type="float">
            <text:p>0.1928717296</text:p>
          </table:table-cell>
          <table:table-cell office:value-type="float" office:value="0.774294670846395" calcext:value-type="float">
            <text:p>0.7742946708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formula="of:=AVERAGE([all_data.J201:.J203])" office:value-type="float" office:value="1.27711770395333" calcext:value-type="float">
            <text:p>1.27711770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93:.J95])" office:value-type="float" office:value="0.294717373532333" calcext:value-type="float">
            <text:p>0.2947173735</text:p>
          </table:table-cell>
          <table:table-cell office:value-type="float" office:value="0.615873015873016" calcext:value-type="float">
            <text:p>0.6158730159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</text:p>
          </table:table-cell>
          <table:table-cell table:formula="of:=AVERAGE([all_data.J204:.J206])" office:value-type="float" office:value="0.0573935090329" calcext:value-type="float">
            <text:p>0.057393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102:.J104])" office:value-type="float" office:value="0.197195371841333" calcext:value-type="float">
            <text:p>0.1971953718</text:p>
          </table:table-cell>
          <table:table-cell office:value-type="float" office:value="0.711111111111111" calcext:value-type="float">
            <text:p>0.7111111111</text:p>
          </table:table-cell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80p</text:p>
          </table:table-cell>
          <table:table-cell table:formula="of:=AVERAGE([all_data.J207:.J209])" office:value-type="float" office:value="0.0149155962298667" calcext:value-type="float">
            <text:p>0.014915596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111:.J113])" office:value-type="float" office:value="1.50187274048" calcext:value-type="float">
            <text:p>1.5018727405</text:p>
          </table:table-cell>
          <table:table-cell office:value-type="float" office:value="0.825396825396825" calcext:value-type="float">
            <text:p>0.8253968254</text:p>
          </table:table-cell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</text:p>
          </table:table-cell>
          <table:table-cell table:formula="of:=AVERAGE([all_data.J210:.J212])" office:value-type="float" office:value="1.12055396519667" calcext:value-type="float">
            <text:p>1.12055396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120:.J122])" office:value-type="float" office:value="0.584576039337333" calcext:value-type="float">
            <text:p>0.5845760393</text:p>
          </table:table-cell>
          <table:table-cell office:value-type="float" office:value="0.706349206349206" calcext:value-type="float">
            <text:p>0.7063492063</text:p>
          </table:table-cell>
          <table:table-cell/>
          <table:table-cell table:style-name="ce5"/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d</text:p>
          </table:table-cell>
          <table:table-cell table:formula="of:=AVERAGE([all_data.J213:.J215])" office:value-type="float" office:value="0.0463143392241" calcext:value-type="float">
            <text:p>0.04631433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129:.J131])" office:value-type="float" office:value="0.561005065658667" calcext:value-type="float">
            <text:p>0.5610050657</text:p>
          </table:table-cell>
          <table:table-cell office:value-type="float" office:value="0.564516129032258" calcext:value-type="float">
            <text:p>0.564516129</text:p>
          </table:table-cell>
          <table:table-cell/>
          <table:table-cell table:style-name="ce5"/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80p</text:p>
          </table:table-cell>
          <table:table-cell table:formula="of:=AVERAGE([all_data.J216:.J218])" office:value-type="float" office:value="0.0159372729278667" calcext:value-type="float">
            <text:p>0.01593727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138:.J140])" office:value-type="float" office:value="0.568403286882667" calcext:value-type="float">
            <text:p>0.5684032869</text:p>
          </table:table-cell>
          <table:table-cell office:value-type="float" office:value="0.693548387096774" calcext:value-type="float">
            <text:p>0.6935483871</text:p>
          </table:table-cell>
          <table:table-cell/>
          <table:table-cell table:style-name="ce5"/>
          <table:table-cell table:number-columns-repeated="1010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147:.J149])" office:value-type="float" office:value="0.730409242846333" calcext:value-type="float">
            <text:p>0.7304092428</text:p>
          </table:table-cell>
          <table:table-cell office:value-type="float" office:value="0.291666666666667" calcext:value-type="float">
            <text:p>0.2916666667</text:p>
          </table:table-cell>
          <table:table-cell/>
          <table:table-cell table:style-name="ce5"/>
          <table:table-cell table:number-columns-repeated="1010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156:.J158])" office:value-type="float" office:value="0.540297975990333" calcext:value-type="float">
            <text:p>0.540297976</text:p>
          </table:table-cell>
          <table:table-cell office:value-type="float" office:value="0.55" calcext:value-type="float">
            <text:p>0.55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165:.J167])" office:value-type="float" office:value="3.07607206117" calcext:value-type="float">
            <text:p>3.0760720612</text:p>
          </table:table-cell>
          <table:table-cell office:value-type="float" office:value="0.819672131147541" calcext:value-type="float">
            <text:p>0.8196721311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174:.J176])" office:value-type="float" office:value="0.964073457461667" calcext:value-type="float">
            <text:p>0.9640734575</text:p>
          </table:table-cell>
          <table:table-cell office:value-type="float" office:value="0.704918032786885" calcext:value-type="float">
            <text:p>0.7049180328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183:.J185])" office:value-type="float" office:value="1.08693283485667" calcext:value-type="float">
            <text:p>1.0869328349</text:p>
          </table:table-cell>
          <table:table-cell office:value-type="float" office:value="0.559322033898305" calcext:value-type="float">
            <text:p>0.5593220339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192:.J194])" office:value-type="float" office:value="1.18293482273" calcext:value-type="float">
            <text:p>1.1829348227</text:p>
          </table:table-cell>
          <table:table-cell office:value-type="float" office:value="0.644067796610169" calcext:value-type="float">
            <text:p>0.6440677966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table:formula="of:=AVERAGE([all_data.J201:.J203])" office:value-type="float" office:value="1.27711770395333" calcext:value-type="float">
            <text:p>1.277117704</text:p>
          </table:table-cell>
          <table:table-cell office:value-type="float" office:value="0.381818181818182" calcext:value-type="float">
            <text:p>0.3818181818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table:formula="of:=AVERAGE([all_data.J210:.J212])" office:value-type="float" office:value="1.12055396519667" calcext:value-type="float">
            <text:p>1.1205539652</text:p>
          </table:table-cell>
          <table:table-cell office:value-type="float" office:value="0.490909090909091" calcext:value-type="float">
            <text:p>0.4909090909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6" table:number-columns-repeated="4"/>
          <table:table-cell table:style-name="ce7" table:formula="of:=AVERAGE([.K59:.K82])" office:value-type="float" office:value="0.647707202624264" calcext:value-type="float">
            <text:p>0.6477072026</text:p>
          </table:table-cell>
          <table:table-cell table:style-name="ce7" table:formula="of:=AVERAGE([.L59:.L82])" office:value-type="float" office:value="0.684142118091114" calcext:value-type="float">
            <text:p>0.6841421181</text:p>
          </table:table-cell>
          <table:table-cell table:number-columns-repeated="1012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3-19T10:37:26Z</meta:creation-date>
    <dc:date>2019-02-05T12:45:32.859206978</dc:date>
    <meta:editing-cycles>9</meta:editing-cycles>
    <meta:editing-duration>PT1M42S</meta:editing-duration>
    <meta:document-statistic meta:table-count="4" meta:cell-count="3490" meta:object-count="0"/>
  </office:meta>
</office:document-meta>
</file>